
<file path=META-INF/manifest.xml><?xml version="1.0" encoding="utf-8"?>
<manifest:manifest xmlns:manifest="urn:oasis:names:tc:opendocument:xmlns:manifest:1.0"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tex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/>
  <office:automatic-styles>
    <style:style style:parent-style-name="697" style:master-page-name="MasterPage2" style:family="paragraph" style:name="P55">
      <style:text-properties fo:color="#365f91" fo:font-family="Cambria" style:font-family-complex="Cambria" fo:font-size="14pt" fo:language="en" fo:country="US" fo:font-weight="bold"/>
      <style:paragraph-properties fo:text-align="center" fo:margin-left="0cm" fo:margin-right="0cm" fo:text-indent="0cm"/>
    </style:style>
    <style:style style:family="text" style:name="T207">
      <style:text-properties fo:color="#365f91" fo:font-family="Cambria" style:font-family-complex="Cambria" fo:font-size="14pt" fo:language="es" fo:country="ES" fo:font-weight="bold"/>
    </style:style>
    <style:style style:family="text" style:name="T208">
      <style:text-properties fo:color="#365f91" fo:font-family="Cambria" style:font-family-complex="Cambria" fo:font-size="14pt" fo:language="es" fo:country="ES" fo:font-weight="bold"/>
    </style:style>
    <style:style style:family="text" style:name="T209">
      <style:text-properties fo:color="#365f91" fo:font-family="Cambria" style:font-family-complex="Cambria" fo:font-size="14pt" fo:language="es" fo:country="ES" fo:font-weight="bold"/>
    </style:style>
    <style:style style:parent-style-name="698" style:family="paragraph" style:name="P59">
      <style:text-properties fo:color="#4f81bd" fo:font-family="Cambria" style:font-family-complex="Cambria" fo:font-size="13pt" fo:language="en" fo:country="US" fo:font-weight="bold"/>
      <style:paragraph-properties fo:margin-left="0cm" fo:margin-right="0cm" fo:text-indent="0cm"/>
    </style:style>
    <style:style style:family="text" style:name="T210">
      <style:text-properties fo:color="#4f81bd" fo:font-family="Cambria" style:font-family-complex="Cambria" fo:font-size="13pt" fo:language="es" fo:country="ES" fo:font-weight="bold"/>
    </style:style>
    <style:style style:family="text" style:name="T211">
      <style:text-properties fo:color="#4f81bd" fo:font-family="Cambria" style:font-family-complex="Cambria" fo:font-size="13pt" fo:language="es" fo:country="ES" fo:font-weight="bold"/>
    </style:style>
    <style:style style:family="text" style:name="T212">
      <style:text-properties fo:color="#4f81bd" fo:font-family="Cambria" style:font-family-complex="Cambria" fo:font-size="13pt" fo:language="es" fo:country="ES" fo:font-weight="bold"/>
    </style:style>
    <style:style style:family="table" style:name="ta1">
      <style:table-properties style:width="16.9cm" fo:margin-left="0cm" table:align="left"/>
    </style:style>
    <style:style style:family="table-column" style:name="co1">
      <style:table-column-properties style:column-width="9.626cm"/>
    </style:style>
    <style:style style:family="table-column" style:name="co2">
      <style:table-column-properties style:column-width="7.269cm"/>
    </style:style>
    <style:style style:family="table-row" style:name="ro1">
      <style:table-row-properties style:min-row-height="2.117cm"/>
    </style:style>
    <style:style style:family="table-cell" style:name="ce2">
      <style:table-cell-properties style:direction="ltr" fo:background-color="#ffffff" fo:border-top="0.01764cm solid #000001" fo:border-bottom="0.01764cm solid #000001" fo:border-left="0.01764cm solid #000001" fo:border-right="none" loext:writing-mode="lr-tb" fo:padding-top="0cm" fo:padding-bottom="0cm" fo:padding-left="0.1235cm" fo:padding-right="0.1235cm" fo:wrap-option="wrap"/>
    </style:style>
    <style:style style:parent-style-name="691" style:family="paragraph" style:name="P60">
      <style:text-properties fo:color="#000000" fo:font-family="Calibri" style:font-family-complex="Calibri" fo:font-size="11pt" fo:language="en" fo:country="US"/>
      <style:paragraph-properties fo:line-height="150%" fo:margin-left="0cm" fo:margin-right="0cm" fo:text-indent="0cm" fo:margin-top="0pt" fo:margin-bottom="0pt"/>
    </style:style>
    <style:style style:family="text" style:name="T213">
      <style:text-properties fo:color="#000000" fo:font-family="Arial" style:font-family-complex="Arial" fo:font-size="10pt" fo:language="es" fo:country="ES" fo:font-weight="bold"/>
    </style:style>
    <style:style style:family="text" style:name="T214">
      <style:text-properties fo:color="#000000" fo:font-family="Arial" style:font-family-complex="Arial" fo:font-size="10pt" fo:language="es" fo:country="ES"/>
    </style:style>
    <style:style style:family="text" style:name="T215">
      <style:text-properties fo:color="#000000" fo:font-family="Calibri" style:font-family-complex="Calibri" fo:font-size="11pt" fo:language="es" fo:country="ES"/>
    </style:style>
    <style:style style:family="text" style:name="T216">
      <style:text-properties fo:color="#000000" fo:font-family="Calibri" style:font-family-complex="Calibri" fo:font-size="11pt" fo:language="es" fo:country="ES"/>
    </style:style>
    <style:style style:parent-style-name="691" style:family="paragraph" style:name="P61">
      <style:text-properties fo:color="#000000" fo:font-family="Calibri" style:font-family-complex="Calibri" fo:font-size="11pt" fo:language="en" fo:country="US"/>
      <style:paragraph-properties fo:line-height="150%" fo:margin-left="0cm" fo:margin-right="0cm" fo:text-indent="0cm" fo:margin-top="0pt" fo:margin-bottom="0pt"/>
    </style:style>
    <style:style style:family="text" style:name="T217">
      <style:text-properties fo:color="#000000" fo:font-family="Arial" style:font-family-complex="Arial" fo:font-size="10pt" fo:language="es" fo:country="ES"/>
    </style:style>
    <style:style style:family="text" style:name="T218">
      <style:text-properties fo:color="#000000" fo:font-family="Arial" style:font-family-complex="Arial" fo:font-size="10pt" fo:language="es" fo:country="ES"/>
    </style:style>
    <style:style style:family="text" style:name="T219">
      <style:text-properties fo:color="#000000" fo:font-family="Calibri" style:font-family-complex="Calibri" fo:font-size="11pt" fo:language="es" fo:country="ES"/>
    </style:style>
    <style:style style:parent-style-name="691" style:family="paragraph" style:name="P62">
      <style:text-properties fo:color="#000000" fo:font-family="Calibri" style:font-family-complex="Calibri" fo:font-size="11pt" fo:language="en" fo:country="US"/>
      <style:paragraph-properties fo:line-height="150%" fo:margin-left="0cm" fo:margin-right="0cm" fo:text-indent="0cm" fo:margin-top="0pt" fo:margin-bottom="0pt"/>
    </style:style>
    <style:style style:family="text" style:name="T220">
      <style:text-properties fo:color="#000000" fo:font-family="Arial" style:font-family-complex="Arial" fo:font-size="10pt" fo:language="es" fo:country="ES" fo:font-weight="bold"/>
    </style:style>
    <style:style style:family="text" style:name="T221">
      <style:text-properties fo:color="#000000" fo:font-family="Arial" style:font-family-complex="Arial" fo:font-size="10pt" fo:language="es" fo:country="ES" fo:font-weight="bold"/>
    </style:style>
    <style:style style:family="text" style:name="T222">
      <style:text-properties fo:color="#000000" fo:font-family="Arial" style:font-family-complex="Arial" fo:font-size="10pt" fo:language="es" fo:country="ES" fo:font-weight="bold"/>
    </style:style>
    <style:style style:family="text" style:name="T223">
      <style:text-properties fo:color="#000000" fo:font-family="Arial" style:font-family-complex="Arial" fo:font-size="10pt" fo:language="es" fo:country="ES" fo:font-weight="bold"/>
    </style:style>
    <style:style style:family="text" style:name="T224">
      <style:text-properties fo:color="#000000" fo:font-family="Arial" style:font-family-complex="Arial" fo:font-size="10pt" fo:language="es" fo:country="ES"/>
    </style:style>
    <style:style style:family="text" style:name="T225">
      <style:text-properties fo:color="#000000" fo:font-family="Calibri" style:font-family-complex="Calibri" fo:font-size="11pt" fo:language="es" fo:country="ES"/>
    </style:style>
    <style:style style:family="text" style:name="T226">
      <style:text-properties fo:color="#000000" fo:font-family="Calibri" style:font-family-complex="Calibri" fo:font-size="11pt" fo:language="es" fo:country="ES"/>
    </style:style>
    <style:style style:family="paragraph" style:name="P63">
      <style:text-properties/>
      <style:paragraph-properties/>
    </style:style>
    <style:style style:family="text" style:name="T227">
      <style:text-properties fo:language="es" fo:country="ES"/>
    </style:style>
    <style:style style:family="text" style:name="T228">
      <style:text-properties fo:language="es" fo:country="ES"/>
    </style:style>
    <style:style style:family="table-cell" style:name="ce3">
      <style:table-cell-properties style:direction="ltr" fo:background-color="#ffffff" fo:border="0.01764cm solid #000001" loext:writing-mode="lr-tb" fo:padding-top="0cm" fo:padding-bottom="0cm" fo:padding-left="0.1235cm" fo:padding-right="0.1235cm" fo:wrap-option="wrap"/>
    </style:style>
    <style:style style:parent-style-name="691" style:family="paragraph" style:name="P64">
      <style:text-properties fo:color="#000000" fo:font-family="Calibri" style:font-family-complex="Calibri" fo:font-size="11pt" fo:language="en" fo:country="US"/>
      <style:paragraph-properties fo:line-height="150%" fo:margin-left="0cm" fo:margin-right="0cm" fo:text-indent="0cm" fo:margin-top="0pt" fo:margin-bottom="0pt"/>
    </style:style>
    <style:style style:family="text" style:name="T229">
      <style:text-properties fo:color="#2a6099" fo:font-family="Arial" style:font-family-complex="Arial" fo:font-size="10pt" fo:language="es" fo:country="ES" fo:font-weight="bold"/>
    </style:style>
    <style:style style:family="text" style:name="T230">
      <style:text-properties fo:color="#2a6099" fo:font-family="Arial" style:font-family-complex="Arial" fo:font-size="10pt" fo:language="es" fo:country="ES" fo:font-weight="bold"/>
    </style:style>
    <style:style style:family="text" style:name="T231">
      <style:text-properties fo:color="#000000" fo:font-family="Calibri" style:font-family-complex="Calibri" fo:font-size="11pt" fo:language="es" fo:country="ES"/>
    </style:style>
    <style:style style:parent-style-name="691" style:family="paragraph" style:name="P65">
      <style:text-properties fo:color="#000000" fo:font-family="Calibri" style:font-family-complex="Calibri" fo:font-size="11pt" fo:language="en" fo:country="US"/>
      <style:paragraph-properties fo:line-height="150%" fo:margin-left="0cm" fo:margin-right="0cm" fo:text-indent="0cm" fo:margin-top="0pt" fo:margin-bottom="0pt"/>
    </style:style>
    <style:style style:family="text" style:name="T232">
      <style:text-properties fo:color="#2a6099" fo:font-family="Arial" style:font-family-complex="Arial" fo:font-size="10pt" fo:language="es" fo:country="ES"/>
    </style:style>
    <style:style style:family="text" style:name="T233">
      <style:text-properties fo:color="#2a6099" fo:font-family="Arial" style:font-family-complex="Arial" fo:font-size="10pt" fo:language="es" fo:country="ES"/>
    </style:style>
    <style:style style:family="text" style:name="T234">
      <style:text-properties fo:color="#000000" fo:font-family="Calibri" style:font-family-complex="Calibri" fo:font-size="11pt" fo:language="es" fo:country="ES"/>
    </style:style>
    <style:style style:parent-style-name="691" style:family="paragraph" style:name="P66">
      <style:text-properties fo:color="#000000" fo:font-family="Calibri" style:font-family-complex="Calibri" fo:font-size="11pt" fo:language="en" fo:country="US"/>
      <style:paragraph-properties fo:line-height="150%" fo:text-align="left" fo:margin-left="0cm" fo:margin-right="0cm" fo:text-indent="0cm" fo:margin-top="0pt" fo:margin-bottom="0pt"/>
    </style:style>
    <style:style style:family="text" style:name="T235">
      <style:text-properties fo:color="#2a6099" fo:font-family="Liberation Serif" style:font-family-complex="Liberation Serif" fo:font-size="12pt" fo:language="es" fo:country="ES" fo:font-weight="bold"/>
    </style:style>
    <style:style style:family="text" style:name="T236">
      <style:text-properties fo:color="#2a6099" fo:font-family="Liberation Serif" style:font-family-complex="Liberation Serif" fo:font-size="12pt" fo:language="es" fo:country="ES" fo:font-weight="bold"/>
    </style:style>
    <style:style style:family="text" style:name="T237">
      <style:text-properties fo:color="#000000" fo:font-family="Calibri" style:font-family-complex="Calibri" fo:font-size="11pt" fo:language="es" fo:country="ES"/>
    </style:style>
    <style:style style:parent-style-name="691" style:family="paragraph" style:name="P67">
      <style:text-properties fo:color="#000000" fo:font-family="Calibri" style:font-family-complex="Calibri" fo:font-size="11pt" fo:language="en" fo:country="US"/>
      <style:paragraph-properties fo:line-height="150%" fo:text-align="left" fo:margin-left="0cm" fo:margin-right="0cm" fo:text-indent="0cm" fo:margin-top="0pt" fo:margin-bottom="0pt"/>
    </style:style>
    <style:style style:family="text" style:name="T238">
      <style:text-properties fo:color="#2a6099" fo:font-family="Liberation Serif" style:font-family-complex="Liberation Serif" fo:font-size="12pt" fo:language="es" fo:country="ES"/>
    </style:style>
    <style:style style:family="text" style:name="T239">
      <style:text-properties fo:color="#2a6099" fo:font-family="Liberation Serif" style:font-family-complex="Liberation Serif" fo:font-size="12pt" fo:language="es" fo:country="ES"/>
    </style:style>
    <style:style style:family="text" style:name="T240">
      <style:text-properties fo:color="#000000" fo:font-family="Calibri" style:font-family-complex="Calibri" fo:font-size="11pt" fo:language="es" fo:country="ES"/>
    </style:style>
    <style:style style:parent-style-name="691" style:family="paragraph" style:name="P68">
      <style:text-properties fo:color="#000000" fo:font-family="Calibri" style:font-family-complex="Calibri" fo:font-size="11pt" fo:language="en" fo:country="US"/>
      <style:paragraph-properties fo:line-height="150%" fo:text-align="left" fo:margin-left="0cm" fo:margin-right="0cm" fo:text-indent="0cm" fo:margin-top="0pt" fo:margin-bottom="0pt"/>
    </style:style>
    <style:style style:family="text" style:name="T241">
      <style:text-properties fo:color="#2a6099" fo:font-family="Liberation Serif" style:font-family-complex="Liberation Serif" fo:font-size="12pt" fo:language="es" fo:country="ES"/>
    </style:style>
    <style:style style:family="text" style:name="T242">
      <style:text-properties fo:color="#2a6099" fo:font-family="Liberation Serif" style:font-family-complex="Liberation Serif" fo:font-size="12pt" fo:language="es" fo:country="ES"/>
    </style:style>
    <style:style style:family="text" style:name="T243">
      <style:text-properties fo:color="#000000" fo:font-family="Calibri" style:font-family-complex="Calibri" fo:font-size="11pt" fo:language="es" fo:country="ES"/>
    </style:style>
    <style:style style:parent-style-name="691" style:family="paragraph" style:name="P69">
      <style:text-properties fo:color="#000000" fo:font-family="Calibri" style:font-family-complex="Calibri" fo:font-size="11pt" fo:language="en" fo:country="US"/>
      <style:paragraph-properties fo:line-height="150%" fo:text-align="left" fo:margin-left="0cm" fo:margin-right="0cm" fo:text-indent="0cm" fo:margin-top="0pt" fo:margin-bottom="0pt"/>
    </style:style>
    <style:style style:family="text" style:name="T244">
      <style:text-properties fo:color="#2a6099" fo:font-family="Liberation Serif" style:font-family-complex="Liberation Serif" fo:font-size="12pt" fo:language="es" fo:country="ES"/>
    </style:style>
    <style:style style:family="text" style:name="T245">
      <style:text-properties fo:color="#2a6099" fo:font-family="Liberation Serif" style:font-family-complex="Liberation Serif" fo:font-size="12pt" fo:language="es" fo:country="ES"/>
    </style:style>
    <style:style style:family="text" style:name="T246">
      <style:text-properties fo:color="#000000" fo:font-family="Calibri" style:font-family-complex="Calibri" fo:font-size="11pt" fo:language="es" fo:country="ES"/>
    </style:style>
    <style:style style:parent-style-name="691" style:family="paragraph" style:name="P70">
      <style:text-properties fo:color="#000000" fo:font-family="Calibri" style:font-family-complex="Calibri" fo:font-size="11pt" fo:language="en" fo:country="US"/>
      <style:paragraph-properties fo:line-height="150%" fo:text-align="left" fo:margin-left="0cm" fo:margin-right="0cm" fo:text-indent="0cm" fo:margin-top="0pt" fo:margin-bottom="0pt"/>
    </style:style>
    <style:style style:family="text" style:name="T247">
      <style:text-properties fo:color="#2a6099" fo:font-family="Liberation Serif" style:font-family-complex="Liberation Serif" fo:font-size="12pt" fo:language="es" fo:country="ES"/>
    </style:style>
    <style:style style:family="text" style:name="T248">
      <style:text-properties fo:color="#2a6099" fo:font-family="Liberation Serif" style:font-family-complex="Liberation Serif" fo:font-size="12pt" fo:language="es" fo:country="ES"/>
    </style:style>
    <style:style style:family="text" style:name="T249">
      <style:text-properties fo:color="#000000" fo:font-family="Calibri" style:font-family-complex="Calibri" fo:font-size="11pt" fo:language="es" fo:country="ES"/>
    </style:style>
    <style:style style:parent-style-name="691" style:family="paragraph" style:name="P71">
      <style:text-properties fo:color="#000000" fo:font-family="Calibri" style:font-family-complex="Calibri" fo:font-size="11pt" fo:language="en" fo:country="US"/>
      <style:paragraph-properties fo:line-height="150%" fo:text-align="left" fo:margin-left="0cm" fo:margin-right="0cm" fo:text-indent="0cm" fo:margin-top="0pt" fo:margin-bottom="0pt"/>
    </style:style>
    <style:style style:family="text" style:name="T250">
      <style:text-properties fo:color="#2a6099" fo:font-family="Liberation Serif" style:font-family-complex="Liberation Serif" fo:font-size="12pt" fo:language="es" fo:country="ES"/>
    </style:style>
    <style:style style:family="text" style:name="T251">
      <style:text-properties fo:color="#2a6099" fo:font-family="Liberation Serif" style:font-family-complex="Liberation Serif" fo:font-size="12pt" fo:language="es" fo:country="ES"/>
    </style:style>
    <style:style style:family="text" style:name="T252">
      <style:text-properties fo:color="#000000" fo:font-family="Calibri" style:font-family-complex="Calibri" fo:font-size="11pt" fo:language="es" fo:country="ES"/>
    </style:style>
    <style:style style:family="paragraph" style:name="P72">
      <style:text-properties/>
      <style:paragraph-properties/>
    </style:style>
    <style:style style:family="text" style:name="T253">
      <style:text-properties fo:language="es" fo:country="ES"/>
    </style:style>
    <style:style style:family="text" style:name="T254">
      <style:text-properties fo:language="es" fo:country="ES"/>
    </style:style>
    <style:style style:family="paragraph" style:name="P73">
      <style:text-properties/>
      <style:paragraph-properties fo:break-before="page"/>
    </style:style>
    <style:style style:family="text" style:name="T255">
      <style:text-properties fo:color="#4f81bd" fo:font-family="Cambria" style:font-family-complex="Cambria" fo:font-size="13pt" fo:language="es" fo:country="ES" fo:font-weight="bold"/>
    </style:style>
    <style:style style:family="text" style:name="T256">
      <style:text-properties fo:color="#4f81bd" fo:font-family="Cambria" style:font-family-complex="Cambria" fo:font-size="13pt" fo:language="es" fo:country="ES" fo:font-weight="bold"/>
    </style:style>
    <style:style style:parent-style-name="698" style:family="paragraph" style:name="P74">
      <style:text-properties fo:color="#4f81bd" fo:font-family="Cambria" style:font-family-complex="Cambria" fo:font-size="13pt" fo:language="en" fo:country="US" fo:font-weight="bold"/>
      <style:paragraph-properties fo:margin-left="0cm" fo:margin-right="0cm" fo:text-indent="0cm"/>
    </style:style>
    <style:style style:family="text" style:name="T257">
      <style:text-properties fo:color="#4f81bd" fo:font-family="Cambria" style:font-family-complex="Cambria" fo:font-size="13pt" fo:language="es" fo:country="ES" fo:font-weight="bold"/>
    </style:style>
    <style:style style:family="text" style:name="T258">
      <style:text-properties fo:color="#4f81bd" fo:font-family="Cambria" style:font-family-complex="Cambria" fo:font-size="13pt" fo:language="es" fo:country="ES" fo:font-weight="bold"/>
    </style:style>
    <style:style style:family="text" style:name="T259">
      <style:text-properties fo:color="#4f81bd" fo:font-family="Cambria" style:font-family-complex="Cambria" fo:font-size="13pt" fo:language="es" fo:country="ES" fo:font-weight="bold"/>
    </style:style>
    <style:style style:family="table" style:name="ta2">
      <style:table-properties style:width="16.81cm" fo:margin-left="0cm" table:align="left"/>
    </style:style>
    <style:style style:family="table-column" style:name="co3">
      <style:table-column-properties style:column-width="16.81cm"/>
    </style:style>
    <style:style style:family="table-row" style:name="ro2">
      <style:table-row-properties style:min-row-height="2.113cm"/>
    </style:style>
    <style:style style:family="table-cell" style:name="ce5">
      <style:table-cell-properties style:direction="ltr" fo:background-color="#ffffff" fo:border="0.01764cm solid #000001" loext:writing-mode="lr-tb" fo:padding-top="0cm" fo:padding-bottom="0cm" fo:padding-left="0.1235cm" fo:padding-right="0.1235cm" fo:wrap-option="wrap"/>
    </style:style>
    <style:style style:parent-style-name="691" style:family="paragraph" style:name="P75">
      <style:text-properties fo:color="#000000" fo:font-family="Calibri" style:font-family-complex="Calibri" fo:font-size="11pt" fo:language="en" fo:country="US"/>
      <style:paragraph-properties fo:line-height="150%" fo:margin-left="0cm" fo:margin-right="0cm" fo:text-indent="0cm" fo:margin-top="0pt" fo:margin-bottom="0pt"/>
    </style:style>
    <style:style style:family="text" style:name="T260">
      <style:text-properties fo:color="#000000" fo:font-family="Arial" style:font-family-complex="Arial" fo:font-size="10pt" fo:language="es" fo:country="ES" fo:font-weight="bold"/>
    </style:style>
    <style:style style:family="text" style:name="T261">
      <style:text-properties fo:color="#000000" fo:font-family="Arial" style:font-family-complex="Arial" fo:font-size="10pt" fo:language="es" fo:country="ES" fo:font-weight="bold"/>
    </style:style>
    <style:style style:family="text" style:name="T262">
      <style:text-properties fo:color="#000000" fo:font-family="Calibri" style:font-family-complex="Calibri" fo:font-size="11pt" fo:language="es" fo:country="ES"/>
    </style:style>
    <style:style style:parent-style-name="691" style:family="paragraph" style:name="P76">
      <style:text-properties fo:color="#000000" fo:font-family="Calibri" style:font-family-complex="Calibri" fo:font-size="11pt" fo:language="en" fo:country="US"/>
      <style:paragraph-properties fo:line-height="150%" fo:margin-left="0cm" fo:margin-right="0cm" fo:text-indent="0cm" fo:margin-top="0pt" fo:margin-bottom="0pt"/>
    </style:style>
    <style:style style:family="text" style:name="T263">
      <style:text-properties fo:color="#2a6099" fo:font-family="Arial" style:font-family-complex="Arial" fo:font-size="10pt" fo:language="es" fo:country="ES"/>
    </style:style>
    <style:style style:family="text" style:name="T264">
      <style:text-properties fo:color="#2a6099" fo:font-family="Arial" style:font-family-complex="Arial" fo:font-size="10pt" fo:language="es" fo:country="ES"/>
    </style:style>
    <style:style style:family="text" style:name="T265">
      <style:text-properties fo:color="#000000" fo:font-family="Calibri" style:font-family-complex="Calibri" fo:font-size="11pt" fo:language="es" fo:country="ES"/>
    </style:style>
    <style:style style:parent-style-name="691" style:family="paragraph" style:name="P77">
      <style:text-properties fo:color="#000000" fo:font-family="Calibri" style:font-family-complex="Calibri" fo:font-size="11pt" fo:language="en" fo:country="US"/>
      <style:paragraph-properties fo:line-height="150%" fo:margin-left="0cm" fo:margin-right="0cm" fo:text-indent="0cm" fo:margin-top="0pt" fo:margin-bottom="0pt"/>
    </style:style>
    <style:style style:family="text" style:name="T266">
      <style:text-properties fo:color="#000000" fo:font-family="Arial" style:font-family-complex="Arial" fo:font-size="10pt" fo:language="es" fo:country="ES" fo:font-weight="bold"/>
    </style:style>
    <style:style style:family="text" style:name="T267">
      <style:text-properties fo:color="#000000" fo:font-family="Arial" style:font-family-complex="Arial" fo:font-size="10pt" fo:language="es" fo:country="ES" fo:font-weight="bold"/>
    </style:style>
    <style:style style:family="text" style:name="T268">
      <style:text-properties fo:color="#000000" fo:font-family="Arial" style:font-family-complex="Arial" fo:font-size="10pt" fo:language="es" fo:country="ES" fo:font-weight="bold"/>
    </style:style>
    <style:style style:family="text" style:name="T269">
      <style:text-properties fo:color="#000000" fo:font-family="Calibri" style:font-family-complex="Calibri" fo:font-size="11pt" fo:language="es" fo:country="ES"/>
    </style:style>
    <style:style style:parent-style-name="691" style:family="paragraph" style:name="P78">
      <style:text-properties fo:color="#000000" fo:font-family="Calibri" style:font-family-complex="Calibri" fo:font-size="11pt" fo:language="en" fo:country="US"/>
      <style:paragraph-properties fo:line-height="150%" fo:margin-left="0cm" fo:margin-right="0cm" fo:text-indent="0cm" fo:margin-top="0pt" fo:margin-bottom="0pt"/>
    </style:style>
    <style:style style:family="text" style:name="T270">
      <style:text-properties fo:color="#2a6099" fo:font-family="Arial" style:font-family-complex="Arial" fo:font-size="10pt" fo:language="es" fo:country="ES"/>
    </style:style>
    <style:style style:family="text" style:name="T271">
      <style:text-properties fo:color="#2a6099" fo:font-family="Arial" style:font-family-complex="Arial" fo:font-size="10pt" fo:language="es" fo:country="ES"/>
    </style:style>
    <style:style style:family="text" style:name="T272">
      <style:text-properties fo:color="#2a6099" fo:font-family="Arial" style:font-family-complex="Arial" fo:font-size="10pt" fo:language="es" fo:country="ES"/>
    </style:style>
    <style:style style:family="text" style:name="T273">
      <style:text-properties fo:color="#000000" fo:font-family="Calibri" style:font-family-complex="Calibri" fo:font-size="11pt" fo:language="es" fo:country="ES"/>
    </style:style>
    <style:style style:parent-style-name="691" style:family="paragraph" style:name="P79">
      <style:text-properties fo:color="#000000" fo:font-family="Calibri" style:font-family-complex="Calibri" fo:font-size="11pt" fo:language="en" fo:country="US"/>
      <style:paragraph-properties fo:line-height="150%" fo:margin-left="0cm" fo:margin-right="0cm" fo:text-indent="0cm" fo:margin-top="0pt" fo:margin-bottom="0pt"/>
    </style:style>
    <style:style style:family="text" style:name="T274">
      <style:text-properties fo:color="#000000" fo:font-family="Arial" style:font-family-complex="Arial" fo:font-size="10pt" fo:language="es" fo:country="ES" fo:font-weight="bold"/>
    </style:style>
    <style:style style:family="text" style:name="T275">
      <style:text-properties fo:color="#000000" fo:font-family="Arial" style:font-family-complex="Arial" fo:font-size="10pt" fo:language="es" fo:country="ES" fo:font-weight="bold"/>
    </style:style>
    <style:style style:family="text" style:name="T276">
      <style:text-properties fo:color="#000000" fo:font-family="Calibri" style:font-family-complex="Calibri" fo:font-size="11pt" fo:language="es" fo:country="ES"/>
    </style:style>
    <style:style style:family="table" style:name="ta3">
      <style:table-properties style:width="13.37cm" fo:margin-left="0cm" table:align="left"/>
    </style:style>
    <style:style style:family="table-column" style:name="co4">
      <style:table-column-properties style:column-width="3.842cm"/>
    </style:style>
    <style:style style:family="table-column" style:name="co5">
      <style:table-column-properties style:column-width="9.529cm"/>
    </style:style>
    <style:style style:family="table-row" style:name="ro3">
      <style:table-row-properties/>
    </style:style>
    <style:style style:family="table-cell" style:name="ce7">
      <style:table-cell-properties style:direction="ltr" fo:background-color="#bfbfbf" fo:border="0.01764cm solid #00000A" loext:writing-mode="lr-tb" fo:padding-top="0cm" fo:padding-bottom="0cm" fo:padding-left="0.1905cm" fo:padding-right="0.1905cm" fo:wrap-option="wrap"/>
    </style:style>
    <style:style style:parent-style-name="691" style:family="paragraph" style:name="P80">
      <style:text-properties fo:color="#000000" fo:font-family="Calibri" style:font-family-complex="Calibri" fo:font-size="11pt" fo:language="en" fo:country="US"/>
      <style:paragraph-properties fo:line-height="150%" fo:margin-left="0cm" fo:margin-right="0cm" fo:text-indent="0cm" fo:margin-top="0pt" fo:margin-bottom="0pt"/>
    </style:style>
    <style:style style:family="text" style:name="T277">
      <style:text-properties fo:color="#000000" fo:font-family="Arial" style:font-family-complex="Arial" fo:font-size="8pt" fo:language="es" fo:country="ES" fo:font-weight="bold"/>
    </style:style>
    <style:style style:family="text" style:name="T278">
      <style:text-properties fo:color="#000000" fo:font-family="Arial" style:font-family-complex="Arial" fo:font-size="8pt" fo:language="es" fo:country="ES" fo:font-weight="bold"/>
    </style:style>
    <style:style style:family="text" style:name="T279">
      <style:text-properties fo:color="#000000" fo:font-family="Calibri" style:font-family-complex="Calibri" fo:font-size="11pt" fo:language="es" fo:country="ES"/>
    </style:style>
    <style:style style:family="paragraph" style:name="P81">
      <style:text-properties/>
      <style:paragraph-properties/>
    </style:style>
    <style:style style:family="text" style:name="T280">
      <style:text-properties fo:language="es" fo:country="ES"/>
    </style:style>
    <style:style style:family="text" style:name="T281">
      <style:text-properties fo:language="es" fo:country="ES"/>
    </style:style>
    <style:style style:family="table-cell" style:name="ce8">
      <style:table-cell-properties style:direction="ltr" fo:background-color="#bfbfbf" fo:border="0.01764cm solid #00000A" loext:writing-mode="lr-tb" fo:padding-top="0cm" fo:padding-bottom="0cm" fo:padding-left="0.1905cm" fo:padding-right="0.1905cm" fo:wrap-option="wrap"/>
    </style:style>
    <style:style style:parent-style-name="691" style:family="paragraph" style:name="P82">
      <style:text-properties fo:color="#000000" fo:font-family="Calibri" style:font-family-complex="Calibri" fo:font-size="11pt" fo:language="en" fo:country="US"/>
      <style:paragraph-properties fo:line-height="150%" fo:margin-left="0cm" fo:margin-right="0cm" fo:text-indent="0cm" fo:margin-top="0pt" fo:margin-bottom="0pt"/>
    </style:style>
    <style:style style:family="text" style:name="T282">
      <style:text-properties fo:color="#000000" fo:font-family="Arial" style:font-family-complex="Arial" fo:font-size="8pt" fo:language="es" fo:country="ES" fo:font-weight="bold"/>
    </style:style>
    <style:style style:family="text" style:name="T283">
      <style:text-properties fo:color="#000000" fo:font-family="Arial" style:font-family-complex="Arial" fo:font-size="8pt" fo:language="es" fo:country="ES" fo:font-weight="bold"/>
    </style:style>
    <style:style style:family="text" style:name="T284">
      <style:text-properties fo:color="#000000" fo:font-family="Calibri" style:font-family-complex="Calibri" fo:font-size="11pt" fo:language="es" fo:country="ES"/>
    </style:style>
    <style:style style:family="paragraph" style:name="P83">
      <style:text-properties/>
      <style:paragraph-properties/>
    </style:style>
    <style:style style:family="text" style:name="T285">
      <style:text-properties fo:language="es" fo:country="ES"/>
    </style:style>
    <style:style style:family="text" style:name="T286">
      <style:text-properties fo:language="es" fo:country="ES"/>
    </style:style>
    <style:style style:family="table-row" style:name="ro4">
      <style:table-row-properties/>
    </style:style>
    <style:style style:family="table-cell" style:name="ce9">
      <style:table-cell-properties style:direction="ltr" fo:border="0.01764cm solid #00000A" loext:writing-mode="lr-tb" fo:padding-top="0cm" fo:padding-bottom="0cm" fo:padding-left="0.1905cm" fo:padding-right="0.1905cm" fo:wrap-option="wrap"/>
    </style:style>
    <style:style style:parent-style-name="691" style:family="paragraph" style:name="P84">
      <style:text-properties fo:color="#000000" fo:font-family="Calibri" style:font-family-complex="Calibri" fo:font-size="11pt" fo:language="en" fo:country="US"/>
      <style:paragraph-properties fo:line-height="150%" fo:text-align="left" fo:margin-left="0cm" fo:margin-right="0cm" fo:text-indent="0cm" fo:margin-top="0pt" fo:margin-bottom="0pt"/>
    </style:style>
    <style:style style:family="text" style:name="T287">
      <style:text-properties fo:color="#2a6099" fo:font-family="Liberation Serif" style:font-family-complex="Liberation Serif" fo:font-size="9pt" fo:language="es" fo:country="ES" fo:font-weight="normal"/>
    </style:style>
    <style:style style:family="text" style:name="T288">
      <style:text-properties fo:color="#2a6099" fo:font-family="Liberation Serif" style:font-family-complex="Liberation Serif" fo:font-size="9pt" fo:language="es" fo:country="ES" fo:font-weight="normal"/>
    </style:style>
    <style:style style:family="text" style:name="T289">
      <style:text-properties fo:color="#000000" fo:font-family="Calibri" style:font-family-complex="Calibri" fo:font-size="11pt" fo:language="es" fo:country="ES"/>
    </style:style>
    <style:style style:family="paragraph" style:name="P85">
      <style:text-properties/>
      <style:paragraph-properties/>
    </style:style>
    <style:style style:family="text" style:name="T290">
      <style:text-properties fo:language="es" fo:country="ES"/>
    </style:style>
    <style:style style:family="text" style:name="T291">
      <style:text-properties fo:language="es" fo:country="ES"/>
    </style:style>
    <style:style style:family="table-cell" style:name="ce10">
      <style:table-cell-properties style:direction="ltr" fo:border="0.01764cm solid #00000A" loext:writing-mode="lr-tb" fo:padding-top="0cm" fo:padding-bottom="0cm" fo:padding-left="0.1905cm" fo:padding-right="0.1905cm" fo:wrap-option="wrap"/>
    </style:style>
    <style:style style:parent-style-name="691" style:family="paragraph" style:name="P86">
      <style:text-properties fo:color="#000000" fo:font-family="Calibri" style:font-family-complex="Calibri" fo:font-size="11pt" fo:language="en" fo:country="US"/>
      <style:paragraph-properties fo:line-height="150%" fo:margin-left="0cm" fo:margin-right="0cm" fo:text-indent="0cm" fo:margin-top="0pt" fo:margin-bottom="0pt"/>
    </style:style>
    <style:style style:family="text" style:name="T292">
      <style:text-properties fo:color="#2a6099" fo:font-family="Arial" style:font-family-complex="Arial" fo:font-size="8pt" fo:language="es" fo:country="ES"/>
    </style:style>
    <style:style style:family="text" style:name="T293">
      <style:text-properties fo:color="#2a6099" fo:font-family="Arial" style:font-family-complex="Arial" fo:font-size="8pt" fo:language="es" fo:country="ES"/>
    </style:style>
    <style:style style:family="text" style:name="T294">
      <style:text-properties fo:color="#000000" fo:font-family="Calibri" style:font-family-complex="Calibri" fo:font-size="11pt" fo:language="es" fo:country="ES"/>
    </style:style>
    <style:style style:family="paragraph" style:name="P87">
      <style:text-properties/>
      <style:paragraph-properties/>
    </style:style>
    <style:style style:family="text" style:name="T295">
      <style:text-properties fo:language="es" fo:country="ES"/>
    </style:style>
    <style:style style:family="text" style:name="T296">
      <style:text-properties fo:language="es" fo:country="ES"/>
    </style:style>
    <style:style style:family="table-row" style:name="ro5">
      <style:table-row-properties/>
    </style:style>
    <style:style style:family="table-cell" style:name="ce11">
      <style:table-cell-properties style:direction="ltr" fo:border="0.01764cm solid #00000A" loext:writing-mode="lr-tb" fo:padding-top="0cm" fo:padding-bottom="0cm" fo:padding-left="0.1905cm" fo:padding-right="0.1905cm" fo:wrap-option="wrap"/>
    </style:style>
    <style:style style:parent-style-name="691" style:family="paragraph" style:name="P88">
      <style:text-properties fo:color="#000000" fo:font-family="Calibri" style:font-family-complex="Calibri" fo:font-size="11pt" fo:language="en" fo:country="US"/>
      <style:paragraph-properties fo:line-height="150%" fo:text-align="left" fo:margin-left="0cm" fo:margin-right="0cm" fo:text-indent="0cm" fo:margin-top="0pt" fo:margin-bottom="0pt"/>
    </style:style>
    <style:style style:family="text" style:name="T297">
      <style:text-properties fo:color="#2a6099" fo:font-family="Liberation Serif" style:font-family-complex="Liberation Serif" fo:font-size="9pt" fo:language="es" fo:country="ES"/>
    </style:style>
    <style:style style:family="text" style:name="T298">
      <style:text-properties fo:color="#2a6099" fo:font-family="Liberation Serif" style:font-family-complex="Liberation Serif" fo:font-size="9pt" fo:language="es" fo:country="ES"/>
    </style:style>
    <style:style style:family="text" style:name="T299">
      <style:text-properties fo:color="#000000" fo:font-family="Calibri" style:font-family-complex="Calibri" fo:font-size="11pt" fo:language="es" fo:country="ES"/>
    </style:style>
    <style:style style:family="paragraph" style:name="P89">
      <style:text-properties/>
      <style:paragraph-properties/>
    </style:style>
    <style:style style:family="text" style:name="T300">
      <style:text-properties fo:language="es" fo:country="ES"/>
    </style:style>
    <style:style style:family="text" style:name="T301">
      <style:text-properties fo:language="es" fo:country="ES"/>
    </style:style>
    <style:style style:family="table-cell" style:name="ce12">
      <style:table-cell-properties style:direction="ltr" fo:border="0.01764cm solid #00000A" loext:writing-mode="lr-tb" fo:padding-top="0cm" fo:padding-bottom="0cm" fo:padding-left="0.1905cm" fo:padding-right="0.1905cm" fo:wrap-option="wrap"/>
    </style:style>
    <style:style style:parent-style-name="691" style:family="paragraph" style:name="P90">
      <style:text-properties fo:color="#000000" fo:font-family="Calibri" style:font-family-complex="Calibri" fo:font-size="11pt" fo:language="en" fo:country="US"/>
      <style:paragraph-properties fo:line-height="150%" fo:margin-left="0cm" fo:margin-right="0cm" fo:text-indent="0cm" fo:margin-top="0pt" fo:margin-bottom="0pt"/>
    </style:style>
    <style:style style:family="text" style:name="T302">
      <style:text-properties fo:color="#2a6099" fo:font-family="Arial" style:font-family-complex="Arial" fo:font-size="8pt" fo:language="es" fo:country="ES"/>
    </style:style>
    <style:style style:family="text" style:name="T303">
      <style:text-properties fo:color="#2a6099" fo:font-family="Arial" style:font-family-complex="Arial" fo:font-size="8pt" fo:language="es" fo:country="ES"/>
    </style:style>
    <style:style style:family="text" style:name="T304">
      <style:text-properties fo:color="#000000" fo:font-family="Calibri" style:font-family-complex="Calibri" fo:font-size="11pt" fo:language="es" fo:country="ES"/>
    </style:style>
    <style:style style:family="paragraph" style:name="P91">
      <style:text-properties/>
      <style:paragraph-properties/>
    </style:style>
    <style:style style:family="text" style:name="T305">
      <style:text-properties fo:language="es" fo:country="ES"/>
    </style:style>
    <style:style style:family="text" style:name="T306">
      <style:text-properties fo:language="es" fo:country="ES"/>
    </style:style>
    <style:style style:family="table-row" style:name="ro6">
      <style:table-row-properties/>
    </style:style>
    <style:style style:family="table-cell" style:name="ce13">
      <style:table-cell-properties style:direction="ltr" fo:border="0.01764cm solid #00000A" loext:writing-mode="lr-tb" fo:padding-top="0cm" fo:padding-bottom="0cm" fo:padding-left="0.1905cm" fo:padding-right="0.1905cm" fo:wrap-option="wrap"/>
    </style:style>
    <style:style style:parent-style-name="691" style:family="paragraph" style:name="P92">
      <style:text-properties fo:color="#000000" fo:font-family="Calibri" style:font-family-complex="Calibri" fo:font-size="11pt" fo:language="en" fo:country="US"/>
      <style:paragraph-properties fo:line-height="150%" fo:text-align="left" fo:margin-left="0cm" fo:margin-right="0cm" fo:text-indent="0cm" fo:margin-top="0pt" fo:margin-bottom="0pt"/>
    </style:style>
    <style:style style:family="text" style:name="T307">
      <style:text-properties fo:color="#2a6099" fo:font-family="Liberation Serif" style:font-family-complex="Liberation Serif" fo:font-size="9pt" fo:language="es" fo:country="ES"/>
    </style:style>
    <style:style style:family="text" style:name="T308">
      <style:text-properties fo:color="#2a6099" fo:font-family="Liberation Serif" style:font-family-complex="Liberation Serif" fo:font-size="9pt" fo:language="es" fo:country="ES"/>
    </style:style>
    <style:style style:family="text" style:name="T309">
      <style:text-properties fo:color="#000000" fo:font-family="Calibri" style:font-family-complex="Calibri" fo:font-size="11pt" fo:language="es" fo:country="ES"/>
    </style:style>
    <style:style style:family="paragraph" style:name="P93">
      <style:text-properties/>
      <style:paragraph-properties/>
    </style:style>
    <style:style style:family="text" style:name="T310">
      <style:text-properties fo:language="es" fo:country="ES"/>
    </style:style>
    <style:style style:family="text" style:name="T311">
      <style:text-properties fo:language="es" fo:country="ES"/>
    </style:style>
    <style:style style:family="table-cell" style:name="ce14">
      <style:table-cell-properties style:direction="ltr" fo:border="0.01764cm solid #00000A" loext:writing-mode="lr-tb" fo:padding-top="0cm" fo:padding-bottom="0cm" fo:padding-left="0.1905cm" fo:padding-right="0.1905cm" fo:wrap-option="wrap"/>
    </style:style>
    <style:style style:parent-style-name="691" style:family="paragraph" style:name="P94">
      <style:text-properties fo:color="#000000" fo:font-family="Calibri" style:font-family-complex="Calibri" fo:font-size="11pt" fo:language="en" fo:country="US"/>
      <style:paragraph-properties fo:line-height="150%" fo:margin-left="0cm" fo:margin-right="0cm" fo:text-indent="0cm" fo:margin-top="0pt" fo:margin-bottom="0pt"/>
    </style:style>
    <style:style style:family="text" style:name="T312">
      <style:text-properties fo:color="#2a6099" fo:font-family="Arial" style:font-family-complex="Arial" fo:font-size="8pt" fo:language="es" fo:country="ES"/>
    </style:style>
    <style:style style:family="text" style:name="T313">
      <style:text-properties fo:color="#2a6099" fo:font-family="Arial" style:font-family-complex="Arial" fo:font-size="8pt" fo:language="es" fo:country="ES"/>
    </style:style>
    <style:style style:family="text" style:name="T314">
      <style:text-properties fo:color="#000000" fo:font-family="Calibri" style:font-family-complex="Calibri" fo:font-size="11pt" fo:language="es" fo:country="ES"/>
    </style:style>
    <style:style style:family="paragraph" style:name="P95">
      <style:text-properties/>
      <style:paragraph-properties/>
    </style:style>
    <style:style style:family="text" style:name="T315">
      <style:text-properties fo:language="es" fo:country="ES"/>
    </style:style>
    <style:style style:family="text" style:name="T316">
      <style:text-properties fo:language="es" fo:country="ES"/>
    </style:style>
    <style:style style:family="table-row" style:name="ro7">
      <style:table-row-properties style:min-row-height="0.4004cm"/>
    </style:style>
    <style:style style:family="table-cell" style:name="ce15">
      <style:table-cell-properties style:direction="ltr" fo:border="0.01764cm solid #00000A" loext:writing-mode="lr-tb" fo:padding-top="0cm" fo:padding-bottom="0cm" fo:padding-left="0.1905cm" fo:padding-right="0.1905cm" fo:wrap-option="wrap"/>
    </style:style>
    <style:style style:parent-style-name="691" style:family="paragraph" style:name="P96">
      <style:text-properties fo:color="#000000" fo:font-family="Calibri" style:font-family-complex="Calibri" fo:font-size="11pt" fo:language="en" fo:country="US"/>
      <style:paragraph-properties fo:line-height="150%" fo:margin-left="0cm" fo:margin-right="0cm" fo:text-indent="0cm" fo:margin-top="0pt" fo:margin-bottom="0pt"/>
    </style:style>
    <style:style style:family="text" style:name="T317">
      <style:text-properties fo:color="#2a6099" fo:font-family="Arial" style:font-family-complex="Arial" fo:font-size="9pt" fo:language="es" fo:country="ES"/>
    </style:style>
    <style:style style:family="text" style:name="T318">
      <style:text-properties fo:color="#2a6099" fo:font-family="Arial" style:font-family-complex="Arial" fo:font-size="9pt" fo:language="es" fo:country="ES"/>
    </style:style>
    <style:style style:family="text" style:name="T319">
      <style:text-properties fo:color="#000000" fo:font-family="Calibri" style:font-family-complex="Calibri" fo:font-size="11pt" fo:language="es" fo:country="ES"/>
    </style:style>
    <style:style style:family="paragraph" style:name="P97">
      <style:text-properties/>
      <style:paragraph-properties/>
    </style:style>
    <style:style style:family="text" style:name="T320">
      <style:text-properties fo:language="es" fo:country="ES"/>
    </style:style>
    <style:style style:family="text" style:name="T321">
      <style:text-properties fo:language="es" fo:country="ES"/>
    </style:style>
    <style:style style:family="table-cell" style:name="ce16">
      <style:table-cell-properties style:direction="ltr" fo:border="0.01764cm solid #00000A" loext:writing-mode="lr-tb" fo:padding-top="0cm" fo:padding-bottom="0cm" fo:padding-left="0.1905cm" fo:padding-right="0.1905cm" fo:wrap-option="wrap"/>
    </style:style>
    <style:style style:parent-style-name="691" style:family="paragraph" style:name="P98">
      <style:text-properties fo:color="#000000" fo:font-family="Calibri" style:font-family-complex="Calibri" fo:font-size="11pt" fo:language="en" fo:country="US"/>
      <style:paragraph-properties fo:line-height="150%" fo:margin-left="0cm" fo:margin-right="0cm" fo:text-indent="0cm" fo:margin-top="0pt" fo:margin-bottom="0pt"/>
    </style:style>
    <style:style style:family="text" style:name="T322">
      <style:text-properties fo:color="#2a6099" fo:font-family="Arial" style:font-family-complex="Arial" fo:font-size="8pt" fo:language="es" fo:country="ES"/>
    </style:style>
    <style:style style:family="text" style:name="T323">
      <style:text-properties fo:color="#2a6099" fo:font-family="Arial" style:font-family-complex="Arial" fo:font-size="8pt" fo:language="es" fo:country="ES"/>
    </style:style>
    <style:style style:family="text" style:name="T324">
      <style:text-properties fo:color="#000000" fo:font-family="Calibri" style:font-family-complex="Calibri" fo:font-size="11pt" fo:language="es" fo:country="ES"/>
    </style:style>
    <style:style style:family="paragraph" style:name="P99">
      <style:text-properties/>
      <style:paragraph-properties/>
    </style:style>
    <style:style style:family="text" style:name="T325">
      <style:text-properties fo:language="es" fo:country="ES"/>
    </style:style>
    <style:style style:family="text" style:name="T326">
      <style:text-properties fo:language="es" fo:country="ES"/>
    </style:style>
    <style:style style:family="table-row" style:name="ro8">
      <style:table-row-properties style:min-row-height="0.4004cm"/>
    </style:style>
    <style:style style:family="table-cell" style:name="ce17">
      <style:table-cell-properties style:direction="ltr" fo:border-top="none" fo:border-bottom="0.01764cm solid #00000A" fo:border-left="0.01764cm solid #00000A" fo:border-right="0.01764cm solid #00000A" loext:writing-mode="lr-tb" fo:padding-top="0cm" fo:padding-bottom="0cm" fo:padding-left="0.1905cm" fo:padding-right="0.1905cm" fo:wrap-option="wrap"/>
    </style:style>
    <style:style style:parent-style-name="691" style:family="paragraph" style:name="P100">
      <style:text-properties fo:color="#000000" fo:font-family="Calibri" style:font-family-complex="Calibri" fo:font-size="11pt" fo:language="en" fo:country="US"/>
      <style:paragraph-properties fo:line-height="150%" fo:text-align="left" fo:margin-left="0cm" fo:margin-right="0cm" fo:text-indent="0cm" fo:margin-top="0pt" fo:margin-bottom="0pt"/>
    </style:style>
    <style:style style:family="text" style:name="T327">
      <style:text-properties fo:color="#2a6099" fo:font-family="Liberation Serif" style:font-family-complex="Liberation Serif" fo:font-size="9pt" fo:language="es" fo:country="ES"/>
    </style:style>
    <style:style style:family="text" style:name="T328">
      <style:text-properties fo:color="#2a6099" fo:font-family="Liberation Serif" style:font-family-complex="Liberation Serif" fo:font-size="9pt" fo:language="es" fo:country="ES"/>
    </style:style>
    <style:style style:family="text" style:name="T329">
      <style:text-properties fo:color="#000000" fo:font-family="Calibri" style:font-family-complex="Calibri" fo:font-size="11pt" fo:language="es" fo:country="ES"/>
    </style:style>
    <style:style style:family="paragraph" style:name="P101">
      <style:text-properties/>
      <style:paragraph-properties/>
    </style:style>
    <style:style style:family="text" style:name="T330">
      <style:text-properties fo:language="es" fo:country="ES"/>
    </style:style>
    <style:style style:family="text" style:name="T331">
      <style:text-properties fo:language="es" fo:country="ES"/>
    </style:style>
    <style:style style:family="table-cell" style:name="ce18">
      <style:table-cell-properties style:direction="ltr" fo:border-top="none" fo:border-bottom="0.01764cm solid #00000A" fo:border-left="0.01764cm solid #00000A" fo:border-right="0.01764cm solid #00000A" loext:writing-mode="lr-tb" fo:padding-top="0cm" fo:padding-bottom="0cm" fo:padding-left="0.1905cm" fo:padding-right="0.1905cm" fo:wrap-option="wrap"/>
    </style:style>
    <style:style style:parent-style-name="691" style:family="paragraph" style:name="P102">
      <style:text-properties fo:color="#000000" fo:font-family="Calibri" style:font-family-complex="Calibri" fo:font-size="11pt" fo:language="en" fo:country="US"/>
      <style:paragraph-properties fo:line-height="150%" fo:margin-left="0cm" fo:margin-right="0cm" fo:text-indent="0cm" fo:margin-top="0pt" fo:margin-bottom="0pt"/>
    </style:style>
    <style:style style:family="text" style:name="T332">
      <style:text-properties fo:color="#2a6099" fo:font-family="Arial" style:font-family-complex="Arial" fo:font-size="8pt" fo:language="es" fo:country="ES"/>
    </style:style>
    <style:style style:family="text" style:name="T333">
      <style:text-properties fo:color="#2a6099" fo:font-family="Arial" style:font-family-complex="Arial" fo:font-size="8pt" fo:language="es" fo:country="ES"/>
    </style:style>
    <style:style style:family="text" style:name="T334">
      <style:text-properties fo:color="#000000" fo:font-family="Calibri" style:font-family-complex="Calibri" fo:font-size="11pt" fo:language="es" fo:country="ES"/>
    </style:style>
    <style:style style:family="paragraph" style:name="P103">
      <style:text-properties/>
      <style:paragraph-properties/>
    </style:style>
    <style:style style:family="text" style:name="T335">
      <style:text-properties fo:language="es" fo:country="ES"/>
    </style:style>
    <style:style style:family="text" style:name="T336">
      <style:text-properties fo:language="es" fo:country="ES"/>
    </style:style>
    <style:style style:family="table-row" style:name="ro9">
      <style:table-row-properties style:min-row-height="0.4004cm"/>
    </style:style>
    <style:style style:family="table-cell" style:name="ce19">
      <style:table-cell-properties style:direction="ltr" fo:border-top="none" fo:border-bottom="0.01764cm solid #00000A" fo:border-left="0.01764cm solid #00000A" fo:border-right="0.01764cm solid #00000A" loext:writing-mode="lr-tb" fo:padding-top="0cm" fo:padding-bottom="0cm" fo:padding-left="0.1905cm" fo:padding-right="0.1905cm" fo:wrap-option="wrap"/>
    </style:style>
    <style:style style:parent-style-name="691" style:family="paragraph" style:name="P104">
      <style:text-properties fo:color="#000000" fo:font-family="Calibri" style:font-family-complex="Calibri" fo:font-size="11pt" fo:language="en" fo:country="US"/>
      <style:paragraph-properties fo:line-height="150%" fo:text-align="left" fo:margin-left="0cm" fo:margin-right="0cm" fo:text-indent="0cm" fo:margin-top="0pt" fo:margin-bottom="0pt"/>
    </style:style>
    <style:style style:family="text" style:name="T337">
      <style:text-properties fo:color="#2a6099" fo:font-family="Liberation Serif" style:font-family-complex="Liberation Serif" fo:font-size="9pt" fo:language="es" fo:country="ES"/>
    </style:style>
    <style:style style:family="text" style:name="T338">
      <style:text-properties fo:color="#2a6099" fo:font-family="Liberation Serif" style:font-family-complex="Liberation Serif" fo:font-size="9pt" fo:language="es" fo:country="ES"/>
    </style:style>
    <style:style style:family="text" style:name="T339">
      <style:text-properties fo:color="#000000" fo:font-family="Calibri" style:font-family-complex="Calibri" fo:font-size="11pt" fo:language="es" fo:country="ES"/>
    </style:style>
    <style:style style:family="paragraph" style:name="P105">
      <style:text-properties/>
      <style:paragraph-properties/>
    </style:style>
    <style:style style:family="text" style:name="T340">
      <style:text-properties fo:language="es" fo:country="ES"/>
    </style:style>
    <style:style style:family="text" style:name="T341">
      <style:text-properties fo:language="es" fo:country="ES"/>
    </style:style>
    <style:style style:family="table-cell" style:name="ce20">
      <style:table-cell-properties style:direction="ltr" fo:border-top="none" fo:border-bottom="0.01764cm solid #00000A" fo:border-left="0.01764cm solid #00000A" fo:border-right="0.01764cm solid #00000A" loext:writing-mode="lr-tb" fo:padding-top="0cm" fo:padding-bottom="0cm" fo:padding-left="0.1905cm" fo:padding-right="0.1905cm" fo:wrap-option="wrap"/>
    </style:style>
    <style:style style:parent-style-name="691" style:family="paragraph" style:name="P106">
      <style:text-properties fo:color="#000000" fo:font-family="Calibri" style:font-family-complex="Calibri" fo:font-size="11pt" fo:language="en" fo:country="US"/>
      <style:paragraph-properties fo:line-height="150%" fo:margin-left="0cm" fo:margin-right="0cm" fo:text-indent="0cm" fo:margin-top="0pt" fo:margin-bottom="0pt"/>
    </style:style>
    <style:style style:family="text" style:name="T342">
      <style:text-properties fo:color="#2a6099" fo:font-family="Arial" style:font-family-complex="Arial" fo:font-size="8pt" fo:language="es" fo:country="ES"/>
    </style:style>
    <style:style style:family="text" style:name="T343">
      <style:text-properties fo:color="#2a6099" fo:font-family="Arial" style:font-family-complex="Arial" fo:font-size="8pt" fo:language="es" fo:country="ES"/>
    </style:style>
    <style:style style:family="text" style:name="T344">
      <style:text-properties fo:color="#000000" fo:font-family="Calibri" style:font-family-complex="Calibri" fo:font-size="11pt" fo:language="es" fo:country="ES"/>
    </style:style>
    <style:style style:family="paragraph" style:name="P107">
      <style:text-properties/>
      <style:paragraph-properties/>
    </style:style>
    <style:style style:family="text" style:name="T345">
      <style:text-properties fo:language="es" fo:country="ES"/>
    </style:style>
    <style:style style:family="text" style:name="T346">
      <style:text-properties fo:language="es" fo:country="ES"/>
    </style:style>
    <style:style style:parent-style-name="691" style:family="paragraph" style:name="P108">
      <style:text-properties fo:color="#000000" fo:font-family="Calibri" style:font-family-complex="Calibri" fo:font-size="11pt" fo:language="en" fo:country="US"/>
      <style:paragraph-properties fo:line-height="150%" fo:margin-left="0cm" fo:margin-right="0cm" fo:text-indent="0cm" fo:margin-top="0pt" fo:margin-bottom="0pt"/>
    </style:style>
    <style:style style:family="text" style:name="T347">
      <style:text-properties fo:color="#000000" fo:font-family="Arial" style:font-family-complex="Arial" fo:font-size="10pt" fo:language="es" fo:country="ES" fo:font-weight="bold"/>
    </style:style>
    <style:style style:family="text" style:name="T348">
      <style:text-properties fo:color="#000000" fo:font-family="Arial" style:font-family-complex="Arial" fo:font-size="10pt" fo:language="es" fo:country="ES" fo:font-weight="bold"/>
    </style:style>
    <style:style style:family="text" style:name="T349">
      <style:text-properties fo:color="#000000" fo:font-family="Calibri" style:font-family-complex="Calibri" fo:font-size="11pt" fo:language="es" fo:country="ES"/>
    </style:style>
    <style:style style:parent-style-name="691" style:family="paragraph" style:name="P109">
      <style:text-properties fo:color="#000000" fo:font-family="Calibri" style:font-family-complex="Calibri" fo:font-size="11pt" fo:language="en" fo:country="US"/>
      <style:paragraph-properties fo:line-height="150%" fo:margin-left="0cm" fo:margin-right="0cm" fo:text-indent="0cm" fo:margin-top="0pt" fo:margin-bottom="0pt"/>
    </style:style>
    <style:style style:family="text" style:name="T350">
      <style:text-properties fo:color="#000000" fo:font-family="Arial" style:font-family-complex="Arial" fo:font-size="10pt" fo:language="es" fo:country="ES" fo:font-weight="bold"/>
    </style:style>
    <style:style style:family="text" style:name="T351">
      <style:text-properties fo:color="#000000" fo:font-family="Arial" style:font-family-complex="Arial" fo:font-size="10pt" fo:language="es" fo:country="ES" fo:font-weight="bold"/>
    </style:style>
    <style:style style:family="text" style:name="T352">
      <style:text-properties fo:color="#000000" fo:font-family="Arial" style:font-family-complex="Arial" fo:font-size="10pt" fo:language="es" fo:country="ES" fo:font-weight="bold"/>
    </style:style>
    <style:style style:family="text" style:name="T353">
      <style:text-properties fo:color="#000000" fo:font-family="Calibri" style:font-family-complex="Calibri" fo:font-size="11pt" fo:language="es" fo:country="ES"/>
    </style:style>
    <style:style style:family="table" style:name="ta4">
      <style:table-properties style:width="16.53cm" fo:margin-left="0cm" table:align="center"/>
    </style:style>
    <style:style style:family="table-column" style:name="co6">
      <style:table-column-properties style:column-width="2.064cm"/>
    </style:style>
    <style:style style:family="table-column" style:name="co7">
      <style:table-column-properties style:column-width="2.067cm"/>
    </style:style>
    <style:style style:family="table-column" style:name="co8">
      <style:table-column-properties style:column-width="2.066cm"/>
    </style:style>
    <style:style style:family="table-column" style:name="co9">
      <style:table-column-properties style:column-width="2.067cm"/>
    </style:style>
    <style:style style:family="table-column" style:name="co10">
      <style:table-column-properties style:column-width="2.066cm"/>
    </style:style>
    <style:style style:family="table-column" style:name="co11">
      <style:table-column-properties style:column-width="2.066cm"/>
    </style:style>
    <style:style style:family="table-column" style:name="co12">
      <style:table-column-properties style:column-width="2.067cm"/>
    </style:style>
    <style:style style:family="table-column" style:name="co13">
      <style:table-column-properties style:column-width="2.067cm"/>
    </style:style>
    <style:style style:family="table-row" style:name="ro10">
      <style:table-row-properties/>
    </style:style>
    <style:style style:family="table-cell" style:name="ce22">
      <style:table-cell-properties style:direction="ltr" fo:background-color="#bfbfbf" fo:border="0.01764cm solid #00000A" loext:writing-mode="lr-tb" fo:padding-top="0cm" fo:padding-bottom="0cm" fo:padding-left="0.1905cm" fo:padding-right="0.1905cm" fo:wrap-option="wrap"/>
    </style:style>
    <style:style style:parent-style-name="691" style:family="paragraph" style:name="P110">
      <style:text-properties fo:color="#000000" fo:font-family="Calibri" style:font-family-complex="Calibri" fo:font-size="11pt" fo:language="en" fo:country="US"/>
      <style:paragraph-properties fo:line-height="150%" fo:margin-left="0cm" fo:margin-right="0cm" fo:text-indent="0cm" fo:margin-top="0pt" fo:margin-bottom="0pt"/>
    </style:style>
    <style:style style:family="text" style:name="T354">
      <style:text-properties fo:color="#000000" fo:font-family="Arial" style:font-family-complex="Arial" fo:font-size="8pt" fo:language="es" fo:country="ES" fo:font-weight="bold"/>
    </style:style>
    <style:style style:family="text" style:name="T355">
      <style:text-properties fo:color="#000000" fo:font-family="Arial" style:font-family-complex="Arial" fo:font-size="8pt" fo:language="es" fo:country="ES" fo:font-weight="bold"/>
    </style:style>
    <style:style style:family="text" style:name="T356">
      <style:text-properties fo:color="#000000" fo:font-family="Calibri" style:font-family-complex="Calibri" fo:font-size="11pt" fo:language="es" fo:country="ES"/>
    </style:style>
    <style:style style:family="paragraph" style:name="P111">
      <style:text-properties/>
      <style:paragraph-properties/>
    </style:style>
    <style:style style:family="text" style:name="T357">
      <style:text-properties fo:language="es" fo:country="ES"/>
    </style:style>
    <style:style style:family="text" style:name="T358">
      <style:text-properties fo:language="es" fo:country="ES"/>
    </style:style>
    <style:style style:family="table-cell" style:name="ce23">
      <style:table-cell-properties style:direction="ltr" fo:background-color="#bfbfbf" fo:border="0.01764cm solid #00000A" loext:writing-mode="lr-tb" fo:padding-top="0cm" fo:padding-bottom="0cm" fo:padding-left="0.1905cm" fo:padding-right="0.1905cm" fo:wrap-option="wrap"/>
    </style:style>
    <style:style style:parent-style-name="691" style:family="paragraph" style:name="P112">
      <style:text-properties fo:color="#000000" fo:font-family="Calibri" style:font-family-complex="Calibri" fo:font-size="11pt" fo:language="en" fo:country="US"/>
      <style:paragraph-properties fo:line-height="150%" fo:margin-left="0cm" fo:margin-right="0cm" fo:text-indent="0cm" fo:margin-top="0pt" fo:margin-bottom="0pt"/>
    </style:style>
    <style:style style:family="text" style:name="T359">
      <style:text-properties fo:color="#000000" fo:font-family="Arial" style:font-family-complex="Arial" fo:font-size="8pt" fo:language="es" fo:country="ES" fo:font-weight="bold"/>
    </style:style>
    <style:style style:family="text" style:name="T360">
      <style:text-properties fo:color="#000000" fo:font-family="Arial" style:font-family-complex="Arial" fo:font-size="8pt" fo:language="es" fo:country="ES" fo:font-weight="bold"/>
    </style:style>
    <style:style style:family="text" style:name="T361">
      <style:text-properties fo:color="#000000" fo:font-family="Arial" style:font-family-complex="Arial" fo:font-size="8pt" fo:language="es" fo:country="ES" fo:font-weight="bold"/>
    </style:style>
    <style:style style:family="text" style:name="T362">
      <style:text-properties fo:color="#000000" fo:font-family="Calibri" style:font-family-complex="Calibri" fo:font-size="11pt" fo:language="es" fo:country="ES"/>
    </style:style>
    <style:style style:family="paragraph" style:name="P113">
      <style:text-properties/>
      <style:paragraph-properties/>
    </style:style>
    <style:style style:family="text" style:name="T363">
      <style:text-properties fo:language="es" fo:country="ES"/>
    </style:style>
    <style:style style:family="text" style:name="T364">
      <style:text-properties fo:language="es" fo:country="ES"/>
    </style:style>
    <style:style style:family="table-cell" style:name="ce24">
      <style:table-cell-properties style:direction="ltr" fo:background-color="#bfbfbf" fo:border="0.01764cm solid #00000A" loext:writing-mode="lr-tb" fo:padding-top="0cm" fo:padding-bottom="0cm" fo:padding-left="0.1905cm" fo:padding-right="0.1905cm" fo:wrap-option="wrap"/>
    </style:style>
    <style:style style:parent-style-name="691" style:family="paragraph" style:name="P114">
      <style:text-properties fo:color="#000000" fo:font-family="Calibri" style:font-family-complex="Calibri" fo:font-size="11pt" fo:language="en" fo:country="US"/>
      <style:paragraph-properties fo:line-height="150%" fo:margin-left="0cm" fo:margin-right="0cm" fo:text-indent="0cm" fo:margin-top="0pt" fo:margin-bottom="0pt"/>
    </style:style>
    <style:style style:family="text" style:name="T365">
      <style:text-properties fo:color="#000000" fo:font-family="Arial" style:font-family-complex="Arial" fo:font-size="8pt" fo:language="es" fo:country="ES" fo:font-weight="bold"/>
    </style:style>
    <style:style style:family="text" style:name="T366">
      <style:text-properties fo:color="#000000" fo:font-family="Arial" style:font-family-complex="Arial" fo:font-size="8pt" fo:language="es" fo:country="ES" fo:font-weight="bold"/>
    </style:style>
    <style:style style:family="text" style:name="T367">
      <style:text-properties fo:color="#000000" fo:font-family="Arial" style:font-family-complex="Arial" fo:font-size="8pt" fo:language="es" fo:country="ES" fo:font-weight="bold"/>
    </style:style>
    <style:style style:family="text" style:name="T368">
      <style:text-properties fo:color="#000000" fo:font-family="Calibri" style:font-family-complex="Calibri" fo:font-size="11pt" fo:language="es" fo:country="ES"/>
    </style:style>
    <style:style style:family="paragraph" style:name="P115">
      <style:text-properties/>
      <style:paragraph-properties/>
    </style:style>
    <style:style style:family="text" style:name="T369">
      <style:text-properties fo:language="es" fo:country="ES"/>
    </style:style>
    <style:style style:family="text" style:name="T370">
      <style:text-properties fo:language="es" fo:country="ES"/>
    </style:style>
    <style:style style:family="table-cell" style:name="ce25">
      <style:table-cell-properties style:direction="ltr" fo:background-color="#bfbfbf" fo:border="0.01764cm solid #00000A" loext:writing-mode="lr-tb" fo:padding-top="0cm" fo:padding-bottom="0cm" fo:padding-left="0.1905cm" fo:padding-right="0.1905cm" fo:wrap-option="wrap"/>
    </style:style>
    <style:style style:parent-style-name="691" style:family="paragraph" style:name="P116">
      <style:text-properties fo:color="#000000" fo:font-family="Calibri" style:font-family-complex="Calibri" fo:font-size="11pt" fo:language="en" fo:country="US"/>
      <style:paragraph-properties fo:line-height="150%" fo:margin-left="0cm" fo:margin-right="0cm" fo:text-indent="0cm" fo:margin-top="0pt" fo:margin-bottom="0pt"/>
    </style:style>
    <style:style style:family="text" style:name="T371">
      <style:text-properties fo:color="#000000" fo:font-family="Arial" style:font-family-complex="Arial" fo:font-size="8pt" fo:language="es" fo:country="ES" fo:font-weight="bold"/>
    </style:style>
    <style:style style:family="text" style:name="T372">
      <style:text-properties fo:color="#000000" fo:font-family="Arial" style:font-family-complex="Arial" fo:font-size="8pt" fo:language="es" fo:country="ES" fo:font-weight="bold"/>
    </style:style>
    <style:style style:family="text" style:name="T373">
      <style:text-properties fo:color="#000000" fo:font-family="Arial" style:font-family-complex="Arial" fo:font-size="8pt" fo:language="es" fo:country="ES" fo:font-weight="bold"/>
    </style:style>
    <style:style style:family="text" style:name="T374">
      <style:text-properties fo:color="#000000" fo:font-family="Calibri" style:font-family-complex="Calibri" fo:font-size="11pt" fo:language="es" fo:country="ES"/>
    </style:style>
    <style:style style:family="paragraph" style:name="P117">
      <style:text-properties/>
      <style:paragraph-properties/>
    </style:style>
    <style:style style:family="text" style:name="T375">
      <style:text-properties fo:language="es" fo:country="ES"/>
    </style:style>
    <style:style style:family="text" style:name="T376">
      <style:text-properties fo:language="es" fo:country="ES"/>
    </style:style>
    <style:style style:family="table-cell" style:name="ce26">
      <style:table-cell-properties style:direction="ltr" fo:background-color="#bfbfbf" fo:border="0.01764cm solid #00000A" loext:writing-mode="lr-tb" fo:padding-top="0cm" fo:padding-bottom="0cm" fo:padding-left="0.1905cm" fo:padding-right="0.1905cm" fo:wrap-option="wrap"/>
    </style:style>
    <style:style style:parent-style-name="691" style:family="paragraph" style:name="P118">
      <style:text-properties fo:color="#000000" fo:font-family="Calibri" style:font-family-complex="Calibri" fo:font-size="11pt" fo:language="en" fo:country="US"/>
      <style:paragraph-properties fo:line-height="150%" fo:margin-left="0cm" fo:margin-right="0cm" fo:text-indent="0cm" fo:margin-top="0pt" fo:margin-bottom="0pt"/>
    </style:style>
    <style:style style:family="text" style:name="T377">
      <style:text-properties fo:color="#000000" fo:font-family="Arial" style:font-family-complex="Arial" fo:font-size="8pt" fo:language="es" fo:country="ES" fo:font-weight="bold"/>
    </style:style>
    <style:style style:family="text" style:name="T378">
      <style:text-properties fo:color="#000000" fo:font-family="Arial" style:font-family-complex="Arial" fo:font-size="8pt" fo:language="es" fo:country="ES" fo:font-weight="bold"/>
    </style:style>
    <style:style style:family="text" style:name="T379">
      <style:text-properties fo:color="#000000" fo:font-family="Arial" style:font-family-complex="Arial" fo:font-size="8pt" fo:language="es" fo:country="ES" fo:font-weight="bold"/>
    </style:style>
    <style:style style:family="text" style:name="T380">
      <style:text-properties fo:color="#000000" fo:font-family="Calibri" style:font-family-complex="Calibri" fo:font-size="11pt" fo:language="es" fo:country="ES"/>
    </style:style>
    <style:style style:family="paragraph" style:name="P119">
      <style:text-properties/>
      <style:paragraph-properties/>
    </style:style>
    <style:style style:family="text" style:name="T381">
      <style:text-properties fo:language="es" fo:country="ES"/>
    </style:style>
    <style:style style:family="text" style:name="T382">
      <style:text-properties fo:language="es" fo:country="ES"/>
    </style:style>
    <style:style style:family="table-cell" style:name="ce27">
      <style:table-cell-properties style:direction="ltr" fo:background-color="#bfbfbf" fo:border="0.01764cm solid #00000A" loext:writing-mode="lr-tb" fo:padding-top="0cm" fo:padding-bottom="0cm" fo:padding-left="0.1905cm" fo:padding-right="0.1905cm" fo:wrap-option="wrap"/>
    </style:style>
    <style:style style:parent-style-name="691" style:family="paragraph" style:name="P120">
      <style:text-properties fo:color="#000000" fo:font-family="Calibri" style:font-family-complex="Calibri" fo:font-size="11pt" fo:language="en" fo:country="US"/>
      <style:paragraph-properties fo:line-height="150%" fo:margin-left="0cm" fo:margin-right="0cm" fo:text-indent="0cm" fo:margin-top="0pt" fo:margin-bottom="0pt"/>
    </style:style>
    <style:style style:family="text" style:name="T383">
      <style:text-properties fo:color="#000000" fo:font-family="Arial" style:font-family-complex="Arial" fo:font-size="8pt" fo:language="es" fo:country="ES" fo:font-weight="bold"/>
    </style:style>
    <style:style style:family="text" style:name="T384">
      <style:text-properties fo:color="#000000" fo:font-family="Arial" style:font-family-complex="Arial" fo:font-size="8pt" fo:language="es" fo:country="ES" fo:font-weight="bold"/>
    </style:style>
    <style:style style:family="text" style:name="T385">
      <style:text-properties fo:color="#000000" fo:font-family="Arial" style:font-family-complex="Arial" fo:font-size="8pt" fo:language="es" fo:country="ES" fo:font-weight="bold"/>
    </style:style>
    <style:style style:family="text" style:name="T386">
      <style:text-properties fo:color="#000000" fo:font-family="Calibri" style:font-family-complex="Calibri" fo:font-size="11pt" fo:language="es" fo:country="ES"/>
    </style:style>
    <style:style style:family="paragraph" style:name="P121">
      <style:text-properties/>
      <style:paragraph-properties/>
    </style:style>
    <style:style style:family="text" style:name="T387">
      <style:text-properties fo:language="es" fo:country="ES"/>
    </style:style>
    <style:style style:family="text" style:name="T388">
      <style:text-properties fo:language="es" fo:country="ES"/>
    </style:style>
    <style:style style:family="table-cell" style:name="ce28">
      <style:table-cell-properties style:direction="ltr" fo:background-color="#bfbfbf" fo:border="0.01764cm solid #00000A" loext:writing-mode="lr-tb" fo:padding-top="0cm" fo:padding-bottom="0cm" fo:padding-left="0.1905cm" fo:padding-right="0.1905cm" fo:wrap-option="wrap"/>
    </style:style>
    <style:style style:parent-style-name="691" style:family="paragraph" style:name="P122">
      <style:text-properties fo:color="#000000" fo:font-family="Calibri" style:font-family-complex="Calibri" fo:font-size="11pt" fo:language="en" fo:country="US"/>
      <style:paragraph-properties fo:line-height="150%" fo:margin-left="0cm" fo:margin-right="0cm" fo:text-indent="0cm" fo:margin-top="0pt" fo:margin-bottom="0pt"/>
    </style:style>
    <style:style style:family="text" style:name="T389">
      <style:text-properties fo:color="#000000" fo:font-family="Arial" style:font-family-complex="Arial" fo:font-size="8pt" fo:language="es" fo:country="ES" fo:font-weight="bold"/>
    </style:style>
    <style:style style:family="text" style:name="T390">
      <style:text-properties fo:color="#000000" fo:font-family="Arial" style:font-family-complex="Arial" fo:font-size="8pt" fo:language="es" fo:country="ES" fo:font-weight="bold"/>
    </style:style>
    <style:style style:family="text" style:name="T391">
      <style:text-properties fo:color="#000000" fo:font-family="Arial" style:font-family-complex="Arial" fo:font-size="8pt" fo:language="es" fo:country="ES" fo:font-weight="bold"/>
    </style:style>
    <style:style style:family="text" style:name="T392">
      <style:text-properties fo:color="#000000" fo:font-family="Calibri" style:font-family-complex="Calibri" fo:font-size="11pt" fo:language="es" fo:country="ES"/>
    </style:style>
    <style:style style:family="paragraph" style:name="P123">
      <style:text-properties/>
      <style:paragraph-properties/>
    </style:style>
    <style:style style:family="text" style:name="T393">
      <style:text-properties fo:language="es" fo:country="ES"/>
    </style:style>
    <style:style style:family="text" style:name="T394">
      <style:text-properties fo:language="es" fo:country="ES"/>
    </style:style>
    <style:style style:family="table-cell" style:name="ce29">
      <style:table-cell-properties style:direction="ltr" fo:background-color="#bfbfbf" fo:border="0.01764cm solid #00000A" loext:writing-mode="lr-tb" fo:padding-top="0cm" fo:padding-bottom="0cm" fo:padding-left="0.1905cm" fo:padding-right="0.1905cm" fo:wrap-option="wrap"/>
    </style:style>
    <style:style style:parent-style-name="691" style:family="paragraph" style:name="P124">
      <style:text-properties fo:color="#000000" fo:font-family="Calibri" style:font-family-complex="Calibri" fo:font-size="11pt" fo:language="en" fo:country="US"/>
      <style:paragraph-properties fo:line-height="150%" fo:margin-left="0cm" fo:margin-right="0cm" fo:text-indent="0cm" fo:margin-top="0pt" fo:margin-bottom="0pt"/>
    </style:style>
    <style:style style:family="text" style:name="T395">
      <style:text-properties fo:color="#000000" fo:font-family="Arial" style:font-family-complex="Arial" fo:font-size="8pt" fo:language="es" fo:country="ES" fo:font-weight="bold"/>
    </style:style>
    <style:style style:family="text" style:name="T396">
      <style:text-properties fo:color="#000000" fo:font-family="Arial" style:font-family-complex="Arial" fo:font-size="8pt" fo:language="es" fo:country="ES" fo:font-weight="bold"/>
    </style:style>
    <style:style style:family="text" style:name="T397">
      <style:text-properties fo:color="#000000" fo:font-family="Calibri" style:font-family-complex="Calibri" fo:font-size="11pt" fo:language="es" fo:country="ES"/>
    </style:style>
    <style:style style:family="paragraph" style:name="P125">
      <style:text-properties/>
      <style:paragraph-properties/>
    </style:style>
    <style:style style:family="text" style:name="T398">
      <style:text-properties fo:language="es" fo:country="ES"/>
    </style:style>
    <style:style style:family="text" style:name="T399">
      <style:text-properties fo:language="es" fo:country="ES"/>
    </style:style>
    <style:style style:family="table-row" style:name="ro11">
      <style:table-row-properties/>
    </style:style>
    <style:style style:family="table-cell" style:name="ce30">
      <style:table-cell-properties style:direction="ltr" fo:border="0.01764cm solid #00000A" loext:writing-mode="lr-tb" fo:padding-top="0cm" fo:padding-bottom="0cm" fo:padding-left="0.1905cm" fo:padding-right="0.1905cm" fo:wrap-option="wrap"/>
    </style:style>
    <style:style style:parent-style-name="691" style:family="paragraph" style:name="P126">
      <style:text-properties fo:color="#000000" fo:font-family="Calibri" style:font-family-complex="Calibri" fo:font-size="11pt" fo:language="en" fo:country="US"/>
      <style:paragraph-properties fo:line-height="150%" fo:text-align="left" fo:margin-left="0cm" fo:margin-right="0cm" fo:text-indent="0cm" fo:margin-top="0pt" fo:margin-bottom="0pt"/>
    </style:style>
    <style:style style:family="text" style:name="T400">
      <style:text-properties fo:color="#2a6099" fo:font-family="Liberation Serif" style:font-family-complex="Liberation Serif" fo:font-size="9pt" fo:language="es" fo:country="ES" fo:font-weight="normal"/>
    </style:style>
    <style:style style:family="text" style:name="T401">
      <style:text-properties fo:color="#2a6099" fo:font-family="Liberation Serif" style:font-family-complex="Liberation Serif" fo:font-size="9pt" fo:language="es" fo:country="ES" fo:font-weight="normal"/>
    </style:style>
    <style:style style:family="text" style:name="T402">
      <style:text-properties fo:color="#000000" fo:font-family="Calibri" style:font-family-complex="Calibri" fo:font-size="11pt" fo:language="es" fo:country="ES"/>
    </style:style>
    <style:style style:family="paragraph" style:name="P127">
      <style:text-properties/>
      <style:paragraph-properties/>
    </style:style>
    <style:style style:family="text" style:name="T403">
      <style:text-properties fo:language="es" fo:country="ES"/>
    </style:style>
    <style:style style:family="text" style:name="T404">
      <style:text-properties fo:language="es" fo:country="ES"/>
    </style:style>
    <style:style style:family="table-cell" style:name="ce31">
      <style:table-cell-properties style:direction="ltr" fo:border="0.01764cm solid #00000A" loext:writing-mode="lr-tb" fo:padding-top="0cm" fo:padding-bottom="0cm" fo:padding-left="0.1905cm" fo:padding-right="0.1905cm" fo:wrap-option="wrap"/>
    </style:style>
    <style:style style:parent-style-name="691" style:family="paragraph" style:name="P128">
      <style:text-properties fo:color="#000000" fo:font-family="Calibri" style:font-family-complex="Calibri" fo:font-size="11pt" fo:language="en" fo:country="US"/>
      <style:paragraph-properties fo:line-height="150%" fo:text-align="center" fo:margin-left="0cm" fo:margin-right="0cm" fo:text-indent="0cm" fo:margin-top="0pt" fo:margin-bottom="0pt"/>
    </style:style>
    <style:style style:family="text" style:name="T405">
      <style:text-properties fo:color="#2a6099" fo:font-family="Arial" style:font-family-complex="Arial" fo:font-size="9pt" fo:language="es" fo:country="ES"/>
    </style:style>
    <style:style style:family="text" style:name="T406">
      <style:text-properties fo:color="#2a6099" fo:font-family="Arial" style:font-family-complex="Arial" fo:font-size="9pt" fo:language="es" fo:country="ES"/>
    </style:style>
    <style:style style:family="text" style:name="T407">
      <style:text-properties fo:color="#000000" fo:font-family="Calibri" style:font-family-complex="Calibri" fo:font-size="11pt" fo:language="es" fo:country="ES"/>
    </style:style>
    <style:style style:family="paragraph" style:name="P129">
      <style:text-properties/>
      <style:paragraph-properties/>
    </style:style>
    <style:style style:family="text" style:name="T408">
      <style:text-properties fo:language="es" fo:country="ES"/>
    </style:style>
    <style:style style:family="text" style:name="T409">
      <style:text-properties fo:language="es" fo:country="ES"/>
    </style:style>
    <style:style style:family="table-cell" style:name="ce32">
      <style:table-cell-properties style:direction="ltr" fo:border="0.01764cm solid #00000A" loext:writing-mode="lr-tb" fo:padding-top="0cm" fo:padding-bottom="0cm" fo:padding-left="0.1905cm" fo:padding-right="0.1905cm" fo:wrap-option="wrap"/>
    </style:style>
    <style:style style:parent-style-name="691" style:family="paragraph" style:name="P130">
      <style:text-properties fo:color="#000000" fo:font-family="Calibri" style:font-family-complex="Calibri" fo:font-size="11pt" fo:language="en" fo:country="US"/>
      <style:paragraph-properties fo:line-height="150%" fo:text-align="center" fo:margin-left="0cm" fo:margin-right="0cm" fo:text-indent="0cm" fo:margin-top="0pt" fo:margin-bottom="0pt"/>
    </style:style>
    <style:style style:family="text" style:name="T410">
      <style:text-properties fo:color="#2a6099" fo:font-family="Arial" style:font-family-complex="Arial" fo:font-size="9pt" fo:language="es" fo:country="ES"/>
    </style:style>
    <style:style style:family="text" style:name="T411">
      <style:text-properties fo:color="#2a6099" fo:font-family="Arial" style:font-family-complex="Arial" fo:font-size="9pt" fo:language="es" fo:country="ES"/>
    </style:style>
    <style:style style:family="text" style:name="T412">
      <style:text-properties fo:color="#000000" fo:font-family="Calibri" style:font-family-complex="Calibri" fo:font-size="11pt" fo:language="es" fo:country="ES"/>
    </style:style>
    <style:style style:family="paragraph" style:name="P131">
      <style:text-properties/>
      <style:paragraph-properties/>
    </style:style>
    <style:style style:family="text" style:name="T413">
      <style:text-properties fo:language="es" fo:country="ES"/>
    </style:style>
    <style:style style:family="text" style:name="T414">
      <style:text-properties fo:language="es" fo:country="ES"/>
    </style:style>
    <style:style style:family="table-cell" style:name="ce33">
      <style:table-cell-properties style:direction="ltr" fo:border="0.01764cm solid #00000A" loext:writing-mode="lr-tb" fo:padding-top="0cm" fo:padding-bottom="0cm" fo:padding-left="0.1905cm" fo:padding-right="0.1905cm" fo:wrap-option="wrap"/>
    </style:style>
    <style:style style:parent-style-name="691" style:family="paragraph" style:name="P132">
      <style:text-properties fo:color="#000000" fo:font-family="Calibri" style:font-family-complex="Calibri" fo:font-size="11pt" fo:language="en" fo:country="US"/>
      <style:paragraph-properties fo:line-height="150%" fo:text-align="center" fo:margin-left="0cm" fo:margin-right="0cm" fo:text-indent="0cm" fo:margin-top="0pt" fo:margin-bottom="0pt"/>
    </style:style>
    <style:style style:family="text" style:name="T415">
      <style:text-properties fo:color="#2a6099" fo:font-family="Arial" style:font-family-complex="Arial" fo:font-size="9pt" fo:language="es" fo:country="ES"/>
    </style:style>
    <style:style style:family="text" style:name="T416">
      <style:text-properties fo:color="#2a6099" fo:font-family="Arial" style:font-family-complex="Arial" fo:font-size="9pt" fo:language="es" fo:country="ES"/>
    </style:style>
    <style:style style:family="text" style:name="T417">
      <style:text-properties fo:color="#000000" fo:font-family="Calibri" style:font-family-complex="Calibri" fo:font-size="11pt" fo:language="es" fo:country="ES"/>
    </style:style>
    <style:style style:family="paragraph" style:name="P133">
      <style:text-properties/>
      <style:paragraph-properties/>
    </style:style>
    <style:style style:family="text" style:name="T418">
      <style:text-properties fo:language="es" fo:country="ES"/>
    </style:style>
    <style:style style:family="text" style:name="T419">
      <style:text-properties fo:language="es" fo:country="ES"/>
    </style:style>
    <style:style style:family="table-cell" style:name="ce34">
      <style:table-cell-properties style:direction="ltr" fo:border="0.01764cm solid #00000A" loext:writing-mode="lr-tb" fo:padding-top="0cm" fo:padding-bottom="0cm" fo:padding-left="0.1905cm" fo:padding-right="0.1905cm" fo:wrap-option="wrap"/>
    </style:style>
    <style:style style:parent-style-name="691" style:family="paragraph" style:name="P134">
      <style:text-properties fo:color="#000000" fo:font-family="Calibri" style:font-family-complex="Calibri" fo:font-size="11pt" fo:language="en" fo:country="US"/>
      <style:paragraph-properties fo:line-height="150%" fo:text-align="center" fo:margin-left="0cm" fo:margin-right="0cm" fo:text-indent="0cm" fo:margin-top="0pt" fo:margin-bottom="0pt"/>
    </style:style>
    <style:style style:family="text" style:name="T420">
      <style:text-properties fo:color="#2a6099" fo:font-family="Arial" style:font-family-complex="Arial" fo:font-size="9pt" fo:language="es" fo:country="ES"/>
    </style:style>
    <style:style style:family="text" style:name="T421">
      <style:text-properties fo:color="#2a6099" fo:font-family="Arial" style:font-family-complex="Arial" fo:font-size="9pt" fo:language="es" fo:country="ES"/>
    </style:style>
    <style:style style:family="text" style:name="T422">
      <style:text-properties fo:color="#000000" fo:font-family="Calibri" style:font-family-complex="Calibri" fo:font-size="11pt" fo:language="es" fo:country="ES"/>
    </style:style>
    <style:style style:family="paragraph" style:name="P135">
      <style:text-properties/>
      <style:paragraph-properties/>
    </style:style>
    <style:style style:family="text" style:name="T423">
      <style:text-properties fo:language="es" fo:country="ES"/>
    </style:style>
    <style:style style:family="text" style:name="T424">
      <style:text-properties fo:language="es" fo:country="ES"/>
    </style:style>
    <style:style style:family="table-cell" style:name="ce35">
      <style:table-cell-properties style:direction="ltr" fo:border="0.01764cm solid #00000A" loext:writing-mode="lr-tb" fo:padding-top="0cm" fo:padding-bottom="0cm" fo:padding-left="0.1905cm" fo:padding-right="0.1905cm" fo:wrap-option="wrap"/>
    </style:style>
    <style:style style:parent-style-name="691" style:family="paragraph" style:name="P136">
      <style:text-properties fo:color="#000000" fo:font-family="Calibri" style:font-family-complex="Calibri" fo:font-size="11pt" fo:language="en" fo:country="US"/>
      <style:paragraph-properties fo:line-height="150%" fo:text-align="center" fo:margin-left="0cm" fo:margin-right="0cm" fo:text-indent="0cm" fo:margin-top="0pt" fo:margin-bottom="0pt"/>
    </style:style>
    <style:style style:family="text" style:name="T425">
      <style:text-properties fo:color="#2a6099" fo:font-family="Arial" style:font-family-complex="Arial" fo:font-size="9pt" fo:language="es" fo:country="ES"/>
    </style:style>
    <style:style style:family="text" style:name="T426">
      <style:text-properties fo:color="#2a6099" fo:font-family="Arial" style:font-family-complex="Arial" fo:font-size="9pt" fo:language="es" fo:country="ES"/>
    </style:style>
    <style:style style:family="text" style:name="T427">
      <style:text-properties fo:color="#000000" fo:font-family="Calibri" style:font-family-complex="Calibri" fo:font-size="11pt" fo:language="es" fo:country="ES"/>
    </style:style>
    <style:style style:family="paragraph" style:name="P137">
      <style:text-properties/>
      <style:paragraph-properties/>
    </style:style>
    <style:style style:family="text" style:name="T428">
      <style:text-properties fo:language="es" fo:country="ES"/>
    </style:style>
    <style:style style:family="text" style:name="T429">
      <style:text-properties fo:language="es" fo:country="ES"/>
    </style:style>
    <style:style style:family="table-cell" style:name="ce36">
      <style:table-cell-properties style:direction="ltr" fo:border="0.01764cm solid #00000A" loext:writing-mode="lr-tb" fo:padding-top="0cm" fo:padding-bottom="0cm" fo:padding-left="0.1905cm" fo:padding-right="0.1905cm" fo:wrap-option="wrap"/>
    </style:style>
    <style:style style:parent-style-name="691" style:family="paragraph" style:name="P138">
      <style:text-properties fo:color="#000000" fo:font-family="Calibri" style:font-family-complex="Calibri" fo:font-size="11pt" fo:language="en" fo:country="US"/>
      <style:paragraph-properties fo:line-height="150%" fo:text-align="center" fo:margin-left="0cm" fo:margin-right="0cm" fo:text-indent="0cm" fo:margin-top="0pt" fo:margin-bottom="0pt"/>
    </style:style>
    <style:style style:family="text" style:name="T430">
      <style:text-properties fo:color="#2a6099" fo:font-family="Arial" style:font-family-complex="Arial" fo:font-size="9pt" fo:language="es" fo:country="ES"/>
    </style:style>
    <style:style style:family="text" style:name="T431">
      <style:text-properties fo:color="#2a6099" fo:font-family="Arial" style:font-family-complex="Arial" fo:font-size="9pt" fo:language="es" fo:country="ES"/>
    </style:style>
    <style:style style:family="text" style:name="T432">
      <style:text-properties fo:color="#000000" fo:font-family="Calibri" style:font-family-complex="Calibri" fo:font-size="11pt" fo:language="es" fo:country="ES"/>
    </style:style>
    <style:style style:family="paragraph" style:name="P139">
      <style:text-properties/>
      <style:paragraph-properties/>
    </style:style>
    <style:style style:family="text" style:name="T433">
      <style:text-properties fo:language="es" fo:country="ES"/>
    </style:style>
    <style:style style:family="text" style:name="T434">
      <style:text-properties fo:language="es" fo:country="ES"/>
    </style:style>
    <style:style style:family="table-cell" style:name="ce37">
      <style:table-cell-properties style:direction="ltr" fo:border="0.01764cm solid #00000A" loext:writing-mode="lr-tb" fo:padding-top="0cm" fo:padding-bottom="0cm" fo:padding-left="0.1905cm" fo:padding-right="0.1905cm" fo:wrap-option="wrap"/>
    </style:style>
    <style:style style:parent-style-name="691" style:family="paragraph" style:name="P140">
      <style:text-properties fo:color="#000000" fo:font-family="Calibri" style:font-family-complex="Calibri" fo:font-size="11pt" fo:language="en" fo:country="US"/>
      <style:paragraph-properties fo:line-height="150%" fo:text-align="center" fo:margin-left="0cm" fo:margin-right="0cm" fo:text-indent="0cm" fo:margin-top="0pt" fo:margin-bottom="0pt"/>
    </style:style>
    <style:style style:family="text" style:name="T435">
      <style:text-properties fo:color="#2a6099" fo:font-family="Arial" style:font-family-complex="Arial" fo:font-size="9pt" fo:language="es" fo:country="ES"/>
    </style:style>
    <style:style style:family="text" style:name="T436">
      <style:text-properties fo:color="#2a6099" fo:font-family="Arial" style:font-family-complex="Arial" fo:font-size="9pt" fo:language="es" fo:country="ES"/>
    </style:style>
    <style:style style:family="text" style:name="T437">
      <style:text-properties fo:color="#000000" fo:font-family="Calibri" style:font-family-complex="Calibri" fo:font-size="11pt" fo:language="es" fo:country="ES"/>
    </style:style>
    <style:style style:family="paragraph" style:name="P141">
      <style:text-properties/>
      <style:paragraph-properties/>
    </style:style>
    <style:style style:family="text" style:name="T438">
      <style:text-properties fo:language="es" fo:country="ES"/>
    </style:style>
    <style:style style:family="text" style:name="T439">
      <style:text-properties fo:language="es" fo:country="ES"/>
    </style:style>
    <style:style style:family="table-row" style:name="ro12">
      <style:table-row-properties/>
    </style:style>
    <style:style style:family="table-cell" style:name="ce38">
      <style:table-cell-properties style:direction="ltr" fo:border="0.01764cm solid #00000A" loext:writing-mode="lr-tb" fo:padding-top="0cm" fo:padding-bottom="0cm" fo:padding-left="0.1905cm" fo:padding-right="0.1905cm" fo:wrap-option="wrap"/>
    </style:style>
    <style:style style:parent-style-name="691" style:family="paragraph" style:name="P142">
      <style:text-properties fo:color="#000000" fo:font-family="Calibri" style:font-family-complex="Calibri" fo:font-size="11pt" fo:language="en" fo:country="US"/>
      <style:paragraph-properties fo:line-height="150%" fo:text-align="left" fo:margin-left="0cm" fo:margin-right="0cm" fo:text-indent="0cm" fo:margin-top="0pt" fo:margin-bottom="0pt"/>
    </style:style>
    <style:style style:family="text" style:name="T440">
      <style:text-properties fo:color="#2a6099" fo:font-family="Liberation Serif" style:font-family-complex="Liberation Serif" fo:font-size="9pt" fo:language="es" fo:country="ES"/>
    </style:style>
    <style:style style:family="text" style:name="T441">
      <style:text-properties fo:color="#2a6099" fo:font-family="Liberation Serif" style:font-family-complex="Liberation Serif" fo:font-size="9pt" fo:language="es" fo:country="ES"/>
    </style:style>
    <style:style style:family="text" style:name="T442">
      <style:text-properties fo:color="#000000" fo:font-family="Calibri" style:font-family-complex="Calibri" fo:font-size="11pt" fo:language="es" fo:country="ES"/>
    </style:style>
    <style:style style:family="paragraph" style:name="P143">
      <style:text-properties/>
      <style:paragraph-properties/>
    </style:style>
    <style:style style:family="text" style:name="T443">
      <style:text-properties fo:language="es" fo:country="ES"/>
    </style:style>
    <style:style style:family="text" style:name="T444">
      <style:text-properties fo:language="es" fo:country="ES"/>
    </style:style>
    <style:style style:family="table-cell" style:name="ce39">
      <style:table-cell-properties style:direction="ltr" fo:border="0.01764cm solid #00000A" loext:writing-mode="lr-tb" fo:padding-top="0cm" fo:padding-bottom="0cm" fo:padding-left="0.1905cm" fo:padding-right="0.1905cm" fo:wrap-option="wrap"/>
    </style:style>
    <style:style style:parent-style-name="691" style:family="paragraph" style:name="P144">
      <style:text-properties fo:color="#000000" fo:font-family="Calibri" style:font-family-complex="Calibri" fo:font-size="11pt" fo:language="en" fo:country="US"/>
      <style:paragraph-properties fo:line-height="150%" fo:text-align="center" fo:margin-left="0cm" fo:margin-right="0cm" fo:text-indent="0cm" fo:margin-top="0pt" fo:margin-bottom="0pt"/>
    </style:style>
    <style:style style:family="text" style:name="T445">
      <style:text-properties fo:color="#2a6099" fo:font-family="Arial" style:font-family-complex="Arial" fo:font-size="9pt" fo:language="es" fo:country="ES"/>
    </style:style>
    <style:style style:family="text" style:name="T446">
      <style:text-properties fo:color="#2a6099" fo:font-family="Arial" style:font-family-complex="Arial" fo:font-size="9pt" fo:language="es" fo:country="ES"/>
    </style:style>
    <style:style style:family="text" style:name="T447">
      <style:text-properties fo:color="#000000" fo:font-family="Calibri" style:font-family-complex="Calibri" fo:font-size="11pt" fo:language="es" fo:country="ES"/>
    </style:style>
    <style:style style:family="paragraph" style:name="P145">
      <style:text-properties/>
      <style:paragraph-properties/>
    </style:style>
    <style:style style:family="text" style:name="T448">
      <style:text-properties fo:language="es" fo:country="ES"/>
    </style:style>
    <style:style style:family="text" style:name="T449">
      <style:text-properties fo:language="es" fo:country="ES"/>
    </style:style>
    <style:style style:family="table-cell" style:name="ce40">
      <style:table-cell-properties style:direction="ltr" fo:border="0.01764cm solid #00000A" loext:writing-mode="lr-tb" fo:padding-top="0cm" fo:padding-bottom="0cm" fo:padding-left="0.1905cm" fo:padding-right="0.1905cm" fo:wrap-option="wrap"/>
    </style:style>
    <style:style style:parent-style-name="691" style:family="paragraph" style:name="P146">
      <style:text-properties fo:color="#000000" fo:font-family="Calibri" style:font-family-complex="Calibri" fo:font-size="11pt" fo:language="en" fo:country="US"/>
      <style:paragraph-properties fo:line-height="150%" fo:text-align="center" fo:margin-left="0cm" fo:margin-right="0cm" fo:text-indent="0cm" fo:margin-top="0pt" fo:margin-bottom="0pt"/>
    </style:style>
    <style:style style:family="text" style:name="T450">
      <style:text-properties fo:color="#2a6099" fo:font-family="Arial" style:font-family-complex="Arial" fo:font-size="9pt" fo:language="es" fo:country="ES"/>
    </style:style>
    <style:style style:family="text" style:name="T451">
      <style:text-properties fo:color="#2a6099" fo:font-family="Arial" style:font-family-complex="Arial" fo:font-size="9pt" fo:language="es" fo:country="ES"/>
    </style:style>
    <style:style style:family="text" style:name="T452">
      <style:text-properties fo:color="#000000" fo:font-family="Calibri" style:font-family-complex="Calibri" fo:font-size="11pt" fo:language="es" fo:country="ES"/>
    </style:style>
    <style:style style:family="paragraph" style:name="P147">
      <style:text-properties/>
      <style:paragraph-properties/>
    </style:style>
    <style:style style:family="text" style:name="T453">
      <style:text-properties fo:language="es" fo:country="ES"/>
    </style:style>
    <style:style style:family="text" style:name="T454">
      <style:text-properties fo:language="es" fo:country="ES"/>
    </style:style>
    <style:style style:family="table-cell" style:name="ce41">
      <style:table-cell-properties style:direction="ltr" fo:border="0.01764cm solid #00000A" loext:writing-mode="lr-tb" fo:padding-top="0cm" fo:padding-bottom="0cm" fo:padding-left="0.1905cm" fo:padding-right="0.1905cm" fo:wrap-option="wrap"/>
    </style:style>
    <style:style style:parent-style-name="691" style:family="paragraph" style:name="P148">
      <style:text-properties fo:color="#000000" fo:font-family="Calibri" style:font-family-complex="Calibri" fo:font-size="11pt" fo:language="en" fo:country="US"/>
      <style:paragraph-properties fo:line-height="150%" fo:text-align="center" fo:margin-left="0cm" fo:margin-right="0cm" fo:text-indent="0cm" fo:margin-top="0pt" fo:margin-bottom="0pt"/>
    </style:style>
    <style:style style:family="text" style:name="T455">
      <style:text-properties fo:color="#2a6099" fo:font-family="Arial" style:font-family-complex="Arial" fo:font-size="9pt" fo:language="es" fo:country="ES"/>
    </style:style>
    <style:style style:family="text" style:name="T456">
      <style:text-properties fo:color="#2a6099" fo:font-family="Arial" style:font-family-complex="Arial" fo:font-size="9pt" fo:language="es" fo:country="ES"/>
    </style:style>
    <style:style style:family="text" style:name="T457">
      <style:text-properties fo:color="#000000" fo:font-family="Calibri" style:font-family-complex="Calibri" fo:font-size="11pt" fo:language="es" fo:country="ES"/>
    </style:style>
    <style:style style:family="paragraph" style:name="P149">
      <style:text-properties/>
      <style:paragraph-properties/>
    </style:style>
    <style:style style:family="text" style:name="T458">
      <style:text-properties fo:language="es" fo:country="ES"/>
    </style:style>
    <style:style style:family="text" style:name="T459">
      <style:text-properties fo:language="es" fo:country="ES"/>
    </style:style>
    <style:style style:family="table-cell" style:name="ce42">
      <style:table-cell-properties style:direction="ltr" fo:border="0.01764cm solid #00000A" loext:writing-mode="lr-tb" fo:padding-top="0cm" fo:padding-bottom="0cm" fo:padding-left="0.1905cm" fo:padding-right="0.1905cm" fo:wrap-option="wrap"/>
    </style:style>
    <style:style style:parent-style-name="691" style:family="paragraph" style:name="P150">
      <style:text-properties fo:color="#000000" fo:font-family="Calibri" style:font-family-complex="Calibri" fo:font-size="11pt" fo:language="en" fo:country="US"/>
      <style:paragraph-properties fo:line-height="150%" fo:text-align="center" fo:margin-left="0cm" fo:margin-right="0cm" fo:text-indent="0cm" fo:margin-top="0pt" fo:margin-bottom="0pt"/>
    </style:style>
    <style:style style:family="text" style:name="T460">
      <style:text-properties fo:color="#2a6099" fo:font-family="Arial" style:font-family-complex="Arial" fo:font-size="9pt" fo:language="es" fo:country="ES"/>
    </style:style>
    <style:style style:family="text" style:name="T461">
      <style:text-properties fo:color="#2a6099" fo:font-family="Arial" style:font-family-complex="Arial" fo:font-size="9pt" fo:language="es" fo:country="ES"/>
    </style:style>
    <style:style style:family="text" style:name="T462">
      <style:text-properties fo:color="#000000" fo:font-family="Calibri" style:font-family-complex="Calibri" fo:font-size="11pt" fo:language="es" fo:country="ES"/>
    </style:style>
    <style:style style:family="paragraph" style:name="P151">
      <style:text-properties/>
      <style:paragraph-properties/>
    </style:style>
    <style:style style:family="text" style:name="T463">
      <style:text-properties fo:language="es" fo:country="ES"/>
    </style:style>
    <style:style style:family="text" style:name="T464">
      <style:text-properties fo:language="es" fo:country="ES"/>
    </style:style>
    <style:style style:family="table-cell" style:name="ce43">
      <style:table-cell-properties style:direction="ltr" fo:border="0.01764cm solid #00000A" loext:writing-mode="lr-tb" fo:padding-top="0cm" fo:padding-bottom="0cm" fo:padding-left="0.1905cm" fo:padding-right="0.1905cm" fo:wrap-option="wrap"/>
    </style:style>
    <style:style style:parent-style-name="691" style:family="paragraph" style:name="P152">
      <style:text-properties fo:color="#000000" fo:font-family="Calibri" style:font-family-complex="Calibri" fo:font-size="11pt" fo:language="en" fo:country="US"/>
      <style:paragraph-properties fo:line-height="150%" fo:text-align="center" fo:margin-left="0cm" fo:margin-right="0cm" fo:text-indent="0cm" fo:margin-top="0pt" fo:margin-bottom="0pt"/>
    </style:style>
    <style:style style:family="text" style:name="T465">
      <style:text-properties fo:color="#2a6099" fo:font-family="Arial" style:font-family-complex="Arial" fo:font-size="9pt" fo:language="es" fo:country="ES"/>
    </style:style>
    <style:style style:family="text" style:name="T466">
      <style:text-properties fo:color="#2a6099" fo:font-family="Arial" style:font-family-complex="Arial" fo:font-size="9pt" fo:language="es" fo:country="ES"/>
    </style:style>
    <style:style style:family="text" style:name="T467">
      <style:text-properties fo:color="#000000" fo:font-family="Calibri" style:font-family-complex="Calibri" fo:font-size="11pt" fo:language="es" fo:country="ES"/>
    </style:style>
    <style:style style:family="paragraph" style:name="P153">
      <style:text-properties/>
      <style:paragraph-properties/>
    </style:style>
    <style:style style:family="text" style:name="T468">
      <style:text-properties fo:language="es" fo:country="ES"/>
    </style:style>
    <style:style style:family="text" style:name="T469">
      <style:text-properties fo:language="es" fo:country="ES"/>
    </style:style>
    <style:style style:family="table-cell" style:name="ce44">
      <style:table-cell-properties style:direction="ltr" fo:border="0.01764cm solid #00000A" loext:writing-mode="lr-tb" fo:padding-top="0cm" fo:padding-bottom="0cm" fo:padding-left="0.1905cm" fo:padding-right="0.1905cm" fo:wrap-option="wrap"/>
    </style:style>
    <style:style style:parent-style-name="691" style:family="paragraph" style:name="P154">
      <style:text-properties fo:color="#000000" fo:font-family="Calibri" style:font-family-complex="Calibri" fo:font-size="11pt" fo:language="en" fo:country="US"/>
      <style:paragraph-properties fo:line-height="150%" fo:text-align="center" fo:margin-left="0cm" fo:margin-right="0cm" fo:text-indent="0cm" fo:margin-top="0pt" fo:margin-bottom="0pt"/>
    </style:style>
    <style:style style:family="text" style:name="T470">
      <style:text-properties fo:color="#2a6099" fo:font-family="Arial" style:font-family-complex="Arial" fo:font-size="9pt" fo:language="es" fo:country="ES"/>
    </style:style>
    <style:style style:family="text" style:name="T471">
      <style:text-properties fo:color="#2a6099" fo:font-family="Arial" style:font-family-complex="Arial" fo:font-size="9pt" fo:language="es" fo:country="ES"/>
    </style:style>
    <style:style style:family="text" style:name="T472">
      <style:text-properties fo:color="#000000" fo:font-family="Calibri" style:font-family-complex="Calibri" fo:font-size="11pt" fo:language="es" fo:country="ES"/>
    </style:style>
    <style:style style:family="paragraph" style:name="P155">
      <style:text-properties/>
      <style:paragraph-properties/>
    </style:style>
    <style:style style:family="text" style:name="T473">
      <style:text-properties fo:language="es" fo:country="ES"/>
    </style:style>
    <style:style style:family="text" style:name="T474">
      <style:text-properties fo:language="es" fo:country="ES"/>
    </style:style>
    <style:style style:family="table-cell" style:name="ce45">
      <style:table-cell-properties style:direction="ltr" fo:border="0.01764cm solid #00000A" loext:writing-mode="lr-tb" fo:padding-top="0cm" fo:padding-bottom="0cm" fo:padding-left="0.1905cm" fo:padding-right="0.1905cm" fo:wrap-option="wrap"/>
    </style:style>
    <style:style style:parent-style-name="691" style:family="paragraph" style:name="P156">
      <style:text-properties fo:color="#000000" fo:font-family="Calibri" style:font-family-complex="Calibri" fo:font-size="11pt" fo:language="en" fo:country="US"/>
      <style:paragraph-properties fo:line-height="150%" fo:text-align="center" fo:margin-left="0cm" fo:margin-right="0cm" fo:text-indent="0cm" fo:margin-top="0pt" fo:margin-bottom="0pt"/>
    </style:style>
    <style:style style:family="text" style:name="T475">
      <style:text-properties fo:color="#2a6099" fo:font-family="Arial" style:font-family-complex="Arial" fo:font-size="9pt" fo:language="es" fo:country="ES"/>
    </style:style>
    <style:style style:family="text" style:name="T476">
      <style:text-properties fo:color="#2a6099" fo:font-family="Arial" style:font-family-complex="Arial" fo:font-size="9pt" fo:language="es" fo:country="ES"/>
    </style:style>
    <style:style style:family="text" style:name="T477">
      <style:text-properties fo:color="#000000" fo:font-family="Calibri" style:font-family-complex="Calibri" fo:font-size="11pt" fo:language="es" fo:country="ES"/>
    </style:style>
    <style:style style:family="paragraph" style:name="P157">
      <style:text-properties/>
      <style:paragraph-properties/>
    </style:style>
    <style:style style:family="text" style:name="T478">
      <style:text-properties fo:language="es" fo:country="ES"/>
    </style:style>
    <style:style style:family="text" style:name="T479">
      <style:text-properties fo:language="es" fo:country="ES"/>
    </style:style>
    <style:style style:family="table-row" style:name="ro13">
      <style:table-row-properties/>
    </style:style>
    <style:style style:family="table-cell" style:name="ce46">
      <style:table-cell-properties style:direction="ltr" fo:border="0.01764cm solid #00000A" loext:writing-mode="lr-tb" fo:padding-top="0cm" fo:padding-bottom="0cm" fo:padding-left="0.1905cm" fo:padding-right="0.1905cm" fo:wrap-option="wrap"/>
    </style:style>
    <style:style style:parent-style-name="691" style:family="paragraph" style:name="P158">
      <style:text-properties fo:color="#000000" fo:font-family="Calibri" style:font-family-complex="Calibri" fo:font-size="11pt" fo:language="en" fo:country="US"/>
      <style:paragraph-properties fo:line-height="150%" fo:text-align="left" fo:margin-left="0cm" fo:margin-right="0cm" fo:text-indent="0cm" fo:margin-top="0pt" fo:margin-bottom="0pt"/>
    </style:style>
    <style:style style:family="text" style:name="T480">
      <style:text-properties fo:color="#2a6099" fo:font-family="Liberation Serif" style:font-family-complex="Liberation Serif" fo:font-size="9pt" fo:language="es" fo:country="ES"/>
    </style:style>
    <style:style style:family="text" style:name="T481">
      <style:text-properties fo:color="#2a6099" fo:font-family="Liberation Serif" style:font-family-complex="Liberation Serif" fo:font-size="9pt" fo:language="es" fo:country="ES"/>
    </style:style>
    <style:style style:family="text" style:name="T482">
      <style:text-properties fo:color="#000000" fo:font-family="Calibri" style:font-family-complex="Calibri" fo:font-size="11pt" fo:language="es" fo:country="ES"/>
    </style:style>
    <style:style style:family="paragraph" style:name="P159">
      <style:text-properties/>
      <style:paragraph-properties/>
    </style:style>
    <style:style style:family="text" style:name="T483">
      <style:text-properties fo:language="es" fo:country="ES"/>
    </style:style>
    <style:style style:family="text" style:name="T484">
      <style:text-properties fo:language="es" fo:country="ES"/>
    </style:style>
    <style:style style:family="table-cell" style:name="ce47">
      <style:table-cell-properties style:direction="ltr" fo:border="0.01764cm solid #00000A" loext:writing-mode="lr-tb" fo:padding-top="0cm" fo:padding-bottom="0cm" fo:padding-left="0.1905cm" fo:padding-right="0.1905cm" fo:wrap-option="wrap"/>
    </style:style>
    <style:style style:parent-style-name="691" style:family="paragraph" style:name="P160">
      <style:text-properties fo:color="#000000" fo:font-family="Calibri" style:font-family-complex="Calibri" fo:font-size="11pt" fo:language="en" fo:country="US"/>
      <style:paragraph-properties fo:line-height="150%" fo:text-align="center" fo:margin-left="0cm" fo:margin-right="0cm" fo:text-indent="0cm" fo:margin-top="0pt" fo:margin-bottom="0pt"/>
    </style:style>
    <style:style style:family="text" style:name="T485">
      <style:text-properties fo:color="#2a6099" fo:font-family="Arial" style:font-family-complex="Arial" fo:font-size="9pt" fo:language="es" fo:country="ES"/>
    </style:style>
    <style:style style:family="text" style:name="T486">
      <style:text-properties fo:color="#2a6099" fo:font-family="Arial" style:font-family-complex="Arial" fo:font-size="9pt" fo:language="es" fo:country="ES"/>
    </style:style>
    <style:style style:family="text" style:name="T487">
      <style:text-properties fo:color="#000000" fo:font-family="Calibri" style:font-family-complex="Calibri" fo:font-size="11pt" fo:language="es" fo:country="ES"/>
    </style:style>
    <style:style style:family="paragraph" style:name="P161">
      <style:text-properties/>
      <style:paragraph-properties/>
    </style:style>
    <style:style style:family="text" style:name="T488">
      <style:text-properties fo:language="es" fo:country="ES"/>
    </style:style>
    <style:style style:family="text" style:name="T489">
      <style:text-properties fo:language="es" fo:country="ES"/>
    </style:style>
    <style:style style:family="table-cell" style:name="ce48">
      <style:table-cell-properties style:direction="ltr" fo:border="0.01764cm solid #00000A" loext:writing-mode="lr-tb" fo:padding-top="0cm" fo:padding-bottom="0cm" fo:padding-left="0.1905cm" fo:padding-right="0.1905cm" fo:wrap-option="wrap"/>
    </style:style>
    <style:style style:parent-style-name="691" style:family="paragraph" style:name="P162">
      <style:text-properties fo:color="#000000" fo:font-family="Calibri" style:font-family-complex="Calibri" fo:font-size="11pt" fo:language="en" fo:country="US"/>
      <style:paragraph-properties fo:line-height="150%" fo:text-align="center" fo:margin-left="0cm" fo:margin-right="0cm" fo:text-indent="0cm" fo:margin-top="0pt" fo:margin-bottom="0pt"/>
    </style:style>
    <style:style style:family="text" style:name="T490">
      <style:text-properties fo:color="#2a6099" fo:font-family="Arial" style:font-family-complex="Arial" fo:font-size="9pt" fo:language="es" fo:country="ES"/>
    </style:style>
    <style:style style:family="text" style:name="T491">
      <style:text-properties fo:color="#2a6099" fo:font-family="Arial" style:font-family-complex="Arial" fo:font-size="9pt" fo:language="es" fo:country="ES"/>
    </style:style>
    <style:style style:family="text" style:name="T492">
      <style:text-properties fo:color="#000000" fo:font-family="Calibri" style:font-family-complex="Calibri" fo:font-size="11pt" fo:language="es" fo:country="ES"/>
    </style:style>
    <style:style style:family="paragraph" style:name="P163">
      <style:text-properties/>
      <style:paragraph-properties/>
    </style:style>
    <style:style style:family="text" style:name="T493">
      <style:text-properties fo:language="es" fo:country="ES"/>
    </style:style>
    <style:style style:family="text" style:name="T494">
      <style:text-properties fo:language="es" fo:country="ES"/>
    </style:style>
    <style:style style:family="table-cell" style:name="ce49">
      <style:table-cell-properties style:direction="ltr" fo:border="0.01764cm solid #00000A" loext:writing-mode="lr-tb" fo:padding-top="0cm" fo:padding-bottom="0cm" fo:padding-left="0.1905cm" fo:padding-right="0.1905cm" fo:wrap-option="wrap"/>
    </style:style>
    <style:style style:parent-style-name="691" style:family="paragraph" style:name="P164">
      <style:text-properties fo:color="#000000" fo:font-family="Calibri" style:font-family-complex="Calibri" fo:font-size="11pt" fo:language="en" fo:country="US"/>
      <style:paragraph-properties fo:line-height="150%" fo:text-align="center" fo:margin-left="0cm" fo:margin-right="0cm" fo:text-indent="0cm" fo:margin-top="0pt" fo:margin-bottom="0pt"/>
    </style:style>
    <style:style style:family="text" style:name="T495">
      <style:text-properties fo:color="#2a6099" fo:font-family="Arial" style:font-family-complex="Arial" fo:font-size="9pt" fo:language="es" fo:country="ES"/>
    </style:style>
    <style:style style:family="text" style:name="T496">
      <style:text-properties fo:color="#2a6099" fo:font-family="Arial" style:font-family-complex="Arial" fo:font-size="9pt" fo:language="es" fo:country="ES"/>
    </style:style>
    <style:style style:family="text" style:name="T497">
      <style:text-properties fo:color="#000000" fo:font-family="Calibri" style:font-family-complex="Calibri" fo:font-size="11pt" fo:language="es" fo:country="ES"/>
    </style:style>
    <style:style style:family="paragraph" style:name="P165">
      <style:text-properties/>
      <style:paragraph-properties/>
    </style:style>
    <style:style style:family="text" style:name="T498">
      <style:text-properties fo:language="es" fo:country="ES"/>
    </style:style>
    <style:style style:family="text" style:name="T499">
      <style:text-properties fo:language="es" fo:country="ES"/>
    </style:style>
    <style:style style:family="table-cell" style:name="ce50">
      <style:table-cell-properties style:direction="ltr" fo:border="0.01764cm solid #00000A" loext:writing-mode="lr-tb" fo:padding-top="0cm" fo:padding-bottom="0cm" fo:padding-left="0.1905cm" fo:padding-right="0.1905cm" fo:wrap-option="wrap"/>
    </style:style>
    <style:style style:parent-style-name="691" style:family="paragraph" style:name="P166">
      <style:text-properties fo:color="#000000" fo:font-family="Calibri" style:font-family-complex="Calibri" fo:font-size="11pt" fo:language="en" fo:country="US"/>
      <style:paragraph-properties fo:line-height="150%" fo:text-align="center" fo:margin-left="0cm" fo:margin-right="0cm" fo:text-indent="0cm" fo:margin-top="0pt" fo:margin-bottom="0pt"/>
    </style:style>
    <style:style style:family="text" style:name="T500">
      <style:text-properties fo:color="#2a6099" fo:font-family="Arial" style:font-family-complex="Arial" fo:font-size="9pt" fo:language="es" fo:country="ES"/>
    </style:style>
    <style:style style:family="text" style:name="T501">
      <style:text-properties fo:color="#2a6099" fo:font-family="Arial" style:font-family-complex="Arial" fo:font-size="9pt" fo:language="es" fo:country="ES"/>
    </style:style>
    <style:style style:family="text" style:name="T502">
      <style:text-properties fo:color="#000000" fo:font-family="Calibri" style:font-family-complex="Calibri" fo:font-size="11pt" fo:language="es" fo:country="ES"/>
    </style:style>
    <style:style style:family="paragraph" style:name="P167">
      <style:text-properties/>
      <style:paragraph-properties/>
    </style:style>
    <style:style style:family="text" style:name="T503">
      <style:text-properties fo:language="es" fo:country="ES"/>
    </style:style>
    <style:style style:family="text" style:name="T504">
      <style:text-properties fo:language="es" fo:country="ES"/>
    </style:style>
    <style:style style:family="table-cell" style:name="ce51">
      <style:table-cell-properties style:direction="ltr" fo:border="0.01764cm solid #00000A" loext:writing-mode="lr-tb" fo:padding-top="0cm" fo:padding-bottom="0cm" fo:padding-left="0.1905cm" fo:padding-right="0.1905cm" fo:wrap-option="wrap"/>
    </style:style>
    <style:style style:parent-style-name="691" style:family="paragraph" style:name="P168">
      <style:text-properties fo:color="#000000" fo:font-family="Calibri" style:font-family-complex="Calibri" fo:font-size="11pt" fo:language="en" fo:country="US"/>
      <style:paragraph-properties fo:line-height="150%" fo:text-align="center" fo:margin-left="0cm" fo:margin-right="0cm" fo:text-indent="0cm" fo:margin-top="0pt" fo:margin-bottom="0pt"/>
    </style:style>
    <style:style style:family="text" style:name="T505">
      <style:text-properties fo:color="#2a6099" fo:font-family="Arial" style:font-family-complex="Arial" fo:font-size="9pt" fo:language="es" fo:country="ES"/>
    </style:style>
    <style:style style:family="text" style:name="T506">
      <style:text-properties fo:color="#2a6099" fo:font-family="Arial" style:font-family-complex="Arial" fo:font-size="9pt" fo:language="es" fo:country="ES"/>
    </style:style>
    <style:style style:family="text" style:name="T507">
      <style:text-properties fo:color="#000000" fo:font-family="Calibri" style:font-family-complex="Calibri" fo:font-size="11pt" fo:language="es" fo:country="ES"/>
    </style:style>
    <style:style style:family="paragraph" style:name="P169">
      <style:text-properties/>
      <style:paragraph-properties/>
    </style:style>
    <style:style style:family="text" style:name="T508">
      <style:text-properties fo:language="es" fo:country="ES"/>
    </style:style>
    <style:style style:family="text" style:name="T509">
      <style:text-properties fo:language="es" fo:country="ES"/>
    </style:style>
    <style:style style:family="table-cell" style:name="ce52">
      <style:table-cell-properties style:direction="ltr" fo:border="0.01764cm solid #00000A" loext:writing-mode="lr-tb" fo:padding-top="0cm" fo:padding-bottom="0cm" fo:padding-left="0.1905cm" fo:padding-right="0.1905cm" fo:wrap-option="wrap"/>
    </style:style>
    <style:style style:parent-style-name="691" style:family="paragraph" style:name="P170">
      <style:text-properties fo:color="#000000" fo:font-family="Calibri" style:font-family-complex="Calibri" fo:font-size="11pt" fo:language="en" fo:country="US"/>
      <style:paragraph-properties fo:line-height="150%" fo:text-align="center" fo:margin-left="0cm" fo:margin-right="0cm" fo:text-indent="0cm" fo:margin-top="0pt" fo:margin-bottom="0pt"/>
    </style:style>
    <style:style style:family="text" style:name="T510">
      <style:text-properties fo:color="#2a6099" fo:font-family="Arial" style:font-family-complex="Arial" fo:font-size="9pt" fo:language="es" fo:country="ES"/>
    </style:style>
    <style:style style:family="text" style:name="T511">
      <style:text-properties fo:color="#2a6099" fo:font-family="Arial" style:font-family-complex="Arial" fo:font-size="9pt" fo:language="es" fo:country="ES"/>
    </style:style>
    <style:style style:family="text" style:name="T512">
      <style:text-properties fo:color="#000000" fo:font-family="Calibri" style:font-family-complex="Calibri" fo:font-size="11pt" fo:language="es" fo:country="ES"/>
    </style:style>
    <style:style style:family="paragraph" style:name="P171">
      <style:text-properties/>
      <style:paragraph-properties/>
    </style:style>
    <style:style style:family="text" style:name="T513">
      <style:text-properties fo:language="es" fo:country="ES"/>
    </style:style>
    <style:style style:family="text" style:name="T514">
      <style:text-properties fo:language="es" fo:country="ES"/>
    </style:style>
    <style:style style:family="table-cell" style:name="ce53">
      <style:table-cell-properties style:direction="ltr" fo:border="0.01764cm solid #00000A" loext:writing-mode="lr-tb" fo:padding-top="0cm" fo:padding-bottom="0cm" fo:padding-left="0.1905cm" fo:padding-right="0.1905cm" fo:wrap-option="wrap"/>
    </style:style>
    <style:style style:parent-style-name="691" style:family="paragraph" style:name="P172">
      <style:text-properties fo:color="#000000" fo:font-family="Calibri" style:font-family-complex="Calibri" fo:font-size="11pt" fo:language="en" fo:country="US"/>
      <style:paragraph-properties fo:line-height="150%" fo:text-align="center" fo:margin-left="0cm" fo:margin-right="0cm" fo:text-indent="0cm" fo:margin-top="0pt" fo:margin-bottom="0pt"/>
    </style:style>
    <style:style style:family="text" style:name="T515">
      <style:text-properties fo:color="#2a6099" fo:font-family="Arial" style:font-family-complex="Arial" fo:font-size="9pt" fo:language="es" fo:country="ES"/>
    </style:style>
    <style:style style:family="text" style:name="T516">
      <style:text-properties fo:color="#2a6099" fo:font-family="Arial" style:font-family-complex="Arial" fo:font-size="9pt" fo:language="es" fo:country="ES"/>
    </style:style>
    <style:style style:family="text" style:name="T517">
      <style:text-properties fo:color="#000000" fo:font-family="Calibri" style:font-family-complex="Calibri" fo:font-size="11pt" fo:language="es" fo:country="ES"/>
    </style:style>
    <style:style style:family="paragraph" style:name="P173">
      <style:text-properties/>
      <style:paragraph-properties/>
    </style:style>
    <style:style style:family="text" style:name="T518">
      <style:text-properties fo:language="es" fo:country="ES"/>
    </style:style>
    <style:style style:family="text" style:name="T519">
      <style:text-properties fo:language="es" fo:country="ES"/>
    </style:style>
    <style:style style:family="table-row" style:name="ro14">
      <style:table-row-properties/>
    </style:style>
    <style:style style:family="table-cell" style:name="ce54">
      <style:table-cell-properties style:direction="ltr" fo:border="0.01764cm solid #00000A" loext:writing-mode="lr-tb" fo:padding-top="0cm" fo:padding-bottom="0cm" fo:padding-left="0.1905cm" fo:padding-right="0.1905cm" fo:wrap-option="wrap"/>
    </style:style>
    <style:style style:parent-style-name="691" style:family="paragraph" style:name="P174">
      <style:text-properties fo:color="#000000" fo:font-family="Calibri" style:font-family-complex="Calibri" fo:font-size="11pt" fo:language="en" fo:country="US"/>
      <style:paragraph-properties fo:line-height="150%" fo:margin-left="0cm" fo:margin-right="0cm" fo:text-indent="0cm" fo:margin-top="0pt" fo:margin-bottom="0pt"/>
    </style:style>
    <style:style style:family="text" style:name="T520">
      <style:text-properties fo:color="#2a6099" fo:font-family="Arial" style:font-family-complex="Arial" fo:font-size="9pt" fo:language="es" fo:country="ES"/>
    </style:style>
    <style:style style:family="text" style:name="T521">
      <style:text-properties fo:color="#2a6099" fo:font-family="Arial" style:font-family-complex="Arial" fo:font-size="9pt" fo:language="es" fo:country="ES"/>
    </style:style>
    <style:style style:family="text" style:name="T522">
      <style:text-properties fo:color="#000000" fo:font-family="Calibri" style:font-family-complex="Calibri" fo:font-size="11pt" fo:language="es" fo:country="ES"/>
    </style:style>
    <style:style style:family="paragraph" style:name="P175">
      <style:text-properties/>
      <style:paragraph-properties/>
    </style:style>
    <style:style style:family="text" style:name="T523">
      <style:text-properties fo:language="es" fo:country="ES"/>
    </style:style>
    <style:style style:family="text" style:name="T524">
      <style:text-properties fo:language="es" fo:country="ES"/>
    </style:style>
    <style:style style:family="table-cell" style:name="ce55">
      <style:table-cell-properties style:direction="ltr" fo:border="0.01764cm solid #00000A" loext:writing-mode="lr-tb" fo:padding-top="0cm" fo:padding-bottom="0cm" fo:padding-left="0.1905cm" fo:padding-right="0.1905cm" fo:wrap-option="wrap"/>
    </style:style>
    <style:style style:parent-style-name="691" style:family="paragraph" style:name="P176">
      <style:text-properties fo:color="#000000" fo:font-family="Calibri" style:font-family-complex="Calibri" fo:font-size="11pt" fo:language="en" fo:country="US"/>
      <style:paragraph-properties fo:line-height="150%" fo:text-align="center" fo:margin-left="0cm" fo:margin-right="0cm" fo:text-indent="0cm" fo:margin-top="0pt" fo:margin-bottom="0pt"/>
    </style:style>
    <style:style style:family="text" style:name="T525">
      <style:text-properties fo:color="#2a6099" fo:font-family="Arial" style:font-family-complex="Arial" fo:font-size="9pt" fo:language="es" fo:country="ES"/>
    </style:style>
    <style:style style:family="text" style:name="T526">
      <style:text-properties fo:color="#2a6099" fo:font-family="Arial" style:font-family-complex="Arial" fo:font-size="9pt" fo:language="es" fo:country="ES"/>
    </style:style>
    <style:style style:family="text" style:name="T527">
      <style:text-properties fo:color="#000000" fo:font-family="Calibri" style:font-family-complex="Calibri" fo:font-size="11pt" fo:language="es" fo:country="ES"/>
    </style:style>
    <style:style style:family="paragraph" style:name="P177">
      <style:text-properties/>
      <style:paragraph-properties/>
    </style:style>
    <style:style style:family="text" style:name="T528">
      <style:text-properties fo:language="es" fo:country="ES"/>
    </style:style>
    <style:style style:family="text" style:name="T529">
      <style:text-properties fo:language="es" fo:country="ES"/>
    </style:style>
    <style:style style:family="table-cell" style:name="ce56">
      <style:table-cell-properties style:direction="ltr" fo:border="0.01764cm solid #00000A" loext:writing-mode="lr-tb" fo:padding-top="0cm" fo:padding-bottom="0cm" fo:padding-left="0.1905cm" fo:padding-right="0.1905cm" fo:wrap-option="wrap"/>
    </style:style>
    <style:style style:parent-style-name="691" style:family="paragraph" style:name="P178">
      <style:text-properties fo:color="#000000" fo:font-family="Calibri" style:font-family-complex="Calibri" fo:font-size="11pt" fo:language="en" fo:country="US"/>
      <style:paragraph-properties fo:line-height="150%" fo:text-align="center" fo:margin-left="0cm" fo:margin-right="0cm" fo:text-indent="0cm" fo:margin-top="0pt" fo:margin-bottom="0pt"/>
    </style:style>
    <style:style style:family="text" style:name="T530">
      <style:text-properties fo:color="#2a6099" fo:font-family="Arial" style:font-family-complex="Arial" fo:font-size="9pt" fo:language="es" fo:country="ES"/>
    </style:style>
    <style:style style:family="text" style:name="T531">
      <style:text-properties fo:color="#2a6099" fo:font-family="Arial" style:font-family-complex="Arial" fo:font-size="9pt" fo:language="es" fo:country="ES"/>
    </style:style>
    <style:style style:family="text" style:name="T532">
      <style:text-properties fo:color="#000000" fo:font-family="Calibri" style:font-family-complex="Calibri" fo:font-size="11pt" fo:language="es" fo:country="ES"/>
    </style:style>
    <style:style style:family="paragraph" style:name="P179">
      <style:text-properties/>
      <style:paragraph-properties/>
    </style:style>
    <style:style style:family="text" style:name="T533">
      <style:text-properties fo:language="es" fo:country="ES"/>
    </style:style>
    <style:style style:family="text" style:name="T534">
      <style:text-properties fo:language="es" fo:country="ES"/>
    </style:style>
    <style:style style:family="table-cell" style:name="ce57">
      <style:table-cell-properties style:direction="ltr" fo:border="0.01764cm solid #00000A" loext:writing-mode="lr-tb" fo:padding-top="0cm" fo:padding-bottom="0cm" fo:padding-left="0.1905cm" fo:padding-right="0.1905cm" fo:wrap-option="wrap"/>
    </style:style>
    <style:style style:parent-style-name="691" style:family="paragraph" style:name="P180">
      <style:text-properties fo:color="#000000" fo:font-family="Calibri" style:font-family-complex="Calibri" fo:font-size="11pt" fo:language="en" fo:country="US"/>
      <style:paragraph-properties fo:line-height="150%" fo:text-align="center" fo:margin-left="0cm" fo:margin-right="0cm" fo:text-indent="0cm" fo:margin-top="0pt" fo:margin-bottom="0pt"/>
    </style:style>
    <style:style style:family="text" style:name="T535">
      <style:text-properties fo:color="#2a6099" fo:font-family="Arial" style:font-family-complex="Arial" fo:font-size="9pt" fo:language="es" fo:country="ES"/>
    </style:style>
    <style:style style:family="text" style:name="T536">
      <style:text-properties fo:color="#2a6099" fo:font-family="Arial" style:font-family-complex="Arial" fo:font-size="9pt" fo:language="es" fo:country="ES"/>
    </style:style>
    <style:style style:family="text" style:name="T537">
      <style:text-properties fo:color="#000000" fo:font-family="Calibri" style:font-family-complex="Calibri" fo:font-size="11pt" fo:language="es" fo:country="ES"/>
    </style:style>
    <style:style style:family="paragraph" style:name="P181">
      <style:text-properties/>
      <style:paragraph-properties/>
    </style:style>
    <style:style style:family="text" style:name="T538">
      <style:text-properties fo:language="es" fo:country="ES"/>
    </style:style>
    <style:style style:family="text" style:name="T539">
      <style:text-properties fo:language="es" fo:country="ES"/>
    </style:style>
    <style:style style:family="table-cell" style:name="ce58">
      <style:table-cell-properties style:direction="ltr" fo:border="0.01764cm solid #00000A" loext:writing-mode="lr-tb" fo:padding-top="0cm" fo:padding-bottom="0cm" fo:padding-left="0.1905cm" fo:padding-right="0.1905cm" fo:wrap-option="wrap"/>
    </style:style>
    <style:style style:parent-style-name="691" style:family="paragraph" style:name="P182">
      <style:text-properties fo:color="#000000" fo:font-family="Calibri" style:font-family-complex="Calibri" fo:font-size="11pt" fo:language="en" fo:country="US"/>
      <style:paragraph-properties fo:line-height="150%" fo:text-align="center" fo:margin-left="0cm" fo:margin-right="0cm" fo:text-indent="0cm" fo:margin-top="0pt" fo:margin-bottom="0pt"/>
    </style:style>
    <style:style style:family="text" style:name="T540">
      <style:text-properties fo:color="#2a6099" fo:font-family="Arial" style:font-family-complex="Arial" fo:font-size="9pt" fo:language="es" fo:country="ES"/>
    </style:style>
    <style:style style:family="text" style:name="T541">
      <style:text-properties fo:color="#2a6099" fo:font-family="Arial" style:font-family-complex="Arial" fo:font-size="9pt" fo:language="es" fo:country="ES"/>
    </style:style>
    <style:style style:family="text" style:name="T542">
      <style:text-properties fo:color="#000000" fo:font-family="Calibri" style:font-family-complex="Calibri" fo:font-size="11pt" fo:language="es" fo:country="ES"/>
    </style:style>
    <style:style style:family="paragraph" style:name="P183">
      <style:text-properties/>
      <style:paragraph-properties/>
    </style:style>
    <style:style style:family="text" style:name="T543">
      <style:text-properties fo:language="es" fo:country="ES"/>
    </style:style>
    <style:style style:family="text" style:name="T544">
      <style:text-properties fo:language="es" fo:country="ES"/>
    </style:style>
    <style:style style:family="table-cell" style:name="ce59">
      <style:table-cell-properties style:direction="ltr" fo:border="0.01764cm solid #00000A" loext:writing-mode="lr-tb" fo:padding-top="0cm" fo:padding-bottom="0cm" fo:padding-left="0.1905cm" fo:padding-right="0.1905cm" fo:wrap-option="wrap"/>
    </style:style>
    <style:style style:parent-style-name="691" style:family="paragraph" style:name="P184">
      <style:text-properties fo:color="#000000" fo:font-family="Calibri" style:font-family-complex="Calibri" fo:font-size="11pt" fo:language="en" fo:country="US"/>
      <style:paragraph-properties fo:line-height="150%" fo:text-align="center" fo:margin-left="0cm" fo:margin-right="0cm" fo:text-indent="0cm" fo:margin-top="0pt" fo:margin-bottom="0pt"/>
    </style:style>
    <style:style style:family="text" style:name="T545">
      <style:text-properties fo:color="#2a6099" fo:font-family="Arial" style:font-family-complex="Arial" fo:font-size="9pt" fo:language="es" fo:country="ES"/>
    </style:style>
    <style:style style:family="text" style:name="T546">
      <style:text-properties fo:color="#2a6099" fo:font-family="Arial" style:font-family-complex="Arial" fo:font-size="9pt" fo:language="es" fo:country="ES"/>
    </style:style>
    <style:style style:family="text" style:name="T547">
      <style:text-properties fo:color="#000000" fo:font-family="Calibri" style:font-family-complex="Calibri" fo:font-size="11pt" fo:language="es" fo:country="ES"/>
    </style:style>
    <style:style style:family="paragraph" style:name="P185">
      <style:text-properties/>
      <style:paragraph-properties/>
    </style:style>
    <style:style style:family="text" style:name="T548">
      <style:text-properties fo:language="es" fo:country="ES"/>
    </style:style>
    <style:style style:family="text" style:name="T549">
      <style:text-properties fo:language="es" fo:country="ES"/>
    </style:style>
    <style:style style:family="table-cell" style:name="ce60">
      <style:table-cell-properties style:direction="ltr" fo:border="0.01764cm solid #00000A" loext:writing-mode="lr-tb" fo:padding-top="0cm" fo:padding-bottom="0cm" fo:padding-left="0.1905cm" fo:padding-right="0.1905cm" fo:wrap-option="wrap"/>
    </style:style>
    <style:style style:parent-style-name="691" style:family="paragraph" style:name="P186">
      <style:text-properties fo:color="#000000" fo:font-family="Calibri" style:font-family-complex="Calibri" fo:font-size="11pt" fo:language="en" fo:country="US"/>
      <style:paragraph-properties fo:line-height="150%" fo:text-align="center" fo:margin-left="0cm" fo:margin-right="0cm" fo:text-indent="0cm" fo:margin-top="0pt" fo:margin-bottom="0pt"/>
    </style:style>
    <style:style style:family="text" style:name="T550">
      <style:text-properties fo:color="#2a6099" fo:font-family="Arial" style:font-family-complex="Arial" fo:font-size="9pt" fo:language="es" fo:country="ES"/>
    </style:style>
    <style:style style:family="text" style:name="T551">
      <style:text-properties fo:color="#2a6099" fo:font-family="Arial" style:font-family-complex="Arial" fo:font-size="9pt" fo:language="es" fo:country="ES"/>
    </style:style>
    <style:style style:family="text" style:name="T552">
      <style:text-properties fo:color="#000000" fo:font-family="Calibri" style:font-family-complex="Calibri" fo:font-size="11pt" fo:language="es" fo:country="ES"/>
    </style:style>
    <style:style style:family="paragraph" style:name="P187">
      <style:text-properties/>
      <style:paragraph-properties/>
    </style:style>
    <style:style style:family="text" style:name="T553">
      <style:text-properties fo:language="es" fo:country="ES"/>
    </style:style>
    <style:style style:family="text" style:name="T554">
      <style:text-properties fo:language="es" fo:country="ES"/>
    </style:style>
    <style:style style:family="table-cell" style:name="ce61">
      <style:table-cell-properties style:direction="ltr" fo:border="0.01764cm solid #00000A" loext:writing-mode="lr-tb" fo:padding-top="0cm" fo:padding-bottom="0cm" fo:padding-left="0.1905cm" fo:padding-right="0.1905cm" fo:wrap-option="wrap"/>
    </style:style>
    <style:style style:parent-style-name="691" style:family="paragraph" style:name="P188">
      <style:text-properties fo:color="#000000" fo:font-family="Calibri" style:font-family-complex="Calibri" fo:font-size="11pt" fo:language="en" fo:country="US"/>
      <style:paragraph-properties fo:line-height="150%" fo:text-align="center" fo:margin-left="0cm" fo:margin-right="0cm" fo:text-indent="0cm" fo:margin-top="0pt" fo:margin-bottom="0pt"/>
    </style:style>
    <style:style style:family="text" style:name="T555">
      <style:text-properties fo:color="#2a6099" fo:font-family="Arial" style:font-family-complex="Arial" fo:font-size="9pt" fo:language="es" fo:country="ES"/>
    </style:style>
    <style:style style:family="text" style:name="T556">
      <style:text-properties fo:color="#2a6099" fo:font-family="Arial" style:font-family-complex="Arial" fo:font-size="9pt" fo:language="es" fo:country="ES"/>
    </style:style>
    <style:style style:family="text" style:name="T557">
      <style:text-properties fo:color="#000000" fo:font-family="Calibri" style:font-family-complex="Calibri" fo:font-size="11pt" fo:language="es" fo:country="ES"/>
    </style:style>
    <style:style style:family="paragraph" style:name="P189">
      <style:text-properties/>
      <style:paragraph-properties/>
    </style:style>
    <style:style style:family="text" style:name="T558">
      <style:text-properties fo:language="es" fo:country="ES"/>
    </style:style>
    <style:style style:family="text" style:name="T559">
      <style:text-properties fo:language="es" fo:country="ES"/>
    </style:style>
    <style:style style:family="table-row" style:name="ro15">
      <style:table-row-properties/>
    </style:style>
    <style:style style:family="table-cell" style:name="ce62">
      <style:table-cell-properties style:direction="ltr" fo:border-top="none" fo:border-bottom="0.01764cm solid #00000A" fo:border-left="0.01764cm solid #00000A" fo:border-right="0.01764cm solid #00000A" loext:writing-mode="lr-tb" fo:padding-top="0cm" fo:padding-bottom="0cm" fo:padding-left="0.1905cm" fo:padding-right="0.1905cm" fo:wrap-option="wrap"/>
    </style:style>
    <style:style style:parent-style-name="691" style:family="paragraph" style:name="P190">
      <style:text-properties fo:color="#000000" fo:font-family="Calibri" style:font-family-complex="Calibri" fo:font-size="11pt" fo:language="en" fo:country="US"/>
      <style:paragraph-properties fo:line-height="150%" fo:text-align="left" fo:margin-left="0cm" fo:margin-right="0cm" fo:text-indent="0cm" fo:margin-top="0pt" fo:margin-bottom="0pt"/>
    </style:style>
    <style:style style:family="text" style:name="T560">
      <style:text-properties fo:color="#2a6099" fo:font-family="Liberation Serif" style:font-family-complex="Liberation Serif" fo:font-size="9pt" fo:language="es" fo:country="ES"/>
    </style:style>
    <style:style style:family="text" style:name="T561">
      <style:text-properties fo:color="#2a6099" fo:font-family="Liberation Serif" style:font-family-complex="Liberation Serif" fo:font-size="9pt" fo:language="es" fo:country="ES"/>
    </style:style>
    <style:style style:family="text" style:name="T562">
      <style:text-properties fo:color="#000000" fo:font-family="Calibri" style:font-family-complex="Calibri" fo:font-size="11pt" fo:language="es" fo:country="ES"/>
    </style:style>
    <style:style style:family="paragraph" style:name="P191">
      <style:text-properties/>
      <style:paragraph-properties/>
    </style:style>
    <style:style style:family="text" style:name="T563">
      <style:text-properties fo:language="es" fo:country="ES"/>
    </style:style>
    <style:style style:family="text" style:name="T564">
      <style:text-properties fo:language="es" fo:country="ES"/>
    </style:style>
    <style:style style:family="table-cell" style:name="ce63">
      <style:table-cell-properties style:direction="ltr" fo:border-top="none" fo:border-bottom="0.01764cm solid #00000A" fo:border-left="0.01764cm solid #00000A" fo:border-right="0.01764cm solid #00000A" loext:writing-mode="lr-tb" fo:padding-top="0cm" fo:padding-bottom="0cm" fo:padding-left="0.1905cm" fo:padding-right="0.1905cm" fo:wrap-option="wrap"/>
    </style:style>
    <style:style style:parent-style-name="691" style:family="paragraph" style:name="P192">
      <style:text-properties fo:color="#000000" fo:font-family="Calibri" style:font-family-complex="Calibri" fo:font-size="11pt" fo:language="en" fo:country="US"/>
      <style:paragraph-properties fo:line-height="150%" fo:text-align="center" fo:margin-left="0cm" fo:margin-right="0cm" fo:text-indent="0cm" fo:margin-top="0pt" fo:margin-bottom="0pt"/>
    </style:style>
    <style:style style:family="text" style:name="T565">
      <style:text-properties fo:color="#2a6099" fo:font-family="Arial" style:font-family-complex="Arial" fo:font-size="9pt" fo:language="es" fo:country="ES"/>
    </style:style>
    <style:style style:family="text" style:name="T566">
      <style:text-properties fo:color="#2a6099" fo:font-family="Arial" style:font-family-complex="Arial" fo:font-size="9pt" fo:language="es" fo:country="ES"/>
    </style:style>
    <style:style style:family="text" style:name="T567">
      <style:text-properties fo:color="#000000" fo:font-family="Calibri" style:font-family-complex="Calibri" fo:font-size="11pt" fo:language="es" fo:country="ES"/>
    </style:style>
    <style:style style:family="paragraph" style:name="P193">
      <style:text-properties/>
      <style:paragraph-properties/>
    </style:style>
    <style:style style:family="text" style:name="T568">
      <style:text-properties fo:language="es" fo:country="ES"/>
    </style:style>
    <style:style style:family="text" style:name="T569">
      <style:text-properties fo:language="es" fo:country="ES"/>
    </style:style>
    <style:style style:family="table-cell" style:name="ce64">
      <style:table-cell-properties style:direction="ltr" fo:border-top="none" fo:border-bottom="0.01764cm solid #00000A" fo:border-left="0.01764cm solid #00000A" fo:border-right="0.01764cm solid #00000A" loext:writing-mode="lr-tb" fo:padding-top="0cm" fo:padding-bottom="0cm" fo:padding-left="0.1905cm" fo:padding-right="0.1905cm" fo:wrap-option="wrap"/>
    </style:style>
    <style:style style:parent-style-name="691" style:family="paragraph" style:name="P194">
      <style:text-properties fo:color="#000000" fo:font-family="Calibri" style:font-family-complex="Calibri" fo:font-size="11pt" fo:language="en" fo:country="US"/>
      <style:paragraph-properties fo:line-height="150%" fo:text-align="center" fo:margin-left="0cm" fo:margin-right="0cm" fo:text-indent="0cm" fo:margin-top="0pt" fo:margin-bottom="0pt"/>
    </style:style>
    <style:style style:family="text" style:name="T570">
      <style:text-properties fo:color="#2a6099" fo:font-family="Arial" style:font-family-complex="Arial" fo:font-size="9pt" fo:language="es" fo:country="ES"/>
    </style:style>
    <style:style style:family="text" style:name="T571">
      <style:text-properties fo:color="#2a6099" fo:font-family="Arial" style:font-family-complex="Arial" fo:font-size="9pt" fo:language="es" fo:country="ES"/>
    </style:style>
    <style:style style:family="text" style:name="T572">
      <style:text-properties fo:color="#000000" fo:font-family="Calibri" style:font-family-complex="Calibri" fo:font-size="11pt" fo:language="es" fo:country="ES"/>
    </style:style>
    <style:style style:family="paragraph" style:name="P195">
      <style:text-properties/>
      <style:paragraph-properties/>
    </style:style>
    <style:style style:family="text" style:name="T573">
      <style:text-properties fo:language="es" fo:country="ES"/>
    </style:style>
    <style:style style:family="text" style:name="T574">
      <style:text-properties fo:language="es" fo:country="ES"/>
    </style:style>
    <style:style style:family="table-cell" style:name="ce65">
      <style:table-cell-properties style:direction="ltr" fo:border-top="none" fo:border-bottom="0.01764cm solid #00000A" fo:border-left="0.01764cm solid #00000A" fo:border-right="0.01764cm solid #00000A" loext:writing-mode="lr-tb" fo:padding-top="0cm" fo:padding-bottom="0cm" fo:padding-left="0.1905cm" fo:padding-right="0.1905cm" fo:wrap-option="wrap"/>
    </style:style>
    <style:style style:parent-style-name="691" style:family="paragraph" style:name="P196">
      <style:text-properties fo:color="#000000" fo:font-family="Calibri" style:font-family-complex="Calibri" fo:font-size="11pt" fo:language="en" fo:country="US"/>
      <style:paragraph-properties fo:line-height="150%" fo:text-align="center" fo:margin-left="0cm" fo:margin-right="0cm" fo:text-indent="0cm" fo:margin-top="0pt" fo:margin-bottom="0pt"/>
    </style:style>
    <style:style style:family="text" style:name="T575">
      <style:text-properties fo:color="#2a6099" fo:font-family="Arial" style:font-family-complex="Arial" fo:font-size="9pt" fo:language="es" fo:country="ES"/>
    </style:style>
    <style:style style:family="text" style:name="T576">
      <style:text-properties fo:color="#2a6099" fo:font-family="Arial" style:font-family-complex="Arial" fo:font-size="9pt" fo:language="es" fo:country="ES"/>
    </style:style>
    <style:style style:family="text" style:name="T577">
      <style:text-properties fo:color="#000000" fo:font-family="Calibri" style:font-family-complex="Calibri" fo:font-size="11pt" fo:language="es" fo:country="ES"/>
    </style:style>
    <style:style style:family="paragraph" style:name="P197">
      <style:text-properties/>
      <style:paragraph-properties/>
    </style:style>
    <style:style style:family="text" style:name="T578">
      <style:text-properties fo:language="es" fo:country="ES"/>
    </style:style>
    <style:style style:family="text" style:name="T579">
      <style:text-properties fo:language="es" fo:country="ES"/>
    </style:style>
    <style:style style:family="table-cell" style:name="ce66">
      <style:table-cell-properties style:direction="ltr" fo:border-top="none" fo:border-bottom="0.01764cm solid #00000A" fo:border-left="0.01764cm solid #00000A" fo:border-right="0.01764cm solid #00000A" loext:writing-mode="lr-tb" fo:padding-top="0cm" fo:padding-bottom="0cm" fo:padding-left="0.1905cm" fo:padding-right="0.1905cm" fo:wrap-option="wrap"/>
    </style:style>
    <style:style style:parent-style-name="691" style:family="paragraph" style:name="P198">
      <style:text-properties fo:color="#000000" fo:font-family="Calibri" style:font-family-complex="Calibri" fo:font-size="11pt" fo:language="en" fo:country="US"/>
      <style:paragraph-properties fo:line-height="150%" fo:text-align="center" fo:margin-left="0cm" fo:margin-right="0cm" fo:text-indent="0cm" fo:margin-top="0pt" fo:margin-bottom="0pt"/>
    </style:style>
    <style:style style:family="text" style:name="T580">
      <style:text-properties fo:color="#2a6099" fo:font-family="Arial" style:font-family-complex="Arial" fo:font-size="9pt" fo:language="es" fo:country="ES"/>
    </style:style>
    <style:style style:family="text" style:name="T581">
      <style:text-properties fo:color="#2a6099" fo:font-family="Arial" style:font-family-complex="Arial" fo:font-size="9pt" fo:language="es" fo:country="ES"/>
    </style:style>
    <style:style style:family="text" style:name="T582">
      <style:text-properties fo:color="#000000" fo:font-family="Calibri" style:font-family-complex="Calibri" fo:font-size="11pt" fo:language="es" fo:country="ES"/>
    </style:style>
    <style:style style:family="paragraph" style:name="P199">
      <style:text-properties/>
      <style:paragraph-properties/>
    </style:style>
    <style:style style:family="text" style:name="T583">
      <style:text-properties fo:language="es" fo:country="ES"/>
    </style:style>
    <style:style style:family="text" style:name="T584">
      <style:text-properties fo:language="es" fo:country="ES"/>
    </style:style>
    <style:style style:family="table-cell" style:name="ce67">
      <style:table-cell-properties style:direction="ltr" fo:border-top="none" fo:border-bottom="0.01764cm solid #00000A" fo:border-left="0.01764cm solid #00000A" fo:border-right="0.01764cm solid #00000A" loext:writing-mode="lr-tb" fo:padding-top="0cm" fo:padding-bottom="0cm" fo:padding-left="0.1905cm" fo:padding-right="0.1905cm" fo:wrap-option="wrap"/>
    </style:style>
    <style:style style:parent-style-name="691" style:family="paragraph" style:name="P200">
      <style:text-properties fo:color="#000000" fo:font-family="Calibri" style:font-family-complex="Calibri" fo:font-size="11pt" fo:language="en" fo:country="US"/>
      <style:paragraph-properties fo:line-height="150%" fo:text-align="center" fo:margin-left="0cm" fo:margin-right="0cm" fo:text-indent="0cm" fo:margin-top="0pt" fo:margin-bottom="0pt"/>
    </style:style>
    <style:style style:family="text" style:name="T585">
      <style:text-properties fo:color="#2a6099" fo:font-family="Arial" style:font-family-complex="Arial" fo:font-size="9pt" fo:language="es" fo:country="ES"/>
    </style:style>
    <style:style style:family="text" style:name="T586">
      <style:text-properties fo:color="#2a6099" fo:font-family="Arial" style:font-family-complex="Arial" fo:font-size="9pt" fo:language="es" fo:country="ES"/>
    </style:style>
    <style:style style:family="text" style:name="T587">
      <style:text-properties fo:color="#000000" fo:font-family="Calibri" style:font-family-complex="Calibri" fo:font-size="11pt" fo:language="es" fo:country="ES"/>
    </style:style>
    <style:style style:family="paragraph" style:name="P201">
      <style:text-properties/>
      <style:paragraph-properties/>
    </style:style>
    <style:style style:family="text" style:name="T588">
      <style:text-properties fo:language="es" fo:country="ES"/>
    </style:style>
    <style:style style:family="text" style:name="T589">
      <style:text-properties fo:language="es" fo:country="ES"/>
    </style:style>
    <style:style style:family="table-cell" style:name="ce68">
      <style:table-cell-properties style:direction="ltr" fo:border-top="none" fo:border-bottom="0.01764cm solid #00000A" fo:border-left="0.01764cm solid #00000A" fo:border-right="0.01764cm solid #00000A" loext:writing-mode="lr-tb" fo:padding-top="0cm" fo:padding-bottom="0cm" fo:padding-left="0.1905cm" fo:padding-right="0.1905cm" fo:wrap-option="wrap"/>
    </style:style>
    <style:style style:parent-style-name="691" style:family="paragraph" style:name="P202">
      <style:text-properties fo:color="#000000" fo:font-family="Calibri" style:font-family-complex="Calibri" fo:font-size="11pt" fo:language="en" fo:country="US"/>
      <style:paragraph-properties fo:line-height="150%" fo:text-align="center" fo:margin-left="0cm" fo:margin-right="0cm" fo:text-indent="0cm" fo:margin-top="0pt" fo:margin-bottom="0pt"/>
    </style:style>
    <style:style style:family="text" style:name="T590">
      <style:text-properties fo:color="#2a6099" fo:font-family="Arial" style:font-family-complex="Arial" fo:font-size="9pt" fo:language="es" fo:country="ES"/>
    </style:style>
    <style:style style:family="text" style:name="T591">
      <style:text-properties fo:color="#2a6099" fo:font-family="Arial" style:font-family-complex="Arial" fo:font-size="9pt" fo:language="es" fo:country="ES"/>
    </style:style>
    <style:style style:family="text" style:name="T592">
      <style:text-properties fo:color="#000000" fo:font-family="Calibri" style:font-family-complex="Calibri" fo:font-size="11pt" fo:language="es" fo:country="ES"/>
    </style:style>
    <style:style style:family="paragraph" style:name="P203">
      <style:text-properties/>
      <style:paragraph-properties/>
    </style:style>
    <style:style style:family="text" style:name="T593">
      <style:text-properties fo:language="es" fo:country="ES"/>
    </style:style>
    <style:style style:family="text" style:name="T594">
      <style:text-properties fo:language="es" fo:country="ES"/>
    </style:style>
    <style:style style:family="table-cell" style:name="ce69">
      <style:table-cell-properties style:direction="ltr" fo:border-top="none" fo:border-bottom="0.01764cm solid #00000A" fo:border-left="0.01764cm solid #00000A" fo:border-right="0.01764cm solid #00000A" loext:writing-mode="lr-tb" fo:padding-top="0cm" fo:padding-bottom="0cm" fo:padding-left="0.1905cm" fo:padding-right="0.1905cm" fo:wrap-option="wrap"/>
    </style:style>
    <style:style style:parent-style-name="691" style:family="paragraph" style:name="P204">
      <style:text-properties fo:color="#000000" fo:font-family="Calibri" style:font-family-complex="Calibri" fo:font-size="11pt" fo:language="en" fo:country="US"/>
      <style:paragraph-properties fo:line-height="150%" fo:text-align="center" fo:margin-left="0cm" fo:margin-right="0cm" fo:text-indent="0cm" fo:margin-top="0pt" fo:margin-bottom="0pt"/>
    </style:style>
    <style:style style:family="text" style:name="T595">
      <style:text-properties fo:color="#2a6099" fo:font-family="Arial" style:font-family-complex="Arial" fo:font-size="9pt" fo:language="es" fo:country="ES"/>
    </style:style>
    <style:style style:family="text" style:name="T596">
      <style:text-properties fo:color="#2a6099" fo:font-family="Arial" style:font-family-complex="Arial" fo:font-size="9pt" fo:language="es" fo:country="ES"/>
    </style:style>
    <style:style style:family="text" style:name="T597">
      <style:text-properties fo:color="#000000" fo:font-family="Calibri" style:font-family-complex="Calibri" fo:font-size="11pt" fo:language="es" fo:country="ES"/>
    </style:style>
    <style:style style:family="paragraph" style:name="P205">
      <style:text-properties/>
      <style:paragraph-properties/>
    </style:style>
    <style:style style:family="text" style:name="T598">
      <style:text-properties fo:language="es" fo:country="ES"/>
    </style:style>
    <style:style style:family="text" style:name="T599">
      <style:text-properties fo:language="es" fo:country="ES"/>
    </style:style>
    <style:style style:family="table-row" style:name="ro16">
      <style:table-row-properties/>
    </style:style>
    <style:style style:family="table-cell" style:name="ce70">
      <style:table-cell-properties style:direction="ltr" fo:border-top="none" fo:border-bottom="0.01764cm solid #00000A" fo:border-left="0.01764cm solid #00000A" fo:border-right="0.01764cm solid #00000A" loext:writing-mode="lr-tb" fo:padding-top="0cm" fo:padding-bottom="0cm" fo:padding-left="0.1905cm" fo:padding-right="0.1905cm" fo:wrap-option="wrap"/>
    </style:style>
    <style:style style:parent-style-name="691" style:family="paragraph" style:name="P206">
      <style:text-properties fo:color="#000000" fo:font-family="Calibri" style:font-family-complex="Calibri" fo:font-size="11pt" fo:language="en" fo:country="US"/>
      <style:paragraph-properties fo:line-height="150%" fo:text-align="left" fo:margin-left="0cm" fo:margin-right="0cm" fo:text-indent="0cm" fo:margin-top="0pt" fo:margin-bottom="0pt"/>
    </style:style>
    <style:style style:family="text" style:name="T600">
      <style:text-properties fo:color="#2a6099" fo:font-family="Liberation Serif" style:font-family-complex="Liberation Serif" fo:font-size="9pt" fo:language="es" fo:country="ES"/>
    </style:style>
    <style:style style:family="text" style:name="T601">
      <style:text-properties fo:color="#2a6099" fo:font-family="Liberation Serif" style:font-family-complex="Liberation Serif" fo:font-size="9pt" fo:language="es" fo:country="ES"/>
    </style:style>
    <style:style style:family="text" style:name="T602">
      <style:text-properties fo:color="#000000" fo:font-family="Calibri" style:font-family-complex="Calibri" fo:font-size="11pt" fo:language="es" fo:country="ES"/>
    </style:style>
    <style:style style:family="paragraph" style:name="P207">
      <style:text-properties/>
      <style:paragraph-properties/>
    </style:style>
    <style:style style:family="text" style:name="T603">
      <style:text-properties fo:language="es" fo:country="ES"/>
    </style:style>
    <style:style style:family="text" style:name="T604">
      <style:text-properties fo:language="es" fo:country="ES"/>
    </style:style>
    <style:style style:family="table-cell" style:name="ce71">
      <style:table-cell-properties style:direction="ltr" fo:border-top="none" fo:border-bottom="0.01764cm solid #00000A" fo:border-left="0.01764cm solid #00000A" fo:border-right="0.01764cm solid #00000A" loext:writing-mode="lr-tb" fo:padding-top="0cm" fo:padding-bottom="0cm" fo:padding-left="0.1905cm" fo:padding-right="0.1905cm" fo:wrap-option="wrap"/>
    </style:style>
    <style:style style:parent-style-name="691" style:family="paragraph" style:name="P208">
      <style:text-properties fo:color="#000000" fo:font-family="Calibri" style:font-family-complex="Calibri" fo:font-size="11pt" fo:language="en" fo:country="US"/>
      <style:paragraph-properties fo:line-height="150%" fo:text-align="center" fo:margin-left="0cm" fo:margin-right="0cm" fo:text-indent="0cm" fo:margin-top="0pt" fo:margin-bottom="0pt"/>
    </style:style>
    <style:style style:family="text" style:name="T605">
      <style:text-properties fo:color="#2a6099" fo:font-family="Arial" style:font-family-complex="Arial" fo:font-size="9pt" fo:language="es" fo:country="ES"/>
    </style:style>
    <style:style style:family="text" style:name="T606">
      <style:text-properties fo:color="#2a6099" fo:font-family="Arial" style:font-family-complex="Arial" fo:font-size="9pt" fo:language="es" fo:country="ES"/>
    </style:style>
    <style:style style:family="text" style:name="T607">
      <style:text-properties fo:color="#000000" fo:font-family="Calibri" style:font-family-complex="Calibri" fo:font-size="11pt" fo:language="es" fo:country="ES"/>
    </style:style>
    <style:style style:family="paragraph" style:name="P209">
      <style:text-properties/>
      <style:paragraph-properties/>
    </style:style>
    <style:style style:family="text" style:name="T608">
      <style:text-properties fo:language="es" fo:country="ES"/>
    </style:style>
    <style:style style:family="text" style:name="T609">
      <style:text-properties fo:language="es" fo:country="ES"/>
    </style:style>
    <style:style style:family="table-cell" style:name="ce72">
      <style:table-cell-properties style:direction="ltr" fo:border-top="none" fo:border-bottom="0.01764cm solid #00000A" fo:border-left="0.01764cm solid #00000A" fo:border-right="0.01764cm solid #00000A" loext:writing-mode="lr-tb" fo:padding-top="0cm" fo:padding-bottom="0cm" fo:padding-left="0.1905cm" fo:padding-right="0.1905cm" fo:wrap-option="wrap"/>
    </style:style>
    <style:style style:parent-style-name="691" style:family="paragraph" style:name="P210">
      <style:text-properties fo:color="#000000" fo:font-family="Calibri" style:font-family-complex="Calibri" fo:font-size="11pt" fo:language="en" fo:country="US"/>
      <style:paragraph-properties fo:line-height="150%" fo:text-align="center" fo:margin-left="0cm" fo:margin-right="0cm" fo:text-indent="0cm" fo:margin-top="0pt" fo:margin-bottom="0pt"/>
    </style:style>
    <style:style style:family="text" style:name="T610">
      <style:text-properties fo:color="#2a6099" fo:font-family="Arial" style:font-family-complex="Arial" fo:font-size="9pt" fo:language="es" fo:country="ES"/>
    </style:style>
    <style:style style:family="text" style:name="T611">
      <style:text-properties fo:color="#2a6099" fo:font-family="Arial" style:font-family-complex="Arial" fo:font-size="9pt" fo:language="es" fo:country="ES"/>
    </style:style>
    <style:style style:family="text" style:name="T612">
      <style:text-properties fo:color="#000000" fo:font-family="Calibri" style:font-family-complex="Calibri" fo:font-size="11pt" fo:language="es" fo:country="ES"/>
    </style:style>
    <style:style style:family="paragraph" style:name="P211">
      <style:text-properties/>
      <style:paragraph-properties/>
    </style:style>
    <style:style style:family="text" style:name="T613">
      <style:text-properties fo:language="es" fo:country="ES"/>
    </style:style>
    <style:style style:family="text" style:name="T614">
      <style:text-properties fo:language="es" fo:country="ES"/>
    </style:style>
    <style:style style:family="table-cell" style:name="ce73">
      <style:table-cell-properties style:direction="ltr" fo:border-top="none" fo:border-bottom="0.01764cm solid #00000A" fo:border-left="0.01764cm solid #00000A" fo:border-right="0.01764cm solid #00000A" loext:writing-mode="lr-tb" fo:padding-top="0cm" fo:padding-bottom="0cm" fo:padding-left="0.1905cm" fo:padding-right="0.1905cm" fo:wrap-option="wrap"/>
    </style:style>
    <style:style style:parent-style-name="691" style:family="paragraph" style:name="P212">
      <style:text-properties fo:color="#000000" fo:font-family="Calibri" style:font-family-complex="Calibri" fo:font-size="11pt" fo:language="en" fo:country="US"/>
      <style:paragraph-properties fo:line-height="150%" fo:text-align="center" fo:margin-left="0cm" fo:margin-right="0cm" fo:text-indent="0cm" fo:margin-top="0pt" fo:margin-bottom="0pt"/>
    </style:style>
    <style:style style:family="text" style:name="T615">
      <style:text-properties fo:color="#2a6099" fo:font-family="Arial" style:font-family-complex="Arial" fo:font-size="9pt" fo:language="es" fo:country="ES"/>
    </style:style>
    <style:style style:family="text" style:name="T616">
      <style:text-properties fo:color="#2a6099" fo:font-family="Arial" style:font-family-complex="Arial" fo:font-size="9pt" fo:language="es" fo:country="ES"/>
    </style:style>
    <style:style style:family="text" style:name="T617">
      <style:text-properties fo:color="#000000" fo:font-family="Calibri" style:font-family-complex="Calibri" fo:font-size="11pt" fo:language="es" fo:country="ES"/>
    </style:style>
    <style:style style:family="paragraph" style:name="P213">
      <style:text-properties/>
      <style:paragraph-properties/>
    </style:style>
    <style:style style:family="text" style:name="T618">
      <style:text-properties fo:language="es" fo:country="ES"/>
    </style:style>
    <style:style style:family="text" style:name="T619">
      <style:text-properties fo:language="es" fo:country="ES"/>
    </style:style>
    <style:style style:family="table-cell" style:name="ce74">
      <style:table-cell-properties style:direction="ltr" fo:border-top="none" fo:border-bottom="0.01764cm solid #00000A" fo:border-left="0.01764cm solid #00000A" fo:border-right="0.01764cm solid #00000A" loext:writing-mode="lr-tb" fo:padding-top="0cm" fo:padding-bottom="0cm" fo:padding-left="0.1905cm" fo:padding-right="0.1905cm" fo:wrap-option="wrap"/>
    </style:style>
    <style:style style:parent-style-name="691" style:family="paragraph" style:name="P214">
      <style:text-properties fo:color="#000000" fo:font-family="Calibri" style:font-family-complex="Calibri" fo:font-size="11pt" fo:language="en" fo:country="US"/>
      <style:paragraph-properties fo:line-height="150%" fo:text-align="center" fo:margin-left="0cm" fo:margin-right="0cm" fo:text-indent="0cm" fo:margin-top="0pt" fo:margin-bottom="0pt"/>
    </style:style>
    <style:style style:family="text" style:name="T620">
      <style:text-properties fo:color="#2a6099" fo:font-family="Arial" style:font-family-complex="Arial" fo:font-size="9pt" fo:language="es" fo:country="ES"/>
    </style:style>
    <style:style style:family="text" style:name="T621">
      <style:text-properties fo:color="#2a6099" fo:font-family="Arial" style:font-family-complex="Arial" fo:font-size="9pt" fo:language="es" fo:country="ES"/>
    </style:style>
    <style:style style:family="text" style:name="T622">
      <style:text-properties fo:color="#000000" fo:font-family="Calibri" style:font-family-complex="Calibri" fo:font-size="11pt" fo:language="es" fo:country="ES"/>
    </style:style>
    <style:style style:family="paragraph" style:name="P215">
      <style:text-properties/>
      <style:paragraph-properties/>
    </style:style>
    <style:style style:family="text" style:name="T623">
      <style:text-properties fo:language="es" fo:country="ES"/>
    </style:style>
    <style:style style:family="text" style:name="T624">
      <style:text-properties fo:language="es" fo:country="ES"/>
    </style:style>
    <style:style style:family="table-cell" style:name="ce75">
      <style:table-cell-properties style:direction="ltr" fo:border-top="none" fo:border-bottom="0.01764cm solid #00000A" fo:border-left="0.01764cm solid #00000A" fo:border-right="0.01764cm solid #00000A" loext:writing-mode="lr-tb" fo:padding-top="0cm" fo:padding-bottom="0cm" fo:padding-left="0.1905cm" fo:padding-right="0.1905cm" fo:wrap-option="wrap"/>
    </style:style>
    <style:style style:parent-style-name="691" style:family="paragraph" style:name="P216">
      <style:text-properties fo:color="#000000" fo:font-family="Calibri" style:font-family-complex="Calibri" fo:font-size="11pt" fo:language="en" fo:country="US"/>
      <style:paragraph-properties fo:line-height="150%" fo:text-align="center" fo:margin-left="0cm" fo:margin-right="0cm" fo:text-indent="0cm" fo:margin-top="0pt" fo:margin-bottom="0pt"/>
    </style:style>
    <style:style style:family="text" style:name="T625">
      <style:text-properties fo:color="#2a6099" fo:font-family="Arial" style:font-family-complex="Arial" fo:font-size="9pt" fo:language="es" fo:country="ES"/>
    </style:style>
    <style:style style:family="text" style:name="T626">
      <style:text-properties fo:color="#2a6099" fo:font-family="Arial" style:font-family-complex="Arial" fo:font-size="9pt" fo:language="es" fo:country="ES"/>
    </style:style>
    <style:style style:family="text" style:name="T627">
      <style:text-properties fo:color="#000000" fo:font-family="Calibri" style:font-family-complex="Calibri" fo:font-size="11pt" fo:language="es" fo:country="ES"/>
    </style:style>
    <style:style style:family="paragraph" style:name="P217">
      <style:text-properties/>
      <style:paragraph-properties/>
    </style:style>
    <style:style style:family="text" style:name="T628">
      <style:text-properties fo:language="es" fo:country="ES"/>
    </style:style>
    <style:style style:family="text" style:name="T629">
      <style:text-properties fo:language="es" fo:country="ES"/>
    </style:style>
    <style:style style:family="table-cell" style:name="ce76">
      <style:table-cell-properties style:direction="ltr" fo:border-top="none" fo:border-bottom="0.01764cm solid #00000A" fo:border-left="0.01764cm solid #00000A" fo:border-right="0.01764cm solid #00000A" loext:writing-mode="lr-tb" fo:padding-top="0cm" fo:padding-bottom="0cm" fo:padding-left="0.1905cm" fo:padding-right="0.1905cm" fo:wrap-option="wrap"/>
    </style:style>
    <style:style style:parent-style-name="691" style:family="paragraph" style:name="P218">
      <style:text-properties fo:color="#000000" fo:font-family="Calibri" style:font-family-complex="Calibri" fo:font-size="11pt" fo:language="en" fo:country="US"/>
      <style:paragraph-properties fo:line-height="150%" fo:text-align="center" fo:margin-left="0cm" fo:margin-right="0cm" fo:text-indent="0cm" fo:margin-top="0pt" fo:margin-bottom="0pt"/>
    </style:style>
    <style:style style:family="text" style:name="T630">
      <style:text-properties fo:color="#2a6099" fo:font-family="Arial" style:font-family-complex="Arial" fo:font-size="9pt" fo:language="es" fo:country="ES"/>
    </style:style>
    <style:style style:family="text" style:name="T631">
      <style:text-properties fo:color="#2a6099" fo:font-family="Arial" style:font-family-complex="Arial" fo:font-size="9pt" fo:language="es" fo:country="ES"/>
    </style:style>
    <style:style style:family="text" style:name="T632">
      <style:text-properties fo:color="#000000" fo:font-family="Calibri" style:font-family-complex="Calibri" fo:font-size="11pt" fo:language="es" fo:country="ES"/>
    </style:style>
    <style:style style:family="paragraph" style:name="P219">
      <style:text-properties/>
      <style:paragraph-properties/>
    </style:style>
    <style:style style:family="text" style:name="T633">
      <style:text-properties fo:language="es" fo:country="ES"/>
    </style:style>
    <style:style style:family="text" style:name="T634">
      <style:text-properties fo:language="es" fo:country="ES"/>
    </style:style>
    <style:style style:family="table-cell" style:name="ce77">
      <style:table-cell-properties style:direction="ltr" fo:border-top="none" fo:border-bottom="0.01764cm solid #00000A" fo:border-left="0.01764cm solid #00000A" fo:border-right="0.01764cm solid #00000A" loext:writing-mode="lr-tb" fo:padding-top="0cm" fo:padding-bottom="0cm" fo:padding-left="0.1905cm" fo:padding-right="0.1905cm" fo:wrap-option="wrap"/>
    </style:style>
    <style:style style:parent-style-name="691" style:family="paragraph" style:name="P220">
      <style:text-properties fo:color="#000000" fo:font-family="Calibri" style:font-family-complex="Calibri" fo:font-size="11pt" fo:language="en" fo:country="US"/>
      <style:paragraph-properties fo:line-height="150%" fo:text-align="center" fo:margin-left="0cm" fo:margin-right="0cm" fo:text-indent="0cm" fo:margin-top="0pt" fo:margin-bottom="0pt"/>
    </style:style>
    <style:style style:family="text" style:name="T635">
      <style:text-properties fo:color="#2a6099" fo:font-family="Arial" style:font-family-complex="Arial" fo:font-size="9pt" fo:language="es" fo:country="ES"/>
    </style:style>
    <style:style style:family="text" style:name="T636">
      <style:text-properties fo:color="#2a6099" fo:font-family="Arial" style:font-family-complex="Arial" fo:font-size="9pt" fo:language="es" fo:country="ES"/>
    </style:style>
    <style:style style:family="text" style:name="T637">
      <style:text-properties fo:color="#000000" fo:font-family="Calibri" style:font-family-complex="Calibri" fo:font-size="11pt" fo:language="es" fo:country="ES"/>
    </style:style>
    <style:style style:family="paragraph" style:name="P221">
      <style:text-properties/>
      <style:paragraph-properties/>
    </style:style>
    <style:style style:family="text" style:name="T638">
      <style:text-properties fo:language="es" fo:country="ES"/>
    </style:style>
    <style:style style:family="text" style:name="T639">
      <style:text-properties fo:language="es" fo:country="ES"/>
    </style:style>
    <style:style style:parent-style-name="691" style:family="paragraph" style:name="P222">
      <style:text-properties fo:color="#000000" fo:font-family="Calibri" style:font-family-complex="Calibri" fo:font-size="11pt" fo:language="en" fo:country="US"/>
      <style:paragraph-properties fo:line-height="150%" fo:margin-left="0cm" fo:margin-right="0cm" fo:text-indent="0cm" fo:margin-top="0pt" fo:margin-bottom="0pt"/>
    </style:style>
    <style:style style:family="text" style:name="T640">
      <style:text-properties fo:color="#000000" fo:font-family="Arial" style:font-family-complex="Arial" fo:font-size="10pt" fo:language="es" fo:country="ES"/>
    </style:style>
    <style:style style:family="text" style:name="T641">
      <style:text-properties fo:color="#000000" fo:font-family="Arial" style:font-family-complex="Arial" fo:font-size="10pt" fo:language="es" fo:country="ES"/>
    </style:style>
    <style:style style:family="text" style:name="T642">
      <style:text-properties fo:color="#000000" fo:font-family="Calibri" style:font-family-complex="Calibri" fo:font-size="11pt" fo:language="es" fo:country="ES"/>
    </style:style>
    <style:style style:family="paragraph" style:name="P223">
      <style:text-properties/>
      <style:paragraph-properties/>
    </style:style>
    <style:style style:family="text" style:name="T643">
      <style:text-properties fo:language="es" fo:country="ES"/>
    </style:style>
    <style:style style:family="text" style:name="T644">
      <style:text-properties fo:language="es" fo:country="ES"/>
    </style:style>
    <style:style style:family="paragraph" style:name="P224">
      <style:text-properties/>
      <style:paragraph-properties/>
    </style:style>
    <style:style style:family="text" style:name="T645">
      <style:text-properties fo:color="#4f81bd" fo:font-family="Cambria" style:font-family-complex="Cambria" fo:font-size="13pt" fo:language="es" fo:country="ES" fo:font-weight="bold"/>
    </style:style>
    <style:style style:family="text" style:name="T646">
      <style:text-properties fo:color="#4f81bd" fo:font-family="Cambria" style:font-family-complex="Cambria" fo:font-size="13pt" fo:language="es" fo:country="ES" fo:font-weight="bold"/>
    </style:style>
    <style:style style:family="text" style:name="T647">
      <style:text-properties fo:color="#4f81bd" fo:font-family="Cambria" style:font-family-complex="Cambria" fo:font-size="13pt" fo:language="es" fo:country="ES" fo:font-weight="bold"/>
    </style:style>
    <style:style style:family="text" style:name="T648">
      <style:text-properties fo:color="#4f81bd" fo:font-family="Cambria" style:font-family-complex="Cambria" fo:font-size="13pt" fo:language="es" fo:country="ES" fo:font-weight="bold"/>
    </style:style>
    <style:style style:family="table" style:name="ta5">
      <style:table-properties style:width="16.48cm" fo:margin-left="0cm" table:align="left"/>
    </style:style>
    <style:style style:family="table-column" style:name="co14">
      <style:table-column-properties style:column-width="16.48cm"/>
    </style:style>
    <style:style style:family="table-row" style:name="ro17">
      <style:table-row-properties style:min-row-height="1.496cm"/>
    </style:style>
    <style:style style:family="table-cell" style:name="ce79">
      <style:table-cell-properties style:direction="ltr" fo:background-color="#ffffff" fo:border="0.01764cm solid #000001" loext:writing-mode="lr-tb" fo:padding-top="0cm" fo:padding-bottom="0cm" fo:padding-left="0.1235cm" fo:padding-right="0.1235cm" fo:wrap-option="wrap"/>
    </style:style>
    <style:style style:parent-style-name="691" style:family="paragraph" style:name="P225">
      <style:text-properties fo:color="#000000" fo:font-family="Calibri" style:font-family-complex="Calibri" fo:font-size="11pt" fo:language="en" fo:country="US"/>
      <style:paragraph-properties fo:line-height="150%" fo:margin-left="0cm" fo:margin-right="0cm" fo:text-indent="0cm" fo:margin-top="0pt" fo:margin-bottom="0pt"/>
    </style:style>
    <style:style style:family="text" style:name="T649">
      <style:text-properties fo:color="#2a6099" fo:font-family="Arial" style:font-family-complex="Arial" fo:font-size="10pt" fo:language="es" fo:country="ES"/>
    </style:style>
    <style:style style:family="text" style:name="T650">
      <style:text-properties fo:color="#2a6099" fo:font-family="Arial" style:font-family-complex="Arial" fo:font-size="10pt" fo:language="es" fo:country="ES"/>
    </style:style>
    <style:style style:family="text" style:name="T651">
      <style:text-properties fo:color="#000000" fo:font-family="Calibri" style:font-family-complex="Calibri" fo:font-size="11pt" fo:language="es" fo:country="ES"/>
    </style:style>
    <style:style style:parent-style-name="691" style:list-style-name="WWNum8" style:family="paragraph" style:name="P226">
      <style:text-properties fo:color="#000000" fo:font-family="Calibri" style:font-family-complex="Calibri" fo:font-size="11pt" fo:language="en" fo:country="US"/>
      <style:paragraph-properties fo:line-height="150%" fo:margin-right="0cm" fo:margin-top="0pt" fo:margin-bottom="0pt"/>
    </style:style>
    <style:style style:family="text" style:name="T652">
      <style:text-properties fo:color="#2a6099" fo:font-family="Arial" style:font-family-complex="Arial" fo:font-size="10pt" fo:language="es" fo:country="ES"/>
    </style:style>
    <style:style style:family="text" style:name="T653">
      <style:text-properties fo:color="#2a6099" fo:font-family="Arial" style:font-family-complex="Arial" fo:font-size="10pt" fo:language="es" fo:country="ES"/>
    </style:style>
    <style:style style:parent-style-name="691" style:list-style-name="WWNum8" style:family="paragraph" style:name="P227">
      <style:text-properties fo:color="#000000" fo:font-family="Calibri" style:font-family-complex="Calibri" fo:font-size="11pt" fo:language="en" fo:country="US"/>
      <style:paragraph-properties fo:line-height="150%" fo:margin-right="0cm" fo:margin-top="0pt" fo:margin-bottom="0pt"/>
    </style:style>
    <style:style style:family="text" style:name="T654">
      <style:text-properties fo:color="#2a6099" fo:font-family="Arial" style:font-family-complex="Arial" fo:font-size="10pt" fo:language="es" fo:country="ES"/>
    </style:style>
    <style:style style:family="text" style:name="T655">
      <style:text-properties fo:color="#2a6099" fo:font-family="Arial" style:font-family-complex="Arial" fo:font-size="10pt" fo:language="es" fo:country="ES"/>
    </style:style>
    <style:style style:parent-style-name="691" style:list-style-name="WWNum8" style:family="paragraph" style:name="P228">
      <style:text-properties fo:color="#000000" fo:font-family="Calibri" style:font-family-complex="Calibri" fo:font-size="11pt" fo:language="en" fo:country="US"/>
      <style:paragraph-properties fo:line-height="150%" fo:margin-right="0cm" fo:margin-top="0pt" fo:margin-bottom="0pt"/>
    </style:style>
    <style:style style:family="text" style:name="T656">
      <style:text-properties fo:color="#2a6099" fo:font-family="Arial" style:font-family-complex="Arial" fo:font-size="10pt" fo:language="es" fo:country="ES"/>
    </style:style>
    <style:style style:family="text" style:name="T657">
      <style:text-properties fo:color="#2a6099" fo:font-family="Arial" style:font-family-complex="Arial" fo:font-size="10pt" fo:language="es" fo:country="ES"/>
    </style:style>
    <style:style style:family="text" style:name="T658">
      <style:text-properties fo:color="#000000" fo:font-family="Calibri" style:font-family-complex="Calibri" fo:font-size="11pt" fo:language="es" fo:country="ES"/>
    </style:style>
    <style:style style:family="text" style:name="T659">
      <style:text-properties fo:color="#2a6099" fo:font-family="Arial" style:font-family-complex="Arial" fo:font-size="10pt" fo:language="es" fo:country="ES"/>
    </style:style>
    <style:style style:family="text" style:name="T660">
      <style:text-properties fo:color="#2a6099" fo:font-family="Arial" style:font-family-complex="Arial" fo:font-size="10pt" fo:language="es" fo:country="ES"/>
    </style:style>
    <style:style style:family="text" style:name="T661">
      <style:text-properties fo:color="#000000" fo:font-family="Calibri" style:font-family-complex="Calibri" fo:font-size="11pt" fo:language="es" fo:country="ES"/>
    </style:style>
    <style:style style:parent-style-name="691" style:family="paragraph" style:name="P229">
      <style:text-properties fo:color="#000000" fo:font-family="Calibri" style:font-family-complex="Calibri" fo:font-size="11pt" fo:language="en" fo:country="US"/>
      <style:paragraph-properties fo:line-height="150%" fo:margin-left="0cm" fo:margin-right="0cm" fo:text-indent="0cm" fo:margin-top="0pt" fo:margin-bottom="0pt"/>
    </style:style>
    <style:style style:family="text" style:name="T662">
      <style:text-properties fo:color="#2a6099" fo:font-family="Arial" style:font-family-complex="Arial" fo:font-size="10pt" fo:language="es" fo:country="ES"/>
    </style:style>
    <style:style style:family="text" style:name="T663">
      <style:text-properties fo:color="#2a6099" fo:font-family="Arial" style:font-family-complex="Arial" fo:font-size="10pt" fo:language="es" fo:country="ES"/>
    </style:style>
    <style:style style:family="text" style:name="T664">
      <style:text-properties fo:color="#000000" fo:font-family="Calibri" style:font-family-complex="Calibri" fo:font-size="11pt" fo:language="es" fo:country="ES"/>
    </style:style>
    <style:style style:parent-style-name="691" style:family="paragraph" style:name="P230">
      <style:text-properties fo:color="#000000" fo:font-family="Calibri" style:font-family-complex="Calibri" fo:font-size="11pt" fo:language="en" fo:country="US"/>
      <style:paragraph-properties fo:line-height="150%" fo:margin-left="0cm" fo:margin-right="0cm" fo:text-indent="0cm" fo:margin-top="0pt" fo:margin-bottom="0pt"/>
    </style:style>
    <style:style style:family="text" style:name="T665">
      <style:text-properties fo:color="#2a6099" fo:font-family="Arial" style:font-family-complex="Arial" fo:font-size="10pt" fo:language="es" fo:country="ES"/>
    </style:style>
    <style:style style:family="text" style:name="T666">
      <style:text-properties fo:color="#2a6099" fo:font-family="Arial" style:font-family-complex="Arial" fo:font-size="10pt" fo:language="es" fo:country="ES"/>
    </style:style>
    <style:style style:family="text" style:name="T667">
      <style:text-properties fo:color="#000000" fo:font-family="Calibri" style:font-family-complex="Calibri" fo:font-size="11pt" fo:language="es" fo:country="ES"/>
    </style:style>
    <style:style style:family="paragraph" style:name="P231">
      <style:text-properties/>
      <style:paragraph-properties/>
    </style:style>
    <style:style style:family="text" style:name="T668">
      <style:text-properties fo:language="es" fo:country="ES"/>
    </style:style>
    <style:style style:family="text" style:name="T669">
      <style:text-properties fo:language="es" fo:country="ES"/>
    </style:style>
    <style:style style:parent-style-name="691" style:family="paragraph" style:name="P232">
      <style:text-properties fo:color="#000000" fo:font-family="Calibri" style:font-family-complex="Calibri" fo:font-size="11pt" fo:language="en" fo:country="US"/>
      <style:paragraph-properties fo:margin-left="0cm" fo:margin-right="0cm" fo:text-indent="0cm"/>
    </style:style>
    <style:style style:family="text" style:name="T670">
      <style:text-properties fo:color="#000000" fo:font-family="Arial" style:font-family-complex="Arial" fo:font-size="10pt" fo:language="es" fo:country="ES"/>
    </style:style>
    <style:style style:family="text" style:name="T671">
      <style:text-properties fo:color="#000000" fo:font-family="Arial" style:font-family-complex="Arial" fo:font-size="10pt" fo:language="es" fo:country="ES"/>
    </style:style>
    <style:style style:family="text" style:name="T672">
      <style:text-properties fo:color="#000000" fo:font-family="Calibri" style:font-family-complex="Calibri" fo:font-size="11pt" fo:language="es" fo:country="ES"/>
    </style:style>
    <style:style style:parent-style-name="698" style:family="paragraph" style:name="P233">
      <style:text-properties fo:color="#4f81bd" fo:font-family="Cambria" style:font-family-complex="Cambria" fo:font-size="13pt" fo:language="en" fo:country="US" fo:font-weight="bold"/>
      <style:paragraph-properties fo:margin-left="0cm" fo:margin-right="0cm" fo:text-indent="0cm"/>
    </style:style>
    <style:style style:family="text" style:name="T673">
      <style:text-properties fo:color="#4f81bd" fo:font-family="Cambria" style:font-family-complex="Cambria" fo:font-size="13pt" fo:language="es" fo:country="ES" fo:font-weight="bold"/>
    </style:style>
    <style:style style:family="text" style:name="T674">
      <style:text-properties fo:color="#4f81bd" fo:font-family="Cambria" style:font-family-complex="Cambria" fo:font-size="13pt" fo:language="es" fo:country="ES" fo:font-weight="bold"/>
    </style:style>
    <style:style style:family="text" style:name="T675">
      <style:text-properties fo:color="#4f81bd" fo:font-family="Cambria" style:font-family-complex="Cambria" fo:font-size="13pt" fo:language="es" fo:country="ES" fo:font-weight="bold"/>
    </style:style>
    <style:style style:family="table" style:name="ta6">
      <style:table-properties style:width="16.34cm" fo:margin-left="0cm" table:align="left"/>
    </style:style>
    <style:style style:family="table-column" style:name="co15">
      <style:table-column-properties style:column-width="16.34cm"/>
    </style:style>
    <style:style style:family="table-row" style:name="ro18">
      <style:table-row-properties style:min-row-height="3.362cm"/>
    </style:style>
    <style:style style:family="table-cell" style:name="ce81">
      <style:table-cell-properties style:direction="ltr" fo:background-color="#ffffff" fo:border="0.01764cm solid #000001" loext:writing-mode="lr-tb" fo:padding-top="0cm" fo:padding-bottom="0cm" fo:padding-left="0.1235cm" fo:padding-right="0.1235cm" fo:wrap-option="wrap"/>
    </style:style>
    <style:style style:parent-style-name="691" style:family="paragraph" style:name="P234">
      <style:text-properties fo:color="#000000" fo:font-family="Calibri" style:font-family-complex="Calibri" fo:font-size="11pt" fo:language="en" fo:country="US"/>
      <style:paragraph-properties fo:line-height="150%" fo:margin-left="0cm" fo:margin-right="0cm" fo:text-indent="0cm" fo:margin-top="0pt" fo:margin-bottom="0pt"/>
    </style:style>
    <style:style style:family="text" style:name="T676">
      <style:text-properties fo:color="#2a6099" fo:font-family="Arial" style:font-family-complex="Arial" fo:font-size="10pt" fo:language="es" fo:country="ES"/>
    </style:style>
    <style:style style:family="text" style:name="T677">
      <style:text-properties fo:color="#000000" fo:font-family="Calibri" style:font-family-complex="Calibri" fo:font-size="11pt" fo:language="es" fo:country="ES"/>
    </style:style>
    <style:style style:parent-style-name="691" style:family="paragraph" style:name="P235">
      <style:text-properties fo:color="#000000" fo:font-family="Calibri" style:font-family-complex="Calibri" fo:font-size="11pt" fo:language="en" fo:country="US"/>
      <style:paragraph-properties fo:line-height="150%" fo:margin-left="0cm" fo:margin-right="0cm" fo:text-indent="0cm" fo:margin-top="0pt" fo:margin-bottom="0pt"/>
    </style:style>
    <style:style style:family="text" style:name="T678">
      <style:text-properties fo:color="#2a6099" fo:font-family="Arial" style:font-family-complex="Arial" fo:font-size="10pt" fo:language="es" fo:country="ES"/>
    </style:style>
    <style:style style:family="text" style:name="T679">
      <style:text-properties fo:color="#2a6099" fo:font-family="Arial" style:font-family-complex="Arial" fo:font-size="10pt" fo:language="es" fo:country="ES"/>
    </style:style>
    <style:style style:family="text" style:name="T680">
      <style:text-properties fo:color="#000000" fo:font-family="Calibri" style:font-family-complex="Calibri" fo:font-size="11pt" fo:language="es" fo:country="ES"/>
    </style:style>
    <style:style style:parent-style-name="691" style:family="paragraph" style:name="P236">
      <style:text-properties fo:color="#000000" fo:font-family="Calibri" style:font-family-complex="Calibri" fo:font-size="11pt" fo:language="en" fo:country="US"/>
      <style:paragraph-properties fo:line-height="150%" fo:margin-left="0cm" fo:margin-right="0cm" fo:text-indent="0cm" fo:margin-top="0pt" fo:margin-bottom="0pt"/>
    </style:style>
    <style:style style:family="text" style:name="T681">
      <style:text-properties fo:color="#000000" fo:font-family="Arial" style:font-family-complex="Arial" fo:font-size="10pt" fo:language="es" fo:country="ES"/>
    </style:style>
    <style:style style:family="text" style:name="T682">
      <style:text-properties fo:color="#000000" fo:font-family="Arial" style:font-family-complex="Arial" fo:font-size="10pt" fo:language="es" fo:country="ES"/>
    </style:style>
    <style:style style:family="text" style:name="T683">
      <style:text-properties fo:color="#000000" fo:font-family="Calibri" style:font-family-complex="Calibri" fo:font-size="11pt" fo:language="es" fo:country="ES"/>
    </style:style>
    <style:style style:parent-style-name="691" style:family="paragraph" style:name="P237">
      <style:text-properties fo:color="#000000" fo:font-family="Calibri" style:font-family-complex="Calibri" fo:font-size="11pt" fo:language="en" fo:country="US"/>
      <style:paragraph-properties fo:line-height="150%" fo:margin-left="0cm" fo:margin-right="0cm" fo:text-indent="0cm" fo:margin-top="0pt" fo:margin-bottom="0pt"/>
    </style:style>
    <style:style style:family="text" style:name="T684">
      <style:text-properties fo:color="#000000" fo:font-family="Arial" style:font-family-complex="Arial" fo:font-size="10pt" fo:language="es" fo:country="ES"/>
    </style:style>
    <style:style style:family="text" style:name="T685">
      <style:text-properties fo:color="#000000" fo:font-family="Arial" style:font-family-complex="Arial" fo:font-size="10pt" fo:language="es" fo:country="ES"/>
    </style:style>
    <style:style style:family="text" style:name="T686">
      <style:text-properties fo:color="#000000" fo:font-family="Calibri" style:font-family-complex="Calibri" fo:font-size="11pt" fo:language="es" fo:country="ES"/>
    </style:style>
    <style:style style:parent-style-name="691" style:family="paragraph" style:name="P238">
      <style:text-properties fo:color="#000000" fo:font-family="Calibri" style:font-family-complex="Calibri" fo:font-size="11pt" fo:language="en" fo:country="US"/>
      <style:paragraph-properties fo:line-height="150%" fo:margin-left="0cm" fo:margin-right="0cm" fo:text-indent="0cm" fo:margin-top="0pt" fo:margin-bottom="0pt"/>
    </style:style>
    <style:style style:family="text" style:name="T687">
      <style:text-properties fo:color="#000000" fo:font-family="Arial" style:font-family-complex="Arial" fo:font-size="11pt" fo:language="es" fo:country="ES"/>
    </style:style>
    <style:style style:family="text" style:name="T688">
      <style:text-properties fo:color="#000000" fo:font-family="Arial" style:font-family-complex="Arial" fo:font-size="11pt" fo:language="es" fo:country="ES"/>
    </style:style>
    <style:style style:family="text" style:name="T689">
      <style:text-properties fo:color="#000000" fo:font-family="Calibri" style:font-family-complex="Calibri" fo:font-size="11pt" fo:language="es" fo:country="ES"/>
    </style:style>
    <style:style style:family="paragraph" style:name="P239">
      <style:text-properties/>
      <style:paragraph-properties/>
    </style:style>
    <style:style style:family="text" style:name="T690">
      <style:text-properties fo:language="es" fo:country="ES"/>
    </style:style>
    <style:style style:family="text" style:name="T691">
      <style:text-properties fo:language="es" fo:country="ES"/>
    </style:style>
    <style:style style:parent-style-name="698" style:family="paragraph" style:name="P240">
      <style:text-properties fo:color="#4f81bd" fo:font-family="Cambria" style:font-family-complex="Cambria" fo:font-size="13pt" fo:language="en" fo:country="US" fo:font-weight="bold"/>
      <style:paragraph-properties fo:margin-left="0cm" fo:margin-right="0cm" fo:text-indent="0cm"/>
    </style:style>
    <style:style style:family="text" style:name="T692">
      <style:text-properties fo:color="#4f81bd" fo:font-family="Cambria" style:font-family-complex="Cambria" fo:font-size="13pt" fo:language="es" fo:country="ES" fo:font-weight="bold"/>
    </style:style>
    <style:style style:family="text" style:name="T693">
      <style:text-properties fo:color="#4f81bd" fo:font-family="Cambria" style:font-family-complex="Cambria" fo:font-size="13pt" fo:language="es" fo:country="ES" fo:font-weight="bold"/>
    </style:style>
    <style:style style:family="text" style:name="T694">
      <style:text-properties fo:color="#4f81bd" fo:font-family="Cambria" style:font-family-complex="Cambria" fo:font-size="13pt" fo:language="es" fo:country="ES" fo:font-weight="bold"/>
    </style:style>
    <style:style style:family="text" style:name="T695">
      <style:text-properties fo:color="#4f81bd" fo:font-family="Cambria" style:font-family-complex="Cambria" fo:font-size="13pt" fo:language="es" fo:country="ES" fo:font-weight="bold"/>
    </style:style>
    <style:style style:family="table" style:name="ta7">
      <style:table-properties style:width="16.17cm" fo:margin-left="0cm" table:align="left"/>
    </style:style>
    <style:style style:family="table-column" style:name="co16">
      <style:table-column-properties style:column-width="16.17cm"/>
    </style:style>
    <style:style style:family="table-row" style:name="ro19">
      <style:table-row-properties style:min-row-height="3.362cm"/>
    </style:style>
    <style:style style:family="table-cell" style:name="ce83">
      <style:table-cell-properties style:direction="ltr" fo:background-color="#ffffff" fo:border="0.01764cm solid #000001" loext:writing-mode="lr-tb" fo:padding-top="0cm" fo:padding-bottom="0cm" fo:padding-left="0.1235cm" fo:padding-right="0.1235cm" fo:wrap-option="wrap"/>
    </style:style>
    <style:style style:parent-style-name="691" style:family="paragraph" style:name="P241">
      <style:text-properties fo:color="#000000" fo:font-family="Calibri" style:font-family-complex="Calibri" fo:font-size="11pt" fo:language="en" fo:country="US"/>
      <style:paragraph-properties fo:line-height="150%" fo:margin-left="0cm" fo:margin-right="0cm" fo:text-indent="0cm" fo:margin-top="0pt" fo:margin-bottom="0pt"/>
    </style:style>
    <style:style style:family="text" style:name="T696">
      <style:text-properties fo:color="#2a6099" fo:font-family="Arial" style:font-family-complex="Arial" fo:font-size="10pt" fo:language="es" fo:country="ES"/>
    </style:style>
    <style:style style:family="text" style:name="T697">
      <style:text-properties fo:color="#2a6099" fo:font-family="Arial" style:font-family-complex="Arial" fo:font-size="10pt" fo:language="es" fo:country="ES"/>
    </style:style>
    <style:style style:family="text" style:name="T698">
      <style:text-properties fo:color="#000000" fo:font-family="Calibri" style:font-family-complex="Calibri" fo:font-size="11pt" fo:language="es" fo:country="ES"/>
    </style:style>
    <style:style style:parent-style-name="691" style:family="paragraph" style:name="P242">
      <style:text-properties fo:color="#000000" fo:font-family="Calibri" style:font-family-complex="Calibri" fo:font-size="11pt" fo:language="en" fo:country="US"/>
      <style:paragraph-properties fo:line-height="150%" fo:margin-left="0cm" fo:margin-right="0cm" fo:text-indent="0cm" fo:margin-top="0pt" fo:margin-bottom="0pt"/>
    </style:style>
    <style:style style:family="text" style:name="T699">
      <style:text-properties fo:color="#2a6099" fo:font-family="Arial" style:font-family-complex="Arial" fo:font-size="10pt" fo:language="es" fo:country="ES"/>
    </style:style>
    <style:style style:family="text" style:name="T700">
      <style:text-properties fo:color="#2a6099" fo:font-family="Arial" style:font-family-complex="Arial" fo:font-size="10pt" fo:language="es" fo:country="ES"/>
    </style:style>
    <style:style style:family="text" style:name="T701">
      <style:text-properties fo:color="#000000" fo:font-family="Calibri" style:font-family-complex="Calibri" fo:font-size="11pt" fo:language="es" fo:country="ES"/>
    </style:style>
    <style:style style:parent-style-name="691" style:family="paragraph" style:name="P243">
      <style:text-properties fo:color="#000000" fo:font-family="Calibri" style:font-family-complex="Calibri" fo:font-size="11pt" fo:language="en" fo:country="US"/>
      <style:paragraph-properties fo:line-height="150%" fo:margin-left="0cm" fo:margin-right="0cm" fo:text-indent="0cm" fo:margin-top="0pt" fo:margin-bottom="0pt"/>
    </style:style>
    <style:style style:family="text" style:name="T702">
      <style:text-properties fo:color="#2a6099" fo:font-family="Arial" style:font-family-complex="Arial" fo:font-size="10pt" fo:language="es" fo:country="ES"/>
    </style:style>
    <style:style style:family="text" style:name="T703">
      <style:text-properties fo:color="#2a6099" fo:font-family="Arial" style:font-family-complex="Arial" fo:font-size="10pt" fo:language="es" fo:country="ES"/>
    </style:style>
    <style:style style:family="text" style:name="T704">
      <style:text-properties fo:color="#2a6099" fo:font-family="Arial" style:font-family-complex="Arial" fo:font-size="10pt" fo:language="es" fo:country="ES"/>
    </style:style>
    <style:style style:family="text" style:name="T705">
      <style:text-properties fo:color="#000000" fo:font-family="Calibri" style:font-family-complex="Calibri" fo:font-size="11pt" fo:language="es" fo:country="ES"/>
    </style:style>
    <style:style style:parent-style-name="691" style:family="paragraph" style:name="P244">
      <style:text-properties fo:color="#000000" fo:font-family="Calibri" style:font-family-complex="Calibri" fo:font-size="11pt" fo:language="en" fo:country="US"/>
      <style:paragraph-properties fo:line-height="150%" fo:margin-left="0cm" fo:margin-right="0cm" fo:text-indent="0cm" fo:margin-top="0pt" fo:margin-bottom="0pt"/>
    </style:style>
    <style:style style:family="text" style:name="T706">
      <style:text-properties fo:color="#2a6099" fo:font-family="Arial" style:font-family-complex="Arial" fo:font-size="10pt" fo:language="es" fo:country="ES"/>
    </style:style>
    <style:style style:family="text" style:name="T707">
      <style:text-properties fo:color="#2a6099" fo:font-family="Arial" style:font-family-complex="Arial" fo:font-size="10pt" fo:language="es" fo:country="ES"/>
    </style:style>
    <style:style style:family="text" style:name="T708">
      <style:text-properties fo:color="#000000" fo:font-family="Calibri" style:font-family-complex="Calibri" fo:font-size="11pt" fo:language="es" fo:country="ES"/>
    </style:style>
    <style:style style:parent-style-name="691" style:family="paragraph" style:name="P245">
      <style:text-properties fo:color="#000000" fo:font-family="Calibri" style:font-family-complex="Calibri" fo:font-size="11pt" fo:language="en" fo:country="US"/>
      <style:paragraph-properties fo:line-height="150%" fo:margin-left="0cm" fo:margin-right="0cm" fo:text-indent="0cm" fo:margin-top="0pt" fo:margin-bottom="0pt"/>
    </style:style>
    <style:style style:family="text" style:name="T709">
      <style:text-properties fo:color="#000000" fo:font-family="Arial" style:font-family-complex="Arial" fo:font-size="10pt" fo:language="es" fo:country="ES"/>
    </style:style>
    <style:style style:family="text" style:name="T710">
      <style:text-properties fo:color="#000000" fo:font-family="Arial" style:font-family-complex="Arial" fo:font-size="10pt" fo:language="es" fo:country="ES"/>
    </style:style>
    <style:style style:family="text" style:name="T711">
      <style:text-properties fo:color="#000000" fo:font-family="Calibri" style:font-family-complex="Calibri" fo:font-size="11pt" fo:language="es" fo:country="ES"/>
    </style:style>
    <style:style style:parent-style-name="691" style:family="paragraph" style:name="P246">
      <style:text-properties fo:color="#000000" fo:font-family="Calibri" style:font-family-complex="Calibri" fo:font-size="11pt" fo:language="en" fo:country="US"/>
      <style:paragraph-properties fo:line-height="150%" fo:margin-left="0cm" fo:margin-right="0cm" fo:text-indent="0cm" fo:margin-top="0pt" fo:margin-bottom="0pt"/>
    </style:style>
    <style:style style:family="text" style:name="T712">
      <style:text-properties fo:color="#000000" fo:font-family="Arial" style:font-family-complex="Arial" fo:font-size="11pt" fo:language="es" fo:country="ES"/>
    </style:style>
    <style:style style:family="text" style:name="T713">
      <style:text-properties fo:color="#000000" fo:font-family="Arial" style:font-family-complex="Arial" fo:font-size="11pt" fo:language="es" fo:country="ES"/>
    </style:style>
    <style:style style:family="text" style:name="T714">
      <style:text-properties fo:color="#000000" fo:font-family="Calibri" style:font-family-complex="Calibri" fo:font-size="11pt" fo:language="es" fo:country="ES"/>
    </style:style>
    <style:style style:family="paragraph" style:name="P247">
      <style:text-properties/>
      <style:paragraph-properties/>
    </style:style>
    <style:style style:family="text" style:name="T715">
      <style:text-properties fo:language="es" fo:country="ES"/>
    </style:style>
    <style:style style:family="text" style:name="T716">
      <style:text-properties fo:language="es" fo:country="ES"/>
    </style:style>
    <style:style style:parent-style-name="691" style:family="paragraph" style:name="P248">
      <style:text-properties fo:color="#000000" fo:font-family="Calibri" style:font-family-complex="Calibri" fo:font-size="11pt" fo:language="en" fo:country="US"/>
      <style:paragraph-properties fo:text-align="justify" fo:margin-left="0cm" fo:margin-right="0cm" fo:text-indent="0cm"/>
    </style:style>
    <style:style style:family="text" style:name="T717">
      <style:text-properties fo:color="#000000" fo:font-family="Calibri" style:font-family-complex="Calibri" fo:font-size="11pt" fo:language="es" fo:country="ES"/>
    </style:style>
    <style:style style:family="text" style:name="T718">
      <style:text-properties fo:color="#000000" fo:font-family="Calibri" style:font-family-complex="Calibri" fo:font-size="11pt" fo:language="es" fo:country="ES"/>
    </style:style>
    <style:style style:family="text" style:name="T719">
      <style:text-properties fo:color="#000000" fo:font-family="Calibri" style:font-family-complex="Calibri" fo:font-size="11pt" fo:language="es" fo:country="ES"/>
    </style:style>
  </office:automatic-styles>
  <office:body>
    <office:text text:use-soft-page-breaks="true">
      <text:list>
        <text:list-item>
          <text:p text:style-name="P55"><text:span text:style-name="T207">Ficha de grupo</text:span><text:span text:style-name="T208"/><text:span text:style-name="T209"/></text:p>
        </text:list-item>
        <text:list-item>
          <text:p text:style-name="P59"><text:span text:style-name="T210">Datos del grupo</text:span><text:span text:style-name="T211"/><text:span text:style-name="T212"/></text:p>
        </text:list-item>
      </text:list>
      <table:table table:style-name="ta1">
        <table:table-columns>
          <table:table-column table:style-name="co1"/>
          <table:table-column table:style-name="co2"/>
        </table:table-columns>
        <table:table-row table:style-name="ro1" table:default-cell-style-name="ce1">
          <table:table-cell table:style-name="ce2">
            <text:list>
              <text:list-item>
                <text:p text:style-name="P60"><text:span text:style-name="T213">Nombre del grupo</text:span><text:span text:style-name="T214">:</text:span><text:span text:style-name="T215"/><text:span text:style-name="T216"/></text:p>
              </text:list-item>
              <text:list-item>
                <text:p text:style-name="P61"><text:span text:style-name="T217"/><text:span text:style-name="T218"/><text:span text:style-name="T219"/></text:p>
              </text:list-item>
              <text:list-item>
                <text:p text:style-name="P62"><text:span text:style-name="T220">Nombre y apellidos de los componentes</text:span><text:span text:style-name="T221"> (</text:span><text:span text:style-name="T222">responsable del grupo en negrita</text:span><text:span text:style-name="T223">)</text:span><text:span text:style-name="T224">:</text:span><text:span text:style-name="T225"/><text:span text:style-name="T226"/></text:p>
              </text:list-item>
            </text:list>
            <text:p text:style-name="P63"><text:span text:style-name="T227"/><text:span text:style-name="T228"/></text:p>
          </table:table-cell>
          <table:table-cell table:style-name="ce3">
            <text:list>
              <text:list-item>
                <text:p text:style-name="P64"><text:span text:style-name="T229">Grupo 6</text:span><text:span text:style-name="T230"/><text:span text:style-name="T231"/></text:p>
              </text:list-item>
              <text:list-item>
                <text:p text:style-name="P65"><text:span text:style-name="T232"/><text:span text:style-name="T233"/><text:span text:style-name="T234"/></text:p>
              </text:list-item>
              <text:list-item>
                <text:p text:style-name="P66"><text:span text:style-name="T235">Xabier Gabiña</text:span><text:span text:style-name="T236"/><text:span text:style-name="T237"/></text:p>
              </text:list-item>
              <text:list-item>
                <text:p text:style-name="P67"><text:span text:style-name="T238">Asier Larrazabal</text:span><text:span text:style-name="T239"/><text:span text:style-name="T240"/></text:p>
              </text:list-item>
              <text:list-item>
                <text:p text:style-name="P68"><text:span text:style-name="T241">Ander Gorocica</text:span><text:span text:style-name="T242"/><text:span text:style-name="T243"/></text:p>
              </text:list-item>
              <text:list-item>
                <text:p text:style-name="P69"><text:span text:style-name="T244">Pablo Leclercq</text:span><text:span text:style-name="T245"/><text:span text:style-name="T246"/></text:p>
              </text:list-item>
              <text:list-item>
                <text:p text:style-name="P70"><text:span text:style-name="T247">Endika Postigo</text:span><text:span text:style-name="T248"/><text:span text:style-name="T249"/></text:p>
              </text:list-item>
              <text:list-item>
                <text:p text:style-name="P71"><text:span text:style-name="T250">Xabier Badiola</text:span><text:span text:style-name="T251"/><text:span text:style-name="T252"/></text:p>
              </text:list-item>
            </text:list>
            <text:p text:style-name="P72"><text:span text:style-name="T253"/><text:span text:style-name="T254"/></text:p>
          </table:table-cell>
        </table:table-row>
      </table:table>
      <text:p text:style-name="P73"><text:span text:style-name="T255"><text:soft-page-break/></text:span><text:span text:style-name="T256"/></text:p>
      <text:list>
        <text:list-item>
          <text:p text:style-name="P74"><text:span text:style-name="T257">Organización</text:span><text:span text:style-name="T258"/><text:span text:style-name="T259"/></text:p>
        </text:list-item>
      </text:list>
      <table:table table:style-name="ta2">
        <table:table-columns>
          <table:table-column table:style-name="co3"/>
        </table:table-columns>
        <table:table-row table:style-name="ro2" table:default-cell-style-name="ce4">
          <table:table-cell table:style-name="ce5">
            <text:list>
              <text:list-item>
                <text:p text:style-name="P75"><text:span text:style-name="T260">¿Qué días de la semana y horas os podéis reunir para trabajar en el proyecto?</text:span><text:span text:style-name="T261"/><text:span text:style-name="T262"/></text:p>
              </text:list-item>
              <text:list-item>
                <text:p text:style-name="P76"><text:span text:style-name="T263">Los Martes y los Jueves</text:span><text:span text:style-name="T264"/><text:span text:style-name="T265"/></text:p>
              </text:list-item>
              <text:list-item>
                <text:p text:style-name="P77"><text:span text:style-name="T266">¿Dónde os vais a reunir</text:span><text:span text:style-name="T267">?</text:span><text:span text:style-name="T268"/><text:span text:style-name="T269"/></text:p>
              </text:list-item>
              <text:list-item>
                <text:p text:style-name="P78"><text:span text:style-name="T270">En la clase de la asignatura de Gesti</text:span><text:span text:style-name="T271">ón de Proyectos en el aula P4I10A.</text:span><text:span text:style-name="T272"/><text:span text:style-name="T273"/></text:p>
              </text:list-item>
              <text:list-item>
                <text:p text:style-name="P79"><text:span text:style-name="T274">Direcciones de correo de los participantes</text:span><text:span text:style-name="T275"/><text:span text:style-name="T276"/></text:p>
              </text:list-item>
            </text:list>
            <table:table table:style-name="ta3">
              <table:table-columns>
                <table:table-column table:style-name="co4"/>
                <table:table-column table:style-name="co5"/>
              </table:table-columns>
              <table:table-row table:style-name="ro3">
                <table:table-cell table:style-name="ce7">
                  <text:list>
                    <text:list-item>
                      <text:p text:style-name="P80"><text:span text:style-name="T277">Nombre</text:span><text:span text:style-name="T278"/><text:span text:style-name="T279"/></text:p>
                    </text:list-item>
                  </text:list>
                  <text:p text:style-name="P81"><text:span text:style-name="T280"/><text:span text:style-name="T281"/></text:p>
                </table:table-cell>
                <table:table-cell table:style-name="ce8">
                  <text:list>
                    <text:list-item>
                      <text:p text:style-name="P82"><text:span text:style-name="T282">Dirección de correo</text:span><text:span text:style-name="T283"/><text:span text:style-name="T284"/></text:p>
                    </text:list-item>
                  </text:list>
                  <text:p text:style-name="P83"><text:span text:style-name="T285"/><text:span text:style-name="T286"/></text:p>
                </table:table-cell>
              </table:table-row>
              <table:table-row table:style-name="ro4">
                <table:table-cell table:style-name="ce9">
                  <text:list>
                    <text:list-item>
                      <text:p text:style-name="P84"><text:span text:style-name="T287">Xabier Gabiña</text:span><text:span text:style-name="T288"/><text:span text:style-name="T289"/></text:p>
                    </text:list-item>
                  </text:list>
                  <text:p text:style-name="P85"><text:span text:style-name="T290"/><text:span text:style-name="T291"/></text:p>
                </table:table-cell>
                <table:table-cell table:style-name="ce10">
                  <text:list>
                    <text:list-item>
                      <text:p text:style-name="P86"><text:span text:style-name="T292">xgabina001@ikasle.ehu.eus</text:span><text:span text:style-name="T293"/><text:span text:style-name="T294"/></text:p>
                    </text:list-item>
                  </text:list>
                  <text:p text:style-name="P87"><text:span text:style-name="T295"/><text:span text:style-name="T296"/></text:p>
                </table:table-cell>
              </table:table-row>
              <table:table-row table:style-name="ro5">
                <table:table-cell table:style-name="ce11">
                  <text:list>
                    <text:list-item>
                      <text:p text:style-name="P88"><text:span text:style-name="T297">Ander Gorocica</text:span><text:span text:style-name="T298"/><text:span text:style-name="T299"/></text:p>
                    </text:list-item>
                  </text:list>
                  <text:p text:style-name="P89"><text:span text:style-name="T300"/><text:span text:style-name="T301"/></text:p>
                </table:table-cell>
                <table:table-cell table:style-name="ce12">
                  <text:list>
                    <text:list-item>
                      <text:p text:style-name="P90"><text:span text:style-name="T302">agorocica002@ikasle.ehu.eus</text:span><text:span text:style-name="T303"/><text:span text:style-name="T304"/></text:p>
                    </text:list-item>
                  </text:list>
                  <text:p text:style-name="P91"><text:span text:style-name="T305"/><text:span text:style-name="T306"/></text:p>
                </table:table-cell>
              </table:table-row>
              <table:table-row table:style-name="ro6">
                <table:table-cell table:style-name="ce13">
                  <text:list>
                    <text:list-item>
                      <text:p text:style-name="P92"><text:span text:style-name="T307">Pablo Leclercq</text:span><text:span text:style-name="T308"/><text:span text:style-name="T309"/></text:p>
                    </text:list-item>
                  </text:list>
                  <text:p text:style-name="P93"><text:span text:style-name="T310"/><text:span text:style-name="T311"/></text:p>
                </table:table-cell>
                <table:table-cell table:style-name="ce14">
                  <text:list>
                    <text:list-item>
                      <text:p text:style-name="P94"><text:span text:style-name="T312">pleclercq001@ikasle.ehu.eus</text:span><text:span text:style-name="T313"/><text:span text:style-name="T314"/></text:p>
                    </text:list-item>
                  </text:list>
                  <text:p text:style-name="P95"><text:span text:style-name="T315"/><text:span text:style-name="T316"/></text:p>
                </table:table-cell>
              </table:table-row>
              <table:table-row table:style-name="ro7">
                <table:table-cell table:style-name="ce15">
                  <text:list>
                    <text:list-item>
                      <text:p text:style-name="P96"><text:span text:style-name="T317">Asier Larrazabal</text:span><text:span text:style-name="T318"/><text:span text:style-name="T319"/></text:p>
                    </text:list-item>
                  </text:list>
                  <text:p text:style-name="P97"><text:span text:style-name="T320"/><text:span text:style-name="T321"/></text:p>
                </table:table-cell>
                <table:table-cell table:style-name="ce16">
                  <text:list>
                    <text:list-item>
                      <text:p text:style-name="P98"><text:span text:style-name="T322">alarrazabal025@ikasle.ehu.eus</text:span><text:span text:style-name="T323"/><text:span text:style-name="T324"/></text:p>
                    </text:list-item>
                  </text:list>
                  <text:p text:style-name="P99"><text:span text:style-name="T325"/><text:span text:style-name="T326"/></text:p>
                </table:table-cell>
              </table:table-row>
              <table:table-row table:style-name="ro8">
                <table:table-cell table:style-name="ce17">
                  <text:list>
                    <text:list-item>
                      <text:p text:style-name="P100"><text:span text:style-name="T327">Endika Postigo</text:span><text:span text:style-name="T328"/><text:span text:style-name="T329"/></text:p>
                    </text:list-item>
                  </text:list>
                  <text:p text:style-name="P101"><text:span text:style-name="T330"/><text:span text:style-name="T331"/></text:p>
                </table:table-cell>
                <table:table-cell table:style-name="ce18">
                  <text:list>
                    <text:list-item>
                      <text:p text:style-name="P102"><text:span text:style-name="T332">epostigo002@ikasle.ehu.eus</text:span><text:span text:style-name="T333"/><text:span text:style-name="T334"/></text:p>
                    </text:list-item>
                  </text:list>
                  <text:p text:style-name="P103"><text:span text:style-name="T335"/><text:span text:style-name="T336"/></text:p>
                </table:table-cell>
              </table:table-row>
              <table:table-row table:style-name="ro9">
                <table:table-cell table:style-name="ce19">
                  <text:list>
                    <text:list-item>
                      <text:p text:style-name="P104"><text:span text:style-name="T337">Xabier Badiola</text:span><text:span text:style-name="T338"/><text:span text:style-name="T339"/></text:p>
                    </text:list-item>
                  </text:list>
                  <text:p text:style-name="P105"><text:span text:style-name="T340"/><text:span text:style-name="T341"/></text:p>
                </table:table-cell>
                <table:table-cell table:style-name="ce20">
                  <text:list>
                    <text:list-item>
                      <text:p text:style-name="P106"><text:span text:style-name="T342">xbadiola002@ikasle.ehu.eus</text:span><text:span text:style-name="T343"/><text:span text:style-name="T344"/></text:p>
                    </text:list-item>
                  </text:list>
                  <text:p text:style-name="P107"><text:span text:style-name="T345"/><text:span text:style-name="T346"/></text:p>
                </table:table-cell>
              </table:table-row>
            </table:table>
            <text:list>
              <text:list-item>
                <text:p text:style-name="P108"><text:span text:style-name="T347"/><text:span text:style-name="T348"/><text:span text:style-name="T349"/></text:p>
              </text:list-item>
              <text:list-item>
                <text:p text:style-name="P109"><text:span text:style-name="T350">Horas fuera de clase en que cada uno trabajará individualmente en la asignatura</text:span><text:span text:style-name="T351">:</text:span><text:span text:style-name="T352"/><text:span text:style-name="T353"/></text:p>
              </text:list-item>
            </text:list>
            <table:table table:style-name="ta4">
              <table:table-columns>
                <table:table-column table:style-name="co6"/>
                <table:table-column table:style-name="co7"/>
                <table:table-column table:style-name="co8"/>
                <table:table-column table:style-name="co9"/>
                <table:table-column table:style-name="co10"/>
                <table:table-column table:style-name="co11"/>
                <table:table-column table:style-name="co12"/>
                <table:table-column table:style-name="co13"/>
              </table:table-columns>
              <table:table-row table:style-name="ro10">
                <table:table-cell table:style-name="ce22">
                  <text:list>
                    <text:list-item>
                      <text:p text:style-name="P110"><text:span text:style-name="T354">Nombre</text:span><text:span text:style-name="T355"/><text:span text:style-name="T356"/></text:p>
                    </text:list-item>
                  </text:list>
                  <text:p text:style-name="P111"><text:span text:style-name="T357"/><text:span text:style-name="T358"/></text:p>
                </table:table-cell>
                <table:table-cell table:style-name="ce23">
                  <text:list>
                    <text:list-item>
                      <text:p text:style-name="P112"><text:span text:style-name="T359">Lunes</text:span><text:span text:style-name="T360">.</text:span><text:span text:style-name="T361"/><text:span text:style-name="T362"/></text:p>
                    </text:list-item>
                  </text:list>
                  <text:p text:style-name="P113"><text:span text:style-name="T363"/><text:span text:style-name="T364"/></text:p>
                </table:table-cell>
                <table:table-cell table:style-name="ce24">
                  <text:list>
                    <text:list-item>
                      <text:p text:style-name="P114"><text:span text:style-name="T365">Mart</text:span><text:span text:style-name="T366">es</text:span><text:span text:style-name="T367"/><text:span text:style-name="T368"/></text:p>
                    </text:list-item>
                  </text:list>
                  <text:p text:style-name="P115"><text:span text:style-name="T369"/><text:span text:style-name="T370"/></text:p>
                </table:table-cell>
                <table:table-cell table:style-name="ce25">
                  <text:list>
                    <text:list-item>
                      <text:p text:style-name="P116"><text:span text:style-name="T371">Miércoles</text:span><text:span text:style-name="T372">.</text:span><text:span text:style-name="T373"/><text:span text:style-name="T374"/></text:p>
                    </text:list-item>
                  </text:list>
                  <text:p text:style-name="P117"><text:span text:style-name="T375"/><text:span text:style-name="T376"/></text:p>
                </table:table-cell>
                <table:table-cell table:style-name="ce26">
                  <text:list>
                    <text:list-item>
                      <text:p text:style-name="P118"><text:span text:style-name="T377">Jueves</text:span><text:span text:style-name="T378">.</text:span><text:span text:style-name="T379"/><text:span text:style-name="T380"/></text:p>
                    </text:list-item>
                  </text:list>
                  <text:p text:style-name="P119"><text:span text:style-name="T381"/><text:span text:style-name="T382"/></text:p>
                </table:table-cell>
                <table:table-cell table:style-name="ce27">
                  <text:list>
                    <text:list-item>
                      <text:p text:style-name="P120"><text:span text:style-name="T383">Viernes</text:span><text:span text:style-name="T384">.</text:span><text:span text:style-name="T385"/><text:span text:style-name="T386"/></text:p>
                    </text:list-item>
                  </text:list>
                  <text:p text:style-name="P121"><text:span text:style-name="T387"/><text:span text:style-name="T388"/></text:p>
                </table:table-cell>
                <table:table-cell table:style-name="ce28">
                  <text:list>
                    <text:list-item>
                      <text:p text:style-name="P122"><text:span text:style-name="T389">Sábado</text:span><text:span text:style-name="T390">.</text:span><text:span text:style-name="T391"/><text:span text:style-name="T392"/></text:p>
                    </text:list-item>
                  </text:list>
                  <text:p text:style-name="P123"><text:span text:style-name="T393"/><text:span text:style-name="T394"/></text:p>
                </table:table-cell>
                <table:table-cell table:style-name="ce29">
                  <text:list>
                    <text:list-item>
                      <text:p text:style-name="P124"><text:span text:style-name="T395">Domingo</text:span><text:span text:style-name="T396"/><text:span text:style-name="T397"/></text:p>
                    </text:list-item>
                  </text:list>
                  <text:p text:style-name="P125"><text:span text:style-name="T398"/><text:span text:style-name="T399"/></text:p>
                </table:table-cell>
              </table:table-row>
              <table:table-row table:style-name="ro11">
                <table:table-cell table:style-name="ce30">
                  <text:list>
                    <text:list-item>
                      <text:p text:style-name="P126"><text:span text:style-name="T400">Xabier Gabiña</text:span><text:span text:style-name="T401"/><text:span text:style-name="T402"/></text:p>
                    </text:list-item>
                  </text:list>
                  <text:p text:style-name="P127"><text:span text:style-name="T403"/><text:span text:style-name="T404"/></text:p>
                </table:table-cell>
                <table:table-cell table:style-name="ce31">
                  <text:list>
                    <text:list-item>
                      <text:p text:style-name="P128"><text:span text:style-name="T405"/><text:span text:style-name="T406"/><text:span text:style-name="T407"/></text:p>
                    </text:list-item>
                  </text:list>
                  <text:p text:style-name="P129"><text:span text:style-name="T408"/><text:span text:style-name="T409"/></text:p>
                </table:table-cell>
                <table:table-cell table:style-name="ce32">
                  <text:list>
                    <text:list-item>
                      <text:p text:style-name="P130"><text:span text:style-name="T410">X</text:span><text:span text:style-name="T411"/><text:span text:style-name="T412"/></text:p>
                    </text:list-item>
                  </text:list>
                  <text:p text:style-name="P131"><text:span text:style-name="T413"/><text:span text:style-name="T414"/></text:p>
                </table:table-cell>
                <table:table-cell table:style-name="ce33">
                  <text:list>
                    <text:list-item>
                      <text:p text:style-name="P132"><text:span text:style-name="T415"/><text:span text:style-name="T416"/><text:span text:style-name="T417"/></text:p>
                    </text:list-item>
                  </text:list>
                  <text:p text:style-name="P133"><text:span text:style-name="T418"/><text:span text:style-name="T419"/></text:p>
                </table:table-cell>
                <table:table-cell table:style-name="ce34">
                  <text:list>
                    <text:list-item>
                      <text:p text:style-name="P134"><text:span text:style-name="T420">X</text:span><text:span text:style-name="T421"/><text:span text:style-name="T422"/></text:p>
                    </text:list-item>
                  </text:list>
                  <text:p text:style-name="P135"><text:span text:style-name="T423"/><text:span text:style-name="T424"/></text:p>
                </table:table-cell>
                <table:table-cell table:style-name="ce35">
                  <text:list>
                    <text:list-item>
                      <text:p text:style-name="P136"><text:span text:style-name="T425"/><text:span text:style-name="T426"/><text:span text:style-name="T427"/></text:p>
                    </text:list-item>
                  </text:list>
                  <text:p text:style-name="P137"><text:span text:style-name="T428"/><text:span text:style-name="T429"/></text:p>
                </table:table-cell>
                <table:table-cell table:style-name="ce36">
                  <text:list>
                    <text:list-item>
                      <text:p text:style-name="P138"><text:span text:style-name="T430">X</text:span><text:span text:style-name="T431"/><text:span text:style-name="T432"/></text:p>
                    </text:list-item>
                  </text:list>
                  <text:p text:style-name="P139"><text:span text:style-name="T433"/><text:span text:style-name="T434"/></text:p>
                </table:table-cell>
                <table:table-cell table:style-name="ce37">
                  <text:list>
                    <text:list-item>
                      <text:p text:style-name="P140"><text:span text:style-name="T435"/><text:span text:style-name="T436"/><text:span text:style-name="T437"/></text:p>
                    </text:list-item>
                  </text:list>
                  <text:p text:style-name="P141"><text:span text:style-name="T438"/><text:span text:style-name="T439"/></text:p>
                </table:table-cell>
              </table:table-row>
              <table:table-row table:style-name="ro12">
                <table:table-cell table:style-name="ce38">
                  <text:list>
                    <text:list-item>
                      <text:p text:style-name="P142"><text:span text:style-name="T440">Ander Gorocica</text:span><text:span text:style-name="T441"/><text:span text:style-name="T442"/></text:p>
                    </text:list-item>
                  </text:list>
                  <text:p text:style-name="P143"><text:span text:style-name="T443"/><text:span text:style-name="T444"/></text:p>
                </table:table-cell>
                <table:table-cell table:style-name="ce39">
                  <text:list>
                    <text:list-item>
                      <text:p text:style-name="P144"><text:span text:style-name="T445"/><text:span text:style-name="T446"/><text:span text:style-name="T447"/></text:p>
                    </text:list-item>
                  </text:list>
                  <text:p text:style-name="P145"><text:span text:style-name="T448"/><text:span text:style-name="T449"/></text:p>
                </table:table-cell>
                <table:table-cell table:style-name="ce40">
                  <text:list>
                    <text:list-item>
                      <text:p text:style-name="P146"><text:span text:style-name="T450">X</text:span><text:span text:style-name="T451"/><text:span text:style-name="T452"/></text:p>
                    </text:list-item>
                  </text:list>
                  <text:p text:style-name="P147"><text:span text:style-name="T453"/><text:span text:style-name="T454"/></text:p>
                </table:table-cell>
                <table:table-cell table:style-name="ce41">
                  <text:list>
                    <text:list-item>
                      <text:p text:style-name="P148"><text:span text:style-name="T455"/><text:span text:style-name="T456"/><text:span text:style-name="T457"/></text:p>
                    </text:list-item>
                  </text:list>
                  <text:p text:style-name="P149"><text:span text:style-name="T458"/><text:span text:style-name="T459"/></text:p>
                </table:table-cell>
                <table:table-cell table:style-name="ce42">
                  <text:list>
                    <text:list-item>
                      <text:p text:style-name="P150"><text:span text:style-name="T460">X</text:span><text:span text:style-name="T461"/><text:span text:style-name="T462"/></text:p>
                    </text:list-item>
                  </text:list>
                  <text:p text:style-name="P151"><text:span text:style-name="T463"/><text:span text:style-name="T464"/></text:p>
                </table:table-cell>
                <table:table-cell table:style-name="ce43">
                  <text:list>
                    <text:list-item>
                      <text:p text:style-name="P152"><text:span text:style-name="T465"/><text:span text:style-name="T466"/><text:span text:style-name="T467"/></text:p>
                    </text:list-item>
                  </text:list>
                  <text:p text:style-name="P153"><text:span text:style-name="T468"/><text:span text:style-name="T469"/></text:p>
                </table:table-cell>
                <table:table-cell table:style-name="ce44">
                  <text:list>
                    <text:list-item>
                      <text:p text:style-name="P154"><text:span text:style-name="T470">X</text:span><text:span text:style-name="T471"/><text:span text:style-name="T472"/></text:p>
                    </text:list-item>
                  </text:list>
                  <text:p text:style-name="P155"><text:span text:style-name="T473"/><text:span text:style-name="T474"/></text:p>
                </table:table-cell>
                <table:table-cell table:style-name="ce45">
                  <text:list>
                    <text:list-item>
                      <text:p text:style-name="P156"><text:span text:style-name="T475"/><text:span text:style-name="T476"/><text:span text:style-name="T477"/></text:p>
                    </text:list-item>
                  </text:list>
                  <text:p text:style-name="P157"><text:span text:style-name="T478"/><text:span text:style-name="T479"/></text:p>
                </table:table-cell>
              </table:table-row>
              <table:table-row table:style-name="ro13">
                <table:table-cell table:style-name="ce46">
                  <text:list>
                    <text:list-item>
                      <text:p text:style-name="P158"><text:span text:style-name="T480">Pablo Leclercq</text:span><text:span text:style-name="T481"/><text:span text:style-name="T482"/></text:p>
                    </text:list-item>
                  </text:list>
                  <text:p text:style-name="P159"><text:span text:style-name="T483"/><text:span text:style-name="T484"/></text:p>
                </table:table-cell>
                <table:table-cell table:style-name="ce47">
                  <text:list>
                    <text:list-item>
                      <text:p text:style-name="P160"><text:span text:style-name="T485"/><text:span text:style-name="T486"/><text:span text:style-name="T487"/></text:p>
                    </text:list-item>
                  </text:list>
                  <text:p text:style-name="P161"><text:span text:style-name="T488"/><text:span text:style-name="T489"/></text:p>
                </table:table-cell>
                <table:table-cell table:style-name="ce48">
                  <text:list>
                    <text:list-item>
                      <text:p text:style-name="P162"><text:span text:style-name="T490">X</text:span><text:span text:style-name="T491"/><text:span text:style-name="T492"/></text:p>
                    </text:list-item>
                  </text:list>
                  <text:p text:style-name="P163"><text:span text:style-name="T493"/><text:span text:style-name="T494"/></text:p>
                </table:table-cell>
                <table:table-cell table:style-name="ce49">
                  <text:list>
                    <text:list-item>
                      <text:p text:style-name="P164"><text:span text:style-name="T495"/><text:span text:style-name="T496"/><text:span text:style-name="T497"/></text:p>
                    </text:list-item>
                  </text:list>
                  <text:p text:style-name="P165"><text:span text:style-name="T498"/><text:span text:style-name="T499"/></text:p>
                </table:table-cell>
                <table:table-cell table:style-name="ce50">
                  <text:list>
                    <text:list-item>
                      <text:p text:style-name="P166"><text:span text:style-name="T500">X</text:span><text:span text:style-name="T501"/><text:span text:style-name="T502"/></text:p>
                    </text:list-item>
                  </text:list>
                  <text:p text:style-name="P167"><text:span text:style-name="T503"/><text:span text:style-name="T504"/></text:p>
                </table:table-cell>
                <table:table-cell table:style-name="ce51">
                  <text:list>
                    <text:list-item>
                      <text:p text:style-name="P168"><text:span text:style-name="T505"/><text:span text:style-name="T506"/><text:span text:style-name="T507"/></text:p>
                    </text:list-item>
                  </text:list>
                  <text:p text:style-name="P169"><text:span text:style-name="T508"/><text:span text:style-name="T509"/></text:p>
                </table:table-cell>
                <table:table-cell table:style-name="ce52">
                  <text:list>
                    <text:list-item>
                      <text:p text:style-name="P170"><text:span text:style-name="T510">X</text:span><text:span text:style-name="T511"/><text:span text:style-name="T512"/></text:p>
                    </text:list-item>
                  </text:list>
                  <text:p text:style-name="P171"><text:span text:style-name="T513"/><text:span text:style-name="T514"/></text:p>
                </table:table-cell>
                <table:table-cell table:style-name="ce53">
                  <text:list>
                    <text:list-item>
                      <text:p text:style-name="P172"><text:span text:style-name="T515"/><text:span text:style-name="T516"/><text:span text:style-name="T517"/></text:p>
                    </text:list-item>
                  </text:list>
                  <text:p text:style-name="P173"><text:span text:style-name="T518"/><text:span text:style-name="T519"/></text:p>
                </table:table-cell>
              </table:table-row>
              <table:table-row table:style-name="ro14">
                <table:table-cell table:style-name="ce54">
                  <text:list>
                    <text:list-item>
                      <text:p text:style-name="P174"><text:span text:style-name="T520">Asier Larrazabal</text:span><text:span text:style-name="T521"/><text:span text:style-name="T522"/></text:p>
                    </text:list-item>
                  </text:list>
                  <text:p text:style-name="P175"><text:span text:style-name="T523"/><text:span text:style-name="T524"/></text:p>
                </table:table-cell>
                <table:table-cell table:style-name="ce55">
                  <text:list>
                    <text:list-item>
                      <text:p text:style-name="P176"><text:span text:style-name="T525"/><text:span text:style-name="T526"/><text:span text:style-name="T527"/></text:p>
                    </text:list-item>
                  </text:list>
                  <text:p text:style-name="P177"><text:span text:style-name="T528"/><text:span text:style-name="T529"/></text:p>
                </table:table-cell>
                <table:table-cell table:style-name="ce56">
                  <text:list>
                    <text:list-item>
                      <text:p text:style-name="P178"><text:span text:style-name="T530">X</text:span><text:span text:style-name="T531"/><text:span text:style-name="T532"/></text:p>
                    </text:list-item>
                  </text:list>
                  <text:p text:style-name="P179"><text:span text:style-name="T533"/><text:span text:style-name="T534"/></text:p>
                </table:table-cell>
                <table:table-cell table:style-name="ce57">
                  <text:list>
                    <text:list-item>
                      <text:p text:style-name="P180"><text:span text:style-name="T535"/><text:span text:style-name="T536"/><text:span text:style-name="T537"/></text:p>
                    </text:list-item>
                  </text:list>
                  <text:p text:style-name="P181"><text:span text:style-name="T538"/><text:span text:style-name="T539"/></text:p>
                </table:table-cell>
                <table:table-cell table:style-name="ce58">
                  <text:list>
                    <text:list-item>
                      <text:p text:style-name="P182"><text:span text:style-name="T540">X</text:span><text:span text:style-name="T541"/><text:span text:style-name="T542"/></text:p>
                    </text:list-item>
                  </text:list>
                  <text:p text:style-name="P183"><text:span text:style-name="T543"/><text:span text:style-name="T544"/></text:p>
                </table:table-cell>
                <table:table-cell table:style-name="ce59">
                  <text:list>
                    <text:list-item>
                      <text:p text:style-name="P184"><text:span text:style-name="T545"/><text:span text:style-name="T546"/><text:span text:style-name="T547"/></text:p>
                    </text:list-item>
                  </text:list>
                  <text:p text:style-name="P185"><text:span text:style-name="T548"/><text:span text:style-name="T549"/></text:p>
                </table:table-cell>
                <table:table-cell table:style-name="ce60">
                  <text:list>
                    <text:list-item>
                      <text:p text:style-name="P186"><text:span text:style-name="T550">X</text:span><text:span text:style-name="T551"/><text:span text:style-name="T552"/></text:p>
                    </text:list-item>
                  </text:list>
                  <text:p text:style-name="P187"><text:span text:style-name="T553"/><text:span text:style-name="T554"/></text:p>
                </table:table-cell>
                <table:table-cell table:style-name="ce61">
                  <text:list>
                    <text:list-item>
                      <text:p text:style-name="P188"><text:span text:style-name="T555"/><text:span text:style-name="T556"/><text:span text:style-name="T557"/></text:p>
                    </text:list-item>
                  </text:list>
                  <text:p text:style-name="P189"><text:span text:style-name="T558"/><text:span text:style-name="T559"/></text:p>
                </table:table-cell>
              </table:table-row>
              <table:table-row table:style-name="ro15">
                <table:table-cell table:style-name="ce62">
                  <text:list>
                    <text:list-item>
                      <text:p text:style-name="P190"><text:span text:style-name="T560">Endika Postigo</text:span><text:span text:style-name="T561"/><text:span text:style-name="T562"/></text:p>
                    </text:list-item>
                  </text:list>
                  <text:p text:style-name="P191"><text:span text:style-name="T563"/><text:span text:style-name="T564"/></text:p>
                </table:table-cell>
                <table:table-cell table:style-name="ce63">
                  <text:list>
                    <text:list-item>
                      <text:p text:style-name="P192"><text:span text:style-name="T565"/><text:span text:style-name="T566"/><text:span text:style-name="T567"/></text:p>
                    </text:list-item>
                  </text:list>
                  <text:p text:style-name="P193"><text:span text:style-name="T568"/><text:span text:style-name="T569"/></text:p>
                </table:table-cell>
                <table:table-cell table:style-name="ce64">
                  <text:list>
                    <text:list-item>
                      <text:p text:style-name="P194"><text:span text:style-name="T570">X</text:span><text:span text:style-name="T571"/><text:span text:style-name="T572"/></text:p>
                    </text:list-item>
                  </text:list>
                  <text:p text:style-name="P195"><text:span text:style-name="T573"/><text:span text:style-name="T574"/></text:p>
                </table:table-cell>
                <table:table-cell table:style-name="ce65">
                  <text:list>
                    <text:list-item>
                      <text:p text:style-name="P196"><text:span text:style-name="T575"/><text:span text:style-name="T576"/><text:span text:style-name="T577"/></text:p>
                    </text:list-item>
                  </text:list>
                  <text:p text:style-name="P197"><text:span text:style-name="T578"/><text:span text:style-name="T579"/></text:p>
                </table:table-cell>
                <table:table-cell table:style-name="ce66">
                  <text:list>
                    <text:list-item>
                      <text:p text:style-name="P198"><text:span text:style-name="T580">X</text:span><text:span text:style-name="T581"/><text:span text:style-name="T582"/></text:p>
                    </text:list-item>
                  </text:list>
                  <text:p text:style-name="P199"><text:span text:style-name="T583"/><text:span text:style-name="T584"/></text:p>
                </table:table-cell>
                <table:table-cell table:style-name="ce67">
                  <text:list>
                    <text:list-item>
                      <text:p text:style-name="P200"><text:span text:style-name="T585"/><text:span text:style-name="T586"/><text:span text:style-name="T587"/></text:p>
                    </text:list-item>
                  </text:list>
                  <text:p text:style-name="P201"><text:span text:style-name="T588"/><text:span text:style-name="T589"/></text:p>
                </table:table-cell>
                <table:table-cell table:style-name="ce68">
                  <text:list>
                    <text:list-item>
                      <text:p text:style-name="P202"><text:span text:style-name="T590">X</text:span><text:span text:style-name="T591"/><text:span text:style-name="T592"/></text:p>
                    </text:list-item>
                  </text:list>
                  <text:p text:style-name="P203"><text:span text:style-name="T593"/><text:span text:style-name="T594"/></text:p>
                </table:table-cell>
                <table:table-cell table:style-name="ce69">
                  <text:list>
                    <text:list-item>
                      <text:p text:style-name="P204"><text:span text:style-name="T595"/><text:span text:style-name="T596"/><text:span text:style-name="T597"/></text:p>
                    </text:list-item>
                  </text:list>
                  <text:p text:style-name="P205"><text:span text:style-name="T598"/><text:span text:style-name="T599"/></text:p>
                </table:table-cell>
              </table:table-row>
              <table:table-row table:style-name="ro16">
                <table:table-cell table:style-name="ce70">
                  <text:list>
                    <text:list-item>
                      <text:p text:style-name="P206"><text:span text:style-name="T600">Xabier Badiola</text:span><text:span text:style-name="T601"/><text:span text:style-name="T602"/></text:p>
                    </text:list-item>
                  </text:list>
                  <text:p text:style-name="P207"><text:span text:style-name="T603"/><text:span text:style-name="T604"/></text:p>
                </table:table-cell>
                <table:table-cell table:style-name="ce71">
                  <text:list>
                    <text:list-item>
                      <text:p text:style-name="P208"><text:span text:style-name="T605"/><text:span text:style-name="T606"/><text:span text:style-name="T607"/></text:p>
                    </text:list-item>
                  </text:list>
                  <text:p text:style-name="P209"><text:span text:style-name="T608"/><text:span text:style-name="T609"/></text:p>
                </table:table-cell>
                <table:table-cell table:style-name="ce72">
                  <text:list>
                    <text:list-item>
                      <text:p text:style-name="P210"><text:span text:style-name="T610">X</text:span><text:span text:style-name="T611"/><text:span text:style-name="T612"/></text:p>
                    </text:list-item>
                  </text:list>
                  <text:p text:style-name="P211"><text:span text:style-name="T613"/><text:span text:style-name="T614"/></text:p>
                </table:table-cell>
                <table:table-cell table:style-name="ce73">
                  <text:list>
                    <text:list-item>
                      <text:p text:style-name="P212"><text:span text:style-name="T615"/><text:span text:style-name="T616"/><text:span text:style-name="T617"/></text:p>
                    </text:list-item>
                  </text:list>
                  <text:p text:style-name="P213"><text:span text:style-name="T618"/><text:span text:style-name="T619"/></text:p>
                </table:table-cell>
                <table:table-cell table:style-name="ce74">
                  <text:list>
                    <text:list-item>
                      <text:p text:style-name="P214"><text:span text:style-name="T620">X</text:span><text:span text:style-name="T621"/><text:span text:style-name="T622"/></text:p>
                    </text:list-item>
                  </text:list>
                  <text:p text:style-name="P215"><text:span text:style-name="T623"/><text:span text:style-name="T624"/></text:p>
                </table:table-cell>
                <table:table-cell table:style-name="ce75">
                  <text:list>
                    <text:list-item>
                      <text:p text:style-name="P216"><text:span text:style-name="T625"/><text:span text:style-name="T626"/><text:span text:style-name="T627"/></text:p>
                    </text:list-item>
                  </text:list>
                  <text:p text:style-name="P217"><text:span text:style-name="T628"/><text:span text:style-name="T629"/></text:p>
                </table:table-cell>
                <table:table-cell table:style-name="ce76">
                  <text:list>
                    <text:list-item>
                      <text:p text:style-name="P218"><text:span text:style-name="T630">X</text:span><text:span text:style-name="T631"/><text:span text:style-name="T632"/></text:p>
                    </text:list-item>
                  </text:list>
                  <text:p text:style-name="P219"><text:span text:style-name="T633"/><text:span text:style-name="T634"/></text:p>
                </table:table-cell>
                <table:table-cell table:style-name="ce77">
                  <text:list>
                    <text:list-item>
                      <text:p text:style-name="P220"><text:span text:style-name="T635"/><text:span text:style-name="T636"/><text:span text:style-name="T637"/></text:p>
                    </text:list-item>
                  </text:list>
                  <text:p text:style-name="P221"><text:span text:style-name="T638"/><text:span text:style-name="T639"/></text:p>
                </table:table-cell>
              </table:table-row>
            </table:table>
            <text:list>
              <text:list-item>
                <text:p text:style-name="P222"><text:span text:style-name="T640"/><text:span text:style-name="T641"/><text:span text:style-name="T642"/></text:p>
              </text:list-item>
            </text:list>
            <text:p text:style-name="P223"><text:span text:style-name="T643"/><text:span text:style-name="T644"/></text:p>
          </table:table-cell>
        </table:table-row>
      </table:table>
      <text:p text:style-name="P224"><text:span text:style-name="T645"/><text:span text:style-name="T646">Reglas de funcionamiento del grupo, por orden de importancia</text:span><text:span text:style-name="T647"/><text:span text:style-name="T648"/></text:p>
      <table:table table:style-name="ta5">
        <table:table-columns>
          <table:table-column table:style-name="co14"/>
        </table:table-columns>
        <table:table-row table:style-name="ro17" table:default-cell-style-name="ce78">
          <table:table-cell table:style-name="ce79">
            <text:p text:style-name="P225"><text:span text:style-name="T649"/><text:span text:style-name="T650"/><text:span text:style-name="T651"/></text:p>
            <text:list text:style-name="WWNum8" text:continue-numbering="true">
              <text:list-item>
                <text:p text:style-name="P226"><text:span text:style-name="T652">No faltar el respeto.</text:span><text:span text:style-name="T653"/></text:p>
              </text:list-item>
              <text:list-item>
                <text:p text:style-name="P227"><text:span text:style-name="T654">No faltar a reuniones sin una justificación.</text:span><text:span text:style-name="T655"/></text:p>
              </text:list-item>
              <text:list-item>
                <text:p text:style-name="P228"><text:span text:style-name="T656">Participación de forma activa.</text:span><text:span text:style-name="T657"/><text:span text:style-name="T658"/><text:span text:style-name="T659"/><text:span text:style-name="T660"/><text:span text:style-name="T661"/></text:p>
              </text:list-item>
            </text:list>
            <text:list>
              <text:list-item>
                <text:p text:style-name="P229"><text:span text:style-name="T662"/><text:span text:style-name="T663"/><text:span text:style-name="T664"/></text:p>
              </text:list-item>
              <text:list-item>
                <text:p text:style-name="P230"><text:span text:style-name="T665"/><text:span text:style-name="T666"/><text:span text:style-name="T667"/></text:p>
              </text:list-item>
            </text:list>
            <text:p text:style-name="P231"><text:span text:style-name="T668"/><text:span text:style-name="T669"/></text:p>
          </table:table-cell>
        </table:table-row>
      </table:table>
      <text:list>
        <text:list-item>
          <text:p text:style-name="P232"><text:span text:style-name="T670"/><text:span text:style-name="T671"/><text:span text:style-name="T672"/></text:p>
        </text:list-item>
        <text:list-item>
          <text:p text:style-name="P233"><text:span text:style-name="T673">¿Qué haréis si uno de los miembros del grupo no cumple reiteradamente con los compromisos del grupo?</text:span><text:span text:style-name="T674"/><text:span text:style-name="T675"/></text:p>
        </text:list-item>
      </text:list>
      <table:table table:style-name="ta6">
        <table:table-columns>
          <table:table-column table:style-name="co15"/>
        </table:table-columns>
        <table:table-row table:style-name="ro18" table:default-cell-style-name="ce80">
          <table:table-cell table:style-name="ce81">
            <text:list>
              <text:list-item>
                <text:p text:style-name="P234"><text:span text:style-name="T676">Se hablara con el y en caso de no llegar a una solución se prescindirá de el.</text:span><text:span text:style-name="T677"/></text:p>
              </text:list-item>
              <text:list-item>
                <text:p text:style-name="P235"><text:span text:style-name="T678"/><text:span text:style-name="T679"/><text:span text:style-name="T680"/></text:p>
              </text:list-item>
              <text:list-item>
                <text:p text:style-name="P236"><text:span text:style-name="T681"/><text:span text:style-name="T682"/><text:span text:style-name="T683"/></text:p>
              </text:list-item>
              <text:list-item>
                <text:p text:style-name="P237"><text:span text:style-name="T684"/><text:span text:style-name="T685"/><text:span text:style-name="T686"/></text:p>
              </text:list-item>
              <text:list-item>
                <text:p text:style-name="P238"><text:span text:style-name="T687"/><text:span text:style-name="T688"/><text:span text:style-name="T689"/></text:p>
              </text:list-item>
            </text:list>
            <text:p text:style-name="P239"><text:span text:style-name="T690"/><text:span text:style-name="T691"/></text:p>
          </table:table-cell>
        </table:table-row>
      </table:table>
      <text:list>
        <text:list-item>
          <text:p text:style-name="P240"><text:span text:style-name="T692">En vuestra opinión, ¿qué aspectos son importantes para que las reuniones de vuestro grupo se desarrollen de manera efectiva</text:span><text:span text:style-name="T693">?</text:span><text:span text:style-name="T694"/><text:span text:style-name="T695"/></text:p>
        </text:list-item>
      </text:list>
      <table:table table:style-name="ta7">
        <table:table-columns>
          <table:table-column table:style-name="co16"/>
        </table:table-columns>
        <table:table-row table:style-name="ro19" table:default-cell-style-name="ce82">
          <table:table-cell table:style-name="ce83">
            <text:list>
              <text:list-item>
                <text:p text:style-name="P241"><text:span text:style-name="T696">1. Puntualidad a las reuniones</text:span><text:span text:style-name="T697"/><text:span text:style-name="T698"/></text:p>
              </text:list-item>
              <text:list-item>
                <text:p text:style-name="P242"><text:span text:style-name="T699">2. Respeto a los integrantes</text:span><text:span text:style-name="T700"/><text:span text:style-name="T701"/></text:p>
              </text:list-item>
              <text:list-item>
                <text:p text:style-name="P243"><text:span text:style-name="T702">3. Participaci</text:span><text:span text:style-name="T703">ón</text:span><text:span text:style-name="T704"/><text:span text:style-name="T705"/></text:p>
              </text:list-item>
              <text:list-item>
                <text:p text:style-name="P244"><text:span text:style-name="T706"/><text:span text:style-name="T707"/><text:span text:style-name="T708"/></text:p>
              </text:list-item>
              <text:list-item>
                <text:p text:style-name="P245"><text:span text:style-name="T709"/><text:span text:style-name="T710"/><text:span text:style-name="T711"/></text:p>
              </text:list-item>
              <text:list-item>
                <text:p text:style-name="P246"><text:span text:style-name="T712"/><text:span text:style-name="T713"/><text:span text:style-name="T714"/></text:p>
              </text:list-item>
            </text:list>
            <text:p text:style-name="P247"><text:span text:style-name="T715"/><text:span text:style-name="T716"/></text:p>
          </table:table-cell>
        </table:table-row>
      </table:table>
      <text:list>
        <text:list-item>
          <text:p text:style-name="P248"><text:span text:style-name="T717"/><text:span text:style-name="T718"/><text:span text:style-name="T719"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>
    <style:default-style style:family="text">
      <style:text-properties/>
    </style:default-style>
    <style:default-style style:family="paragraph">
      <style:text-properties fo:font-size="10pt"/>
      <style:paragraph-properties style:tab-stop-distance="35.45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family="graphic" style:name="Frame">
      <style:graphic-properties/>
    </style:style>
    <style:style style:family="graphic" style:name="Graphics">
      <style:graphic-properties/>
    </style:style>
    <style:style style:display-name="DStyle_paragraph" style:family="paragraph" style:name="653">
      <style:text-properties fo:font-size="10pt"/>
      <style:paragraph-properties/>
    </style:style>
    <style:style style:display-name="DStyle_text" style:family="text" style:name="654">
      <style:paragraph-properties/>
    </style:style>
    <style:style style:parent-style-name="653" style:display-name="Normal" style:family="paragraph" style:name="655">
      <style:paragraph-properties/>
    </style:style>
    <style:style style:parent-style-name="727" style:display-name="Heading 1 Char" style:family="text" style:name="656">
      <style:text-properties fo:font-family="Arial" style:font-family-complex="Arial" fo:font-size="20pt"/>
      <style:paragraph-properties/>
    </style:style>
    <style:style style:parent-style-name="727" style:display-name="Heading 2 Char" style:family="text" style:name="657">
      <style:text-properties fo:font-family="Arial" style:font-family-complex="Arial" fo:font-size="17pt"/>
      <style:paragraph-properties/>
    </style:style>
    <style:style style:parent-style-name="727" style:display-name="Heading 3 Char" style:family="text" style:name="658">
      <style:text-properties fo:font-family="Arial" style:font-family-complex="Arial" fo:font-size="15pt"/>
      <style:paragraph-properties/>
    </style:style>
    <style:style style:parent-style-name="727" style:display-name="Heading 4 Char" style:family="text" style:name="659">
      <style:text-properties fo:font-family="Arial" style:font-family-complex="Arial" fo:font-size="13pt" fo:font-weight="bold"/>
      <style:paragraph-properties/>
    </style:style>
    <style:style style:parent-style-name="727" style:display-name="Heading 5 Char" style:family="text" style:name="660">
      <style:text-properties fo:font-family="Arial" style:font-family-complex="Arial" fo:font-size="12pt" fo:font-weight="bold"/>
      <style:paragraph-properties/>
    </style:style>
    <style:style style:parent-style-name="727" style:display-name="Heading 6 Char" style:family="text" style:name="661">
      <style:text-properties fo:font-family="Arial" style:font-family-complex="Arial" fo:font-size="11pt" fo:font-weight="bold"/>
      <style:paragraph-properties/>
    </style:style>
    <style:style style:parent-style-name="727" style:display-name="Heading 7 Char" style:family="text" style:name="662">
      <style:text-properties fo:font-family="Arial" style:font-family-complex="Arial" fo:font-size="11pt" fo:font-style="italic" fo:font-weight="bold"/>
      <style:paragraph-properties/>
    </style:style>
    <style:style style:parent-style-name="727" style:display-name="Heading 8 Char" style:family="text" style:name="663">
      <style:text-properties fo:font-family="Arial" style:font-family-complex="Arial" fo:font-size="11pt" fo:font-style="italic"/>
      <style:paragraph-properties/>
    </style:style>
    <style:style style:parent-style-name="727" style:display-name="Heading 9 Char" style:family="text" style:name="664">
      <style:text-properties fo:font-family="Arial" style:font-family-complex="Arial" fo:font-size="10.5pt" fo:font-style="italic"/>
      <style:paragraph-properties/>
    </style:style>
    <style:style style:parent-style-name="727" style:display-name="Title Char" style:family="text" style:name="665">
      <style:text-properties fo:font-size="24pt"/>
      <style:paragraph-properties/>
    </style:style>
    <style:style style:parent-style-name="727" style:display-name="Subtitle Char" style:family="text" style:name="666">
      <style:text-properties fo:font-size="12pt"/>
      <style:paragraph-properties/>
    </style:style>
    <style:style style:parent-style-name="653" style:display-name="Quote Char" style:family="text" style:name="667">
      <style:text-properties fo:font-style="italic"/>
      <style:paragraph-properties/>
    </style:style>
    <style:style style:parent-style-name="653" style:display-name="Intense Quote Char" style:family="text" style:name="668">
      <style:text-properties fo:font-style="italic"/>
      <style:paragraph-properties/>
    </style:style>
    <style:style style:parent-style-name="727" style:display-name="Header Char" style:family="text" style:name="669">
      <style:paragraph-properties/>
    </style:style>
    <style:style style:parent-style-name="727" style:display-name="Footer Char" style:family="text" style:name="670">
      <style:paragraph-properties/>
    </style:style>
    <style:style style:parent-style-name="653" style:display-name="Caption Char" style:family="text" style:name="671">
      <style:paragraph-properties/>
    </style:style>
    <style:style style:parent-style-name="653" style:display-name="Hyperlink" style:family="text" style:name="672">
      <style:text-properties fo:color="#0000ff" style:text-underline-type="single" style:text-underline-style="solid" style:text-underline-width="auto" style:text-underline-color="font-color"/>
      <style:paragraph-properties/>
    </style:style>
    <style:style style:display-name="Internet link" style:family="text" style:name="Internet_20_link">
      <style:text-properties fo:color="#0000ff" style:text-underline-type="single" style:text-underline-style="solid" style:text-underline-width="auto" style:text-underline-color="font-color"/>
    </style:style>
    <style:style style:parent-style-name="653" style:display-name="Internet link" style:family="text" style:name="673">
      <style:text-properties fo:color="#0000ff" style:text-underline-type="single" style:text-underline-style="solid" style:text-underline-width="auto" style:text-underline-color="font-color"/>
      <style:paragraph-properties/>
    </style:style>
    <style:style style:parent-style-name="653" style:display-name="Footnote Text Char" style:family="text" style:name="674">
      <style:text-properties fo:font-size="9pt"/>
      <style:paragraph-properties/>
    </style:style>
    <style:style style:parent-style-name="727" style:display-name="footnote reference" style:family="text" style:name="675">
      <style:text-properties style:text-position="super 58%"/>
      <style:paragraph-properties/>
    </style:style>
    <style:style style:parent-style-name="655" style:display-name="endnote text" style:family="paragraph" style:name="676">
      <style:text-properties fo:font-size="10pt"/>
      <style:paragraph-properties fo:line-height="100%" fo:margin-bottom="0pt"/>
    </style:style>
    <style:style style:parent-style-name="653" style:display-name="Endnote Text Char" style:family="text" style:name="677">
      <style:text-properties fo:font-size="10pt"/>
      <style:paragraph-properties/>
    </style:style>
    <style:style style:parent-style-name="727" style:display-name="endnote reference" style:family="text" style:name="678">
      <style:text-properties style:text-position="super 58%"/>
      <style:paragraph-properties/>
    </style:style>
    <style:style style:parent-style-name="655" style:display-name="toc 1" style:family="paragraph" style:name="679">
      <style:paragraph-properties fo:margin-left="0cm" fo:margin-right="0cm" fo:text-indent="0cm" fo:margin-bottom="2.85pt"/>
    </style:style>
    <style:style style:parent-style-name="655" style:display-name="toc 2" style:family="paragraph" style:name="680">
      <style:paragraph-properties fo:margin-left="0.4992cm" fo:margin-right="0cm" fo:text-indent="0cm" fo:margin-bottom="2.85pt"/>
    </style:style>
    <style:style style:parent-style-name="655" style:display-name="toc 3" style:family="paragraph" style:name="681">
      <style:paragraph-properties fo:margin-left="1cm" fo:margin-right="0cm" fo:text-indent="0cm" fo:margin-bottom="2.85pt"/>
    </style:style>
    <style:style style:parent-style-name="655" style:display-name="toc 4" style:family="paragraph" style:name="682">
      <style:paragraph-properties fo:margin-left="1.499cm" fo:margin-right="0cm" fo:text-indent="0cm" fo:margin-bottom="2.85pt"/>
    </style:style>
    <style:style style:parent-style-name="655" style:display-name="toc 5" style:family="paragraph" style:name="683">
      <style:paragraph-properties fo:margin-left="2cm" fo:margin-right="0cm" fo:text-indent="0cm" fo:margin-bottom="2.85pt"/>
    </style:style>
    <style:style style:parent-style-name="655" style:display-name="toc 6" style:family="paragraph" style:name="684">
      <style:paragraph-properties fo:margin-left="2.5cm" fo:margin-right="0cm" fo:text-indent="0cm" fo:margin-bottom="2.85pt"/>
    </style:style>
    <style:style style:parent-style-name="655" style:display-name="toc 7" style:family="paragraph" style:name="685">
      <style:paragraph-properties fo:margin-left="3.001cm" fo:margin-right="0cm" fo:text-indent="0cm" fo:margin-bottom="2.85pt"/>
    </style:style>
    <style:style style:parent-style-name="655" style:display-name="toc 8" style:family="paragraph" style:name="686">
      <style:paragraph-properties fo:margin-left="3.5cm" fo:margin-right="0cm" fo:text-indent="0cm" fo:margin-bottom="2.85pt"/>
    </style:style>
    <style:style style:parent-style-name="655" style:display-name="toc 9" style:family="paragraph" style:name="687">
      <style:paragraph-properties fo:margin-left="4.001cm" fo:margin-right="0cm" fo:text-indent="0cm" fo:margin-bottom="2.85pt"/>
    </style:style>
    <style:style style:parent-style-name="653" style:display-name="TOC Heading" style:family="paragraph" style:name="688">
      <style:paragraph-properties/>
    </style:style>
    <style:style style:parent-style-name="655" style:display-name="table of figures" style:family="paragraph" style:name="689">
      <style:paragraph-properties fo:margin-bottom="0pt"/>
    </style:style>
    <style:style style:display-name="DStyle_paragraph" style:family="paragraph" style:name="690">
      <style:text-properties fo:color="#000000" fo:font-family="Calibri" style:font-family-complex="Calibri" fo:font-size="11pt" fo:language="es" fo:country="ES"/>
      <style:paragraph-properties/>
    </style:style>
    <style:style style:parent-style-name="690" style:display-name="Standard" style:family="paragraph" style:name="691">
      <style:text-properties fo:font-size="11pt" fo:language="en" fo:country="US"/>
      <style:paragraph-properties fo:line-height="115%" fo:text-align="left" fo:margin-left="0cm" fo:margin-right="0.5998cm" fo:text-indent="0cm" fo:margin-top="6pt" fo:margin-bottom="6pt"/>
    </style:style>
    <style:style style:parent-style-name="691" style:display-name="Heading" style:family="paragraph" style:name="692">
      <style:text-properties fo:font-family="Liberation Sans" style:font-family-complex="Liberation Sans" fo:font-size="14pt"/>
      <style:paragraph-properties fo:margin-top="12pt" fo:margin-bottom="6pt"/>
    </style:style>
    <style:style style:parent-style-name="691" style:display-name="Text body" style:family="paragraph" style:name="693">
      <style:text-properties fo:font-family="Times New Roman" style:font-family-complex="Times New Roman" fo:language="es" fo:country="ES" fo:font-style="italic" fo:font-weight="bold"/>
      <style:paragraph-properties fo:text-align="justify"/>
    </style:style>
    <style:style style:parent-style-name="693" style:display-name="List" style:family="paragraph" style:name="694">
      <style:paragraph-properties/>
    </style:style>
    <style:style style:parent-style-name="691" style:display-name="Caption" style:family="paragraph" style:name="695">
      <style:text-properties fo:font-size="12pt" fo:font-style="italic"/>
      <style:paragraph-properties fo:margin-top="6pt" fo:margin-bottom="6pt"/>
    </style:style>
    <style:style style:parent-style-name="691" style:display-name="Index" style:family="paragraph" style:name="696">
      <style:paragraph-properties/>
    </style:style>
    <style:style style:parent-style-name="691" style:display-name="Heading 1" style:family="paragraph" style:name="697">
      <style:text-properties fo:color="#365f91" fo:font-family="Cambria" style:font-family-complex="Cambria" fo:font-size="14pt" fo:font-weight="bold"/>
      <style:paragraph-properties fo:margin-top="24pt" fo:margin-bottom="0pt"/>
    </style:style>
    <style:style style:parent-style-name="691" style:display-name="Heading 2" style:family="paragraph" style:name="698">
      <style:text-properties fo:color="#4f81bd" fo:font-family="Cambria" style:font-family-complex="Cambria" fo:font-size="13pt" fo:font-weight="bold"/>
      <style:paragraph-properties fo:margin-top="10pt" fo:margin-bottom="0pt"/>
    </style:style>
    <style:style style:parent-style-name="691" style:display-name="Heading 3" style:family="paragraph" style:name="699">
      <style:text-properties fo:color="#4f81bd" fo:font-family="Cambria" style:font-family-complex="Cambria" fo:font-weight="bold"/>
      <style:paragraph-properties fo:margin-top="10pt" fo:margin-bottom="0pt"/>
    </style:style>
    <style:style style:parent-style-name="691" style:display-name="Heading 4" style:family="paragraph" style:name="700">
      <style:text-properties fo:color="#4f81bd" fo:font-family="Cambria" style:font-family-complex="Cambria" fo:font-style="italic" fo:font-weight="bold"/>
      <style:paragraph-properties fo:margin-top="10pt" fo:margin-bottom="0pt"/>
    </style:style>
    <style:style style:parent-style-name="691" style:display-name="Heading 5" style:family="paragraph" style:name="701">
      <style:text-properties fo:color="#243f60" fo:font-family="Cambria" style:font-family-complex="Cambria"/>
      <style:paragraph-properties fo:margin-top="10pt" fo:margin-bottom="0pt"/>
    </style:style>
    <style:style style:parent-style-name="691" style:display-name="Heading 6" style:family="paragraph" style:name="702">
      <style:text-properties fo:color="#243f60" fo:font-family="Cambria" style:font-family-complex="Cambria" fo:font-style="italic"/>
      <style:paragraph-properties fo:margin-top="10pt" fo:margin-bottom="0pt"/>
    </style:style>
    <style:style style:parent-style-name="691" style:display-name="Heading 7" style:family="paragraph" style:name="703">
      <style:text-properties fo:color="#404040" fo:font-family="Cambria" style:font-family-complex="Cambria" fo:font-style="italic"/>
      <style:paragraph-properties fo:margin-top="10pt" fo:margin-bottom="0pt"/>
    </style:style>
    <style:style style:parent-style-name="691" style:display-name="Heading 8" style:family="paragraph" style:name="704">
      <style:text-properties fo:color="#4f81bd" fo:font-family="Cambria" style:font-family-complex="Cambria" fo:font-size="10pt"/>
      <style:paragraph-properties fo:margin-top="10pt" fo:margin-bottom="0pt"/>
    </style:style>
    <style:style style:parent-style-name="691" style:display-name="Heading 9" style:family="paragraph" style:name="705">
      <style:text-properties fo:color="#404040" fo:font-family="Cambria" style:font-family-complex="Cambria" fo:font-size="10pt" fo:font-style="italic"/>
      <style:paragraph-properties fo:margin-top="10pt" fo:margin-bottom="0pt"/>
    </style:style>
    <style:style style:parent-style-name="691" style:display-name="Encabezado1" style:family="paragraph" style:name="706">
      <style:text-properties fo:font-family="Liberation Sans" style:font-family-complex="Liberation Sans" fo:font-size="14pt"/>
      <style:paragraph-properties fo:margin-top="12pt" fo:margin-bottom="6pt"/>
    </style:style>
    <style:style style:parent-style-name="691" style:display-name="Caption" style:family="paragraph" style:name="707">
      <style:text-properties fo:color="#4f81bd" fo:font-size="9pt" fo:font-weight="bold"/>
      <style:paragraph-properties fo:line-height="100%"/>
    </style:style>
    <style:style style:parent-style-name="691" style:display-name="Header and Footer" style:family="paragraph" style:name="708">
      <style:paragraph-properties/>
    </style:style>
    <style:style style:parent-style-name="691" style:display-name="Footer" style:family="paragraph" style:name="709">
      <style:paragraph-properties>
        <style:tab-stops>
          <style:tab-stop style:position="8.499cm" style:type="center"/>
          <style:tab-stop style:position="16cm" style:type="right"/>
        </style:tab-stops>
      </style:paragraph-properties>
    </style:style>
    <style:style style:parent-style-name="691" style:display-name="Header" style:family="paragraph" style:name="710">
      <style:paragraph-properties>
        <style:tab-stops>
          <style:tab-stop style:position="8.499cm" style:type="center"/>
          <style:tab-stop style:position="16cm" style:type="right"/>
        </style:tab-stops>
      </style:paragraph-properties>
    </style:style>
    <style:style style:parent-style-name="691" style:display-name="footnote text" style:family="paragraph" style:name="711">
      <style:text-properties fo:font-size="10pt"/>
      <style:paragraph-properties/>
    </style:style>
    <style:style style:parent-style-name="691" style:display-name="foot" style:family="paragraph" style:name="712">
      <style:text-properties fo:font-size="10pt" fo:language="es" fo:country="ES"/>
      <style:paragraph-properties fo:text-align="justify"/>
    </style:style>
    <style:style style:parent-style-name="691" style:display-name="List Paragraph" style:family="paragraph" style:name="713">
      <style:paragraph-properties fo:margin-left="1.27cm" fo:margin-right="0.5998cm" fo:text-indent="0cm" fo:margin-top="6pt" fo:margin-bottom="6pt"/>
    </style:style>
    <style:style style:parent-style-name="691" style:display-name="Mapa del documento1" style:family="paragraph" style:name="714">
      <style:text-properties fo:font-family="Tahoma" style:font-family-complex="Tahoma" fo:font-size="8pt"/>
      <style:paragraph-properties/>
    </style:style>
    <style:style style:parent-style-name="691" style:display-name="Balloon Text" style:family="paragraph" style:name="715">
      <style:text-properties fo:font-family="Tahoma" style:font-family-complex="Tahoma" fo:font-size="8pt"/>
      <style:paragraph-properties/>
    </style:style>
    <style:style style:parent-style-name="691" style:display-name="Table Contents" style:family="paragraph" style:name="716">
      <style:paragraph-properties/>
    </style:style>
    <style:style style:parent-style-name="716" style:display-name="Table Heading" style:family="paragraph" style:name="717">
      <style:text-properties fo:font-weight="bold"/>
      <style:paragraph-properties fo:text-align="center"/>
    </style:style>
    <style:style style:parent-style-name="691" style:display-name="Title" style:family="paragraph" style:name="718">
      <style:text-properties fo:color="#17365d" fo:font-family="Cambria" style:font-family-complex="Cambria" fo:font-size="26pt" fo:letter-spacing="0.25pt"/>
      <style:paragraph-properties fo:line-height="100%" fo:margin-top="6pt" fo:margin-bottom="15pt" fo:border-top="none" fo:border-bottom="0.03528cm solid #4F81BD" fo:border-left="none" fo:border-right="none"/>
    </style:style>
    <style:style style:parent-style-name="691" style:display-name="Subtitle" style:family="paragraph" style:name="719">
      <style:text-properties fo:color="#4f81bd" fo:font-family="Cambria" style:font-family-complex="Cambria" fo:font-size="12pt" fo:letter-spacing="0.7pt" fo:font-style="italic"/>
      <style:paragraph-properties/>
    </style:style>
    <style:style style:parent-style-name="690" style:display-name="No Spacing" style:family="paragraph" style:name="720">
      <style:text-properties fo:font-size="11pt" fo:language="en" fo:country="US"/>
      <style:paragraph-properties fo:text-align="left" fo:margin-left="0cm" fo:margin-right="0.5998cm" fo:text-indent="0cm" fo:margin-top="6pt" fo:margin-bottom="0pt"/>
    </style:style>
    <style:style style:parent-style-name="691" style:display-name="Quote" style:family="paragraph" style:name="721">
      <style:text-properties fo:color="#000000" fo:font-style="italic"/>
      <style:paragraph-properties/>
    </style:style>
    <style:style style:parent-style-name="691" style:display-name="Intense Quote" style:family="paragraph" style:name="722">
      <style:text-properties fo:color="#4f81bd" fo:font-style="italic" fo:font-weight="bold"/>
      <style:paragraph-properties fo:margin-left="1.651cm" fo:margin-right="1.651cm" fo:text-indent="0cm" fo:margin-top="10pt" fo:margin-bottom="14pt" fo:border-top="none" fo:border-bottom="0.01764cm solid #4F81BD" fo:border-left="none" fo:border-right="none"/>
    </style:style>
    <style:style style:parent-style-name="692" style:display-name="Index Heading" style:family="paragraph" style:name="723">
      <style:paragraph-properties/>
    </style:style>
    <style:style style:parent-style-name="697" style:display-name="Contents Heading" style:family="paragraph" style:name="724">
      <style:paragraph-properties/>
    </style:style>
    <style:style style:parent-style-name="691" style:display-name="Document Map" style:family="paragraph" style:name="725">
      <style:text-properties fo:font-family="Tahoma" style:font-family-complex="Tahoma" fo:font-size="8pt"/>
      <style:paragraph-properties/>
    </style:style>
    <style:style style:parent-style-name="691" style:display-name="Quotations" style:family="paragraph" style:name="726">
      <style:paragraph-properties/>
    </style:style>
    <style:style style:class="default" style:display-name="Default Paragraph Font" style:family="text" style:name="727">
      <style:paragraph-properties/>
    </style:style>
    <style:style style:parent-style-name="690" style:display-name="WW8Num1z0" style:family="text" style:name="728">
      <style:text-properties fo:font-family="Wingdings" style:font-family-complex="Wingdings"/>
      <style:paragraph-properties/>
    </style:style>
    <style:style style:parent-style-name="690" style:display-name="WW8Num1z1" style:family="text" style:name="729">
      <style:text-properties fo:font-family="Courier New" style:font-family-complex="Courier New"/>
      <style:paragraph-properties/>
    </style:style>
    <style:style style:parent-style-name="690" style:display-name="WW8Num1z2" style:family="text" style:name="730">
      <style:text-properties fo:font-family="Symbol" style:font-family-complex="Symbol"/>
      <style:paragraph-properties/>
    </style:style>
    <style:style style:parent-style-name="690" style:display-name="WW8Num2z0" style:family="text" style:name="731">
      <style:text-properties fo:font-family="Courier New" style:font-family-complex="Courier New"/>
      <style:paragraph-properties/>
    </style:style>
    <style:style style:parent-style-name="690" style:display-name="WW8Num2z2" style:family="text" style:name="732">
      <style:text-properties fo:font-family="Symbol" style:font-family-complex="Symbol"/>
      <style:paragraph-properties/>
    </style:style>
    <style:style style:parent-style-name="690" style:display-name="WW8Num3z0" style:family="text" style:name="733">
      <style:text-properties fo:color="#00000a" fo:font-family="Symbol" style:font-family-complex="Symbol" fo:font-style="normal" fo:font-weight="normal"/>
      <style:paragraph-properties/>
    </style:style>
    <style:style style:parent-style-name="690" style:display-name="WW8Num3z1" style:family="text" style:name="734">
      <style:text-properties fo:font-family="Courier New" style:font-family-complex="Courier New"/>
      <style:paragraph-properties/>
    </style:style>
    <style:style style:parent-style-name="690" style:display-name="WW8Num3z2" style:family="text" style:name="735">
      <style:text-properties fo:font-family="Wingdings" style:font-family-complex="Wingdings"/>
      <style:paragraph-properties/>
    </style:style>
    <style:style style:parent-style-name="690" style:display-name="WW8Num3z3" style:family="text" style:name="736">
      <style:text-properties fo:font-family="Symbol" style:font-family-complex="Symbol"/>
      <style:paragraph-properties/>
    </style:style>
    <style:style style:parent-style-name="690" style:display-name="WW8Num4z0" style:family="text" style:name="737">
      <style:text-properties fo:font-family="Courier New" style:font-family-complex="Courier New"/>
      <style:paragraph-properties/>
    </style:style>
    <style:style style:parent-style-name="690" style:display-name="WW8Num4z2" style:family="text" style:name="738">
      <style:text-properties fo:font-family="Symbol" style:font-family-complex="Symbol"/>
      <style:paragraph-properties/>
    </style:style>
    <style:style style:parent-style-name="690" style:display-name="WW8Num5z0" style:family="text" style:name="739">
      <style:text-properties fo:font-family="Wingdings" style:font-family-complex="Wingdings"/>
      <style:paragraph-properties/>
    </style:style>
    <style:style style:parent-style-name="690" style:display-name="WW8Num5z1" style:family="text" style:name="740">
      <style:text-properties fo:font-family="Courier New" style:font-family-complex="Courier New"/>
      <style:paragraph-properties/>
    </style:style>
    <style:style style:parent-style-name="690" style:display-name="WW8Num5z2" style:family="text" style:name="741">
      <style:text-properties fo:font-family="Symbol" style:font-family-complex="Symbol"/>
      <style:paragraph-properties/>
    </style:style>
    <style:style style:parent-style-name="690" style:display-name="WW8Num6z0" style:family="text" style:name="742">
      <style:text-properties fo:font-family="Symbol" style:font-family-complex="Symbol"/>
      <style:paragraph-properties/>
    </style:style>
    <style:style style:parent-style-name="690" style:display-name="WW8Num6z1" style:family="text" style:name="743">
      <style:text-properties fo:font-family="Courier New" style:font-family-complex="Courier New"/>
      <style:paragraph-properties/>
    </style:style>
    <style:style style:parent-style-name="690" style:display-name="WW8Num6z2" style:family="text" style:name="744">
      <style:text-properties fo:font-family="Wingdings" style:font-family-complex="Wingdings"/>
      <style:paragraph-properties/>
    </style:style>
    <style:style style:parent-style-name="690" style:display-name="WW8Num6z3" style:family="text" style:name="745">
      <style:text-properties fo:font-family="Symbol" style:font-family-complex="Symbol"/>
      <style:paragraph-properties/>
    </style:style>
    <style:style style:parent-style-name="690" style:display-name="WW8Num7z0" style:family="text" style:name="746">
      <style:text-properties fo:font-family="Wingdings" style:font-family-complex="Wingdings"/>
      <style:paragraph-properties/>
    </style:style>
    <style:style style:parent-style-name="690" style:display-name="WW8Num7z1" style:family="text" style:name="747">
      <style:text-properties fo:font-family="Courier New" style:font-family-complex="Courier New"/>
      <style:paragraph-properties/>
    </style:style>
    <style:style style:parent-style-name="690" style:display-name="WW8Num7z2" style:family="text" style:name="748">
      <style:text-properties fo:font-family="Symbol" style:font-family-complex="Symbol"/>
      <style:paragraph-properties/>
    </style:style>
    <style:style style:parent-style-name="690" style:display-name="WW8Num8z0" style:family="text" style:name="749">
      <style:text-properties fo:font-family="Wingdings" style:font-family-complex="Wingdings"/>
      <style:paragraph-properties/>
    </style:style>
    <style:style style:parent-style-name="690" style:display-name="WW8Num8z1" style:family="text" style:name="750">
      <style:text-properties fo:font-family="Courier New" style:font-family-complex="Courier New"/>
      <style:paragraph-properties/>
    </style:style>
    <style:style style:parent-style-name="690" style:display-name="WW8Num8z2" style:family="text" style:name="751">
      <style:text-properties fo:font-family="Symbol" style:font-family-complex="Symbol"/>
      <style:paragraph-properties/>
    </style:style>
    <style:style style:parent-style-name="690" style:display-name="WW8Num9z0" style:family="text" style:name="752">
      <style:text-properties fo:font-family="Wingdings" style:font-family-complex="Wingdings"/>
      <style:paragraph-properties/>
    </style:style>
    <style:style style:parent-style-name="690" style:display-name="WW8Num9z1" style:family="text" style:name="753">
      <style:text-properties fo:font-family="Courier New" style:font-family-complex="Courier New"/>
      <style:paragraph-properties/>
    </style:style>
    <style:style style:parent-style-name="690" style:display-name="WW8Num9z2" style:family="text" style:name="754">
      <style:text-properties fo:font-family="Symbol" style:font-family-complex="Symbol"/>
      <style:paragraph-properties/>
    </style:style>
    <style:style style:parent-style-name="690" style:display-name="WW8Num10z0" style:family="text" style:name="755">
      <style:text-properties fo:font-weight="bold"/>
      <style:paragraph-properties/>
    </style:style>
    <style:style style:parent-style-name="690" style:display-name="WW8Num11z0" style:family="text" style:name="756">
      <style:text-properties fo:font-family="Wingdings" style:font-family-complex="Wingdings"/>
      <style:paragraph-properties/>
    </style:style>
    <style:style style:parent-style-name="690" style:display-name="WW8Num11z1" style:family="text" style:name="757">
      <style:text-properties fo:font-family="Courier New" style:font-family-complex="Courier New"/>
      <style:paragraph-properties/>
    </style:style>
    <style:style style:parent-style-name="690" style:display-name="WW8Num11z2" style:family="text" style:name="758">
      <style:text-properties fo:font-family="Symbol" style:font-family-complex="Symbol"/>
      <style:paragraph-properties/>
    </style:style>
    <style:style style:parent-style-name="690" style:display-name="WW8Num13z0" style:family="text" style:name="759">
      <style:text-properties fo:font-family="Wingdings" style:font-family-complex="Wingdings"/>
      <style:paragraph-properties/>
    </style:style>
    <style:style style:parent-style-name="690" style:display-name="WW8Num13z1" style:family="text" style:name="760">
      <style:text-properties fo:font-family="Courier New" style:font-family-complex="Courier New"/>
      <style:paragraph-properties/>
    </style:style>
    <style:style style:parent-style-name="690" style:display-name="WW8Num13z2" style:family="text" style:name="761">
      <style:text-properties fo:font-family="Symbol" style:font-family-complex="Symbol"/>
      <style:paragraph-properties/>
    </style:style>
    <style:style style:parent-style-name="690" style:display-name="WW8Num14z0" style:family="text" style:name="762">
      <style:text-properties fo:font-family="Wingdings" style:font-family-complex="Wingdings"/>
      <style:paragraph-properties/>
    </style:style>
    <style:style style:parent-style-name="690" style:display-name="WW8Num14z1" style:family="text" style:name="763">
      <style:text-properties fo:font-family="Courier New" style:font-family-complex="Courier New"/>
      <style:paragraph-properties/>
    </style:style>
    <style:style style:parent-style-name="690" style:display-name="WW8Num14z2" style:family="text" style:name="764">
      <style:text-properties fo:font-family="Symbol" style:font-family-complex="Symbol"/>
      <style:paragraph-properties/>
    </style:style>
    <style:style style:parent-style-name="690" style:display-name="Fuente de párrafo predeter.1" style:family="text" style:name="765">
      <style:paragraph-properties/>
    </style:style>
    <style:style style:parent-style-name="765" style:display-name="Car Car1" style:family="text" style:name="766">
      <style:text-properties fo:font-family="Tahoma" style:font-family-complex="Tahoma" fo:font-size="8pt" fo:language="en" fo:country="US"/>
      <style:paragraph-properties/>
    </style:style>
    <style:style style:parent-style-name="765" style:display-name="Car Car" style:family="text" style:name="767">
      <style:text-properties fo:font-family="Tahoma" style:font-family-complex="Tahoma" fo:font-size="8pt" fo:language="en" fo:country="US"/>
      <style:paragraph-properties/>
    </style:style>
    <style:style style:parent-style-name="765" style:display-name="Car Car3" style:family="text" style:name="768">
      <style:text-properties fo:font-family="Times" style:font-family-complex="Times" fo:font-size="12pt" fo:language="en" fo:country="US"/>
      <style:paragraph-properties/>
    </style:style>
    <style:style style:parent-style-name="765" style:display-name="Car Car2" style:family="text" style:name="769">
      <style:text-properties fo:font-family="Times" style:font-family-complex="Times" fo:font-size="12pt" fo:language="en" fo:country="US"/>
      <style:paragraph-properties/>
    </style:style>
    <style:style style:parent-style-name="727" style:display-name="Título 1 Car" style:family="text" style:name="770">
      <style:text-properties fo:color="#365f91" fo:font-family="Cambria" style:font-family-complex="Cambria" fo:font-size="14pt" fo:font-weight="bold"/>
      <style:paragraph-properties/>
    </style:style>
    <style:style style:parent-style-name="727" style:display-name="Título 2 Car" style:family="text" style:name="771">
      <style:text-properties fo:color="#4f81bd" fo:font-family="Cambria" style:font-family-complex="Cambria" fo:font-size="13pt" fo:font-weight="bold"/>
      <style:paragraph-properties/>
    </style:style>
    <style:style style:parent-style-name="727" style:display-name="Título 3 Car" style:family="text" style:name="772">
      <style:text-properties fo:color="#4f81bd" fo:font-family="Cambria" style:font-family-complex="Cambria" fo:font-weight="bold"/>
      <style:paragraph-properties/>
    </style:style>
    <style:style style:parent-style-name="727" style:display-name="Título 4 Car" style:family="text" style:name="773">
      <style:text-properties fo:color="#4f81bd" fo:font-family="Cambria" style:font-family-complex="Cambria" fo:font-style="italic" fo:font-weight="bold"/>
      <style:paragraph-properties/>
    </style:style>
    <style:style style:parent-style-name="727" style:display-name="Título 5 Car" style:family="text" style:name="774">
      <style:text-properties fo:color="#243f60" fo:font-family="Cambria" style:font-family-complex="Cambria"/>
      <style:paragraph-properties/>
    </style:style>
    <style:style style:parent-style-name="727" style:display-name="Título 6 Car" style:family="text" style:name="775">
      <style:text-properties fo:color="#243f60" fo:font-family="Cambria" style:font-family-complex="Cambria" fo:font-style="italic"/>
      <style:paragraph-properties/>
    </style:style>
    <style:style style:parent-style-name="727" style:display-name="Título 7 Car" style:family="text" style:name="776">
      <style:text-properties fo:color="#404040" fo:font-family="Cambria" style:font-family-complex="Cambria" fo:font-style="italic"/>
      <style:paragraph-properties/>
    </style:style>
    <style:style style:parent-style-name="727" style:display-name="Título 8 Car" style:family="text" style:name="777">
      <style:text-properties fo:color="#4f81bd" fo:font-family="Cambria" style:font-family-complex="Cambria" fo:font-size="10pt"/>
      <style:paragraph-properties/>
    </style:style>
    <style:style style:parent-style-name="727" style:display-name="Título 9 Car" style:family="text" style:name="778">
      <style:text-properties fo:color="#404040" fo:font-family="Cambria" style:font-family-complex="Cambria" fo:font-size="10pt" fo:font-style="italic"/>
      <style:paragraph-properties/>
    </style:style>
    <style:style style:parent-style-name="727" style:display-name="Título Car" style:family="text" style:name="779">
      <style:text-properties fo:color="#17365d" fo:font-family="Cambria" style:font-family-complex="Cambria" fo:font-size="26pt" fo:letter-spacing="0.25pt"/>
      <style:paragraph-properties/>
    </style:style>
    <style:style style:parent-style-name="727" style:display-name="Subtítulo Car" style:family="text" style:name="780">
      <style:text-properties fo:color="#4f81bd" fo:font-family="Cambria" style:font-family-complex="Cambria" fo:font-size="12pt" fo:letter-spacing="0.7pt" fo:font-style="italic"/>
      <style:paragraph-properties/>
    </style:style>
    <style:style style:parent-style-name="727" style:display-name="Strong" style:family="text" style:name="781">
      <style:text-properties fo:font-weight="bold"/>
      <style:paragraph-properties/>
    </style:style>
    <style:style style:parent-style-name="727" style:display-name="Emphasis" style:family="text" style:name="782">
      <style:text-properties fo:font-style="italic"/>
      <style:paragraph-properties/>
    </style:style>
    <style:style style:parent-style-name="727" style:display-name="Cita Car" style:family="text" style:name="783">
      <style:text-properties fo:color="#000000" fo:font-style="italic"/>
      <style:paragraph-properties/>
    </style:style>
    <style:style style:parent-style-name="727" style:display-name="Cita destacada Car" style:family="text" style:name="784">
      <style:text-properties fo:color="#4f81bd" fo:font-style="italic" fo:font-weight="bold"/>
      <style:paragraph-properties/>
    </style:style>
    <style:style style:parent-style-name="727" style:display-name="Subtle Emphasis" style:family="text" style:name="785">
      <style:text-properties fo:color="#808080" fo:font-style="italic"/>
      <style:paragraph-properties/>
    </style:style>
    <style:style style:parent-style-name="727" style:display-name="Intense Emphasis" style:family="text" style:name="786">
      <style:text-properties fo:color="#4f81bd" fo:font-style="italic" fo:font-weight="bold"/>
      <style:paragraph-properties/>
    </style:style>
    <style:style style:parent-style-name="727" style:display-name="Subtle Reference" style:family="text" style:name="787">
      <style:text-properties fo:font-variant="small-caps" fo:color="#c0504d" style:text-underline-type="single" style:text-underline-style="solid" style:text-underline-width="auto" style:text-underline-color="font-color"/>
      <style:paragraph-properties/>
    </style:style>
    <style:style style:parent-style-name="727" style:display-name="Intense Reference" style:family="text" style:name="788">
      <style:text-properties fo:font-variant="small-caps" fo:color="#c0504d" fo:letter-spacing="0.25pt" style:text-underline-type="single" style:text-underline-style="solid" style:text-underline-width="auto" style:text-underline-color="font-color" fo:font-weight="bold"/>
      <style:paragraph-properties/>
    </style:style>
    <style:style style:parent-style-name="727" style:display-name="Book Title" style:family="text" style:name="789">
      <style:text-properties fo:font-variant="small-caps" fo:letter-spacing="0.25pt" fo:font-weight="bold"/>
      <style:paragraph-properties/>
    </style:style>
    <style:style style:parent-style-name="727" style:display-name="Mapa del documento Car" style:family="text" style:name="790">
      <style:text-properties fo:font-family="Tahoma" style:font-family-complex="Tahoma" fo:font-size="8pt"/>
      <style:paragraph-properties/>
    </style:style>
    <style:style style:parent-style-name="690" style:display-name="ListLabel 1" style:family="text" style:name="791">
      <style:text-properties fo:font-size="16pt"/>
      <style:paragraph-properties/>
    </style:style>
    <style:style style:parent-style-name="690" style:display-name="T1" style:family="text" style:name="792">
      <style:paragraph-properties/>
    </style:style>
    <style:style style:parent-style-name="690" style:display-name="T2" style:family="text" style:name="793">
      <style:paragraph-properties/>
    </style:style>
    <style:style style:parent-style-name="690" style:display-name="T3" style:family="text" style:name="794">
      <style:paragraph-properties/>
    </style:style>
    <style:style style:parent-style-name="690" style:display-name="T4" style:family="text" style:name="795">
      <style:paragraph-properties/>
    </style:style>
    <style:style style:parent-style-name="690" style:display-name="T5" style:family="text" style:name="796">
      <style:paragraph-properties/>
    </style:style>
    <style:style style:parent-style-name="690" style:display-name="T6" style:family="text" style:name="797">
      <style:paragraph-properties/>
    </style:style>
    <style:style style:parent-style-name="690" style:display-name="T7" style:family="text" style:name="798">
      <style:paragraph-properties/>
    </style:style>
    <style:style style:parent-style-name="690" style:display-name="T8" style:family="text" style:name="799">
      <style:paragraph-properties/>
    </style:style>
    <style:style style:parent-style-name="690" style:display-name="T9" style:family="text" style:name="800">
      <style:paragraph-properties/>
    </style:style>
    <style:style style:parent-style-name="690" style:display-name="T10" style:family="text" style:name="801">
      <style:paragraph-properties/>
    </style:style>
    <style:style style:parent-style-name="690" style:display-name="T11" style:family="text" style:name="802">
      <style:paragraph-properties/>
    </style:style>
    <style:style style:parent-style-name="690" style:display-name="T12" style:family="text" style:name="803">
      <style:paragraph-properties/>
    </style:style>
    <style:style style:parent-style-name="690" style:display-name="T13" style:family="text" style:name="804">
      <style:paragraph-properties/>
    </style:style>
    <style:style style:parent-style-name="690" style:display-name="T14" style:family="text" style:name="805">
      <style:paragraph-properties/>
    </style:style>
    <style:style style:parent-style-name="690" style:display-name="T15" style:family="text" style:name="806">
      <style:paragraph-properties/>
    </style:style>
    <style:style style:parent-style-name="690" style:display-name="T16" style:family="text" style:name="807">
      <style:paragraph-properties/>
    </style:style>
    <style:style style:parent-style-name="690" style:display-name="T17" style:family="text" style:name="808">
      <style:paragraph-properties/>
    </style:style>
    <style:style style:parent-style-name="690" style:display-name="T18" style:family="text" style:name="809">
      <style:paragraph-properties/>
    </style:style>
    <style:style style:parent-style-name="690" style:display-name="T19" style:family="text" style:name="810">
      <style:paragraph-properties/>
    </style:style>
    <style:style style:parent-style-name="690" style:display-name="T20" style:family="text" style:name="811">
      <style:paragraph-properties/>
    </style:style>
    <style:style style:parent-style-name="690" style:display-name="T21" style:family="text" style:name="812">
      <style:paragraph-properties/>
    </style:style>
    <style:style style:parent-style-name="690" style:display-name="T22" style:family="text" style:name="813">
      <style:paragraph-properties/>
    </style:style>
    <style:style style:parent-style-name="690" style:display-name="T23" style:family="text" style:name="814">
      <style:paragraph-properties/>
    </style:style>
    <style:style style:parent-style-name="690" style:display-name="T24" style:family="text" style:name="815">
      <style:paragraph-properties/>
    </style:style>
    <style:style style:parent-style-name="690" style:display-name="T25" style:family="text" style:name="816">
      <style:paragraph-properties/>
    </style:style>
    <style:style style:parent-style-name="690" style:display-name="T26" style:family="text" style:name="817">
      <style:paragraph-properties/>
    </style:style>
    <style:style style:parent-style-name="690" style:display-name="T27" style:family="text" style:name="818">
      <style:paragraph-properties/>
    </style:style>
    <style:style style:parent-style-name="690" style:display-name="T28" style:family="text" style:name="819">
      <style:paragraph-properties/>
    </style:style>
    <style:style style:parent-style-name="690" style:display-name="T29" style:family="text" style:name="820">
      <style:paragraph-properties/>
    </style:style>
    <style:style style:parent-style-name="690" style:display-name="T30" style:family="text" style:name="821">
      <style:paragraph-properties/>
    </style:style>
    <style:style style:parent-style-name="690" style:display-name="T31" style:family="text" style:name="822">
      <style:paragraph-properties/>
    </style:style>
    <style:style style:parent-style-name="690" style:display-name="T32" style:family="text" style:name="823">
      <style:paragraph-properties/>
    </style:style>
    <style:style style:parent-style-name="690" style:display-name="T33" style:family="text" style:name="824">
      <style:paragraph-properties/>
    </style:style>
    <style:style style:parent-style-name="690" style:display-name="T34" style:family="text" style:name="825">
      <style:paragraph-properties/>
    </style:style>
    <style:style style:parent-style-name="690" style:display-name="T35" style:family="text" style:name="826">
      <style:paragraph-properties/>
    </style:style>
    <style:style style:parent-style-name="690" style:display-name="T36" style:family="text" style:name="827">
      <style:paragraph-properties/>
    </style:style>
    <style:style style:parent-style-name="690" style:display-name="T37" style:family="text" style:name="828">
      <style:paragraph-properties/>
    </style:style>
    <style:style style:parent-style-name="690" style:display-name="T38" style:family="text" style:name="829">
      <style:paragraph-properties/>
    </style:style>
    <style:style style:parent-style-name="690" style:display-name="T39" style:family="text" style:name="830">
      <style:paragraph-properties/>
    </style:style>
    <style:style style:parent-style-name="690" style:display-name="T40" style:family="text" style:name="831">
      <style:paragraph-properties/>
    </style:style>
    <style:style style:parent-style-name="690" style:display-name="T41" style:family="text" style:name="832">
      <style:paragraph-properties/>
    </style:style>
    <style:style style:parent-style-name="690" style:display-name="T42" style:family="text" style:name="833">
      <style:paragraph-properties/>
    </style:style>
    <style:style style:parent-style-name="690" style:display-name="T43" style:family="text" style:name="834">
      <style:paragraph-properties/>
    </style:style>
    <style:style style:parent-style-name="690" style:display-name="T44" style:family="text" style:name="835">
      <style:paragraph-properties/>
    </style:style>
    <style:style style:parent-style-name="690" style:display-name="T45" style:family="text" style:name="836">
      <style:paragraph-properties/>
    </style:style>
    <style:style style:family="text" style:name="T1">
      <style:text-properties/>
    </style:style>
    <style:style style:family="text" style:name="T2">
      <style:text-properties/>
    </style:style>
    <style:style style:family="text" style:name="T3">
      <style:text-properties/>
    </style:style>
    <style:style style:family="text" style:name="T4">
      <style:text-properties/>
    </style:style>
    <style:style style:family="text" style:name="T5">
      <style:text-properties/>
    </style:style>
    <style:style style:family="text" style:name="T6">
      <style:text-properties/>
    </style:style>
    <style:style style:family="text" style:name="T7">
      <style:text-properties/>
    </style:style>
    <style:style style:family="text" style:name="T8">
      <style:text-properties/>
    </style:style>
    <style:style style:family="text" style:name="T9">
      <style:text-properties/>
    </style:style>
    <style:style style:family="text" style:name="T10">
      <style:text-properties/>
    </style:style>
    <style:style style:family="text" style:name="T11">
      <style:text-properties/>
    </style:style>
    <style:style style:family="text" style:name="T12">
      <style:text-properties/>
    </style:style>
    <style:style style:family="text" style:name="T13">
      <style:text-properties/>
    </style:style>
    <style:style style:family="text" style:name="T14">
      <style:text-properties/>
    </style:style>
    <style:style style:family="text" style:name="T15">
      <style:text-properties/>
    </style:style>
    <style:style style:family="text" style:name="T16">
      <style:text-properties/>
    </style:style>
    <style:style style:family="text" style:name="T17">
      <style:text-properties/>
    </style:style>
    <style:style style:family="text" style:name="T18">
      <style:text-properties/>
    </style:style>
    <style:style style:family="text" style:name="T19">
      <style:text-properties/>
    </style:style>
    <style:style style:family="text" style:name="T20">
      <style:text-properties/>
    </style:style>
    <style:style style:family="text" style:name="T21">
      <style:text-properties/>
    </style:style>
    <style:style style:family="text" style:name="T22">
      <style:text-properties/>
    </style:style>
    <style:style style:family="text" style:name="T23">
      <style:text-properties/>
    </style:style>
    <style:style style:family="text" style:name="T24">
      <style:text-properties/>
    </style:style>
    <style:style style:family="text" style:name="T25">
      <style:text-properties/>
    </style:style>
    <style:style style:family="text" style:name="T26">
      <style:text-properties/>
    </style:style>
    <style:style style:family="text" style:name="T27">
      <style:text-properties/>
    </style:style>
    <style:style style:family="text" style:name="T28">
      <style:text-properties/>
    </style:style>
    <style:style style:family="text" style:name="T29">
      <style:text-properties/>
    </style:style>
    <style:style style:family="text" style:name="T30">
      <style:text-properties/>
    </style:style>
    <style:style style:family="text" style:name="T31">
      <style:text-properties/>
    </style:style>
    <style:style style:family="text" style:name="T32">
      <style:text-properties/>
    </style:style>
    <style:style style:family="text" style:name="T33">
      <style:text-properties/>
    </style:style>
    <style:style style:family="text" style:name="T34">
      <style:text-properties/>
    </style:style>
    <style:style style:family="text" style:name="T35">
      <style:text-properties/>
    </style:style>
    <style:style style:family="text" style:name="T36">
      <style:text-properties/>
    </style:style>
    <style:style style:family="text" style:name="T37">
      <style:text-properties/>
    </style:style>
    <style:style style:family="text" style:name="T38">
      <style:text-properties/>
    </style:style>
    <style:style style:family="text" style:name="T39">
      <style:text-properties/>
    </style:style>
    <style:style style:family="text" style:name="T40">
      <style:text-properties/>
    </style:style>
    <style:style style:family="text" style:name="T41">
      <style:text-properties/>
    </style:style>
    <style:style style:family="text" style:name="T42">
      <style:text-properties/>
    </style:style>
    <style:style style:family="text" style:name="T43">
      <style:text-properties/>
    </style:style>
    <style:style style:family="text" style:name="T44">
      <style:text-properties/>
    </style:style>
    <style:style style:family="text" style:name="T45">
      <style:text-properties/>
    </style:style>
    <style:style style:family="text" style:name="T46">
      <style:text-properties fo:font-family="Symbol" style:font-family-asian="Symbol" style:font-family-complex="Symbol"/>
    </style:style>
    <style:style style:family="text" style:name="T47">
      <style:text-properties fo:font-family="Courier New" style:font-family-asian="Courier New" style:font-family-complex="Courier New"/>
    </style:style>
    <style:style style:family="text" style:name="T48">
      <style:text-properties fo:font-family="Wingdings" style:font-family-asian="Wingdings" style:font-family-complex="Wingdings"/>
    </style:style>
    <style:style style:family="text" style:name="T49">
      <style:text-properties fo:font-family="Symbol" style:font-family-asian="Symbol" style:font-family-complex="Symbol"/>
    </style:style>
    <style:style style:family="text" style:name="T50">
      <style:text-properties fo:font-family="Courier New" style:font-family-asian="Courier New" style:font-family-complex="Courier New"/>
    </style:style>
    <style:style style:family="text" style:name="T51">
      <style:text-properties fo:font-family="Wingdings" style:font-family-asian="Wingdings" style:font-family-complex="Wingdings"/>
    </style:style>
    <style:style style:family="text" style:name="T52">
      <style:text-properties fo:font-family="Symbol" style:font-family-asian="Symbol" style:font-family-complex="Symbol"/>
    </style:style>
    <style:style style:family="text" style:name="T53">
      <style:text-properties fo:font-family="Courier New" style:font-family-asian="Courier New" style:font-family-complex="Courier New"/>
    </style:style>
    <style:style style:family="text" style:name="T54">
      <style:text-properties fo:font-family="Wingdings" style:font-family-asian="Wingdings" style:font-family-complex="Wingdings"/>
    </style:style>
    <style:style style:family="text" style:name="T55">
      <style:text-properties fo:font-family="Symbol" style:font-family-asian="Symbol" style:font-family-complex="Symbol"/>
    </style:style>
    <style:style style:family="text" style:name="T56">
      <style:text-properties fo:font-family="Courier New" style:font-family-asian="Courier New" style:font-family-complex="Courier New"/>
    </style:style>
    <style:style style:family="text" style:name="T57">
      <style:text-properties fo:font-family="Wingdings" style:font-family-asian="Wingdings" style:font-family-complex="Wingdings"/>
    </style:style>
    <style:style style:family="text" style:name="T58">
      <style:text-properties fo:font-family="Symbol" style:font-family-asian="Symbol" style:font-family-complex="Symbol"/>
    </style:style>
    <style:style style:family="text" style:name="T59">
      <style:text-properties fo:font-family="Courier New" style:font-family-asian="Courier New" style:font-family-complex="Courier New"/>
    </style:style>
    <style:style style:family="text" style:name="T60">
      <style:text-properties fo:font-family="Wingdings" style:font-family-asian="Wingdings" style:font-family-complex="Wingdings"/>
    </style:style>
    <style:style style:family="text" style:name="T61">
      <style:text-properties fo:font-family="Symbol" style:font-family-asian="Symbol" style:font-family-complex="Symbol"/>
    </style:style>
    <style:style style:family="text" style:name="T62">
      <style:text-properties fo:font-family="Courier New" style:font-family-asian="Courier New" style:font-family-complex="Courier New"/>
    </style:style>
    <style:style style:family="text" style:name="T63">
      <style:text-properties fo:font-family="Wingdings" style:font-family-asian="Wingdings" style:font-family-complex="Wingdings"/>
    </style:style>
    <style:style style:family="text" style:name="T64">
      <style:text-properties fo:font-family="Symbol" style:font-family-asian="Symbol" style:font-family-complex="Symbol"/>
    </style:style>
    <style:style style:family="text" style:name="T65">
      <style:text-properties fo:font-family="Courier New" style:font-family-asian="Courier New" style:font-family-complex="Courier New"/>
    </style:style>
    <style:style style:family="text" style:name="T66">
      <style:text-properties fo:font-family="Wingdings" style:font-family-asian="Wingdings" style:font-family-complex="Wingdings"/>
    </style:style>
    <style:style style:family="text" style:name="T67">
      <style:text-properties fo:font-family="Symbol" style:font-family-asian="Symbol" style:font-family-complex="Symbol"/>
    </style:style>
    <style:style style:family="text" style:name="T68">
      <style:text-properties fo:font-family="Courier New" style:font-family-asian="Courier New" style:font-family-complex="Courier New"/>
    </style:style>
    <style:style style:family="text" style:name="T69">
      <style:text-properties fo:font-family="Wingdings" style:font-family-asian="Wingdings" style:font-family-complex="Wingdings"/>
    </style:style>
    <style:style style:family="text" style:name="T70">
      <style:text-properties fo:font-family="Symbol" style:font-family-asian="Symbol" style:font-family-complex="Symbol"/>
    </style:style>
    <style:style style:family="text" style:name="T71">
      <style:text-properties fo:font-family="Courier New" style:font-family-asian="Courier New" style:font-family-complex="Courier New"/>
    </style:style>
    <style:style style:family="text" style:name="T72">
      <style:text-properties fo:font-family="Wingdings" style:font-family-asian="Wingdings" style:font-family-complex="Wingdings"/>
    </style:style>
    <text:list-style style:name="WWNum1">
      <text:list-level-style-bullet text:level="1" text:style-name="T1" text:bullet-char="%1.">
        <style:list-level-properties text:list-level-position-and-space-mode="label-alignment">
          <style:list-level-label-alignment fo:text-indent="-0.635cm" fo:margin-left="1.27cm"/>
        </style:list-level-properties>
        <style:text-properties/>
      </text:list-level-style-bullet>
      <text:list-level-style-bullet text:level="2" text:style-name="T2" text:bullet-char="%2.">
        <style:list-level-properties text:list-level-position-and-space-mode="label-alignment">
          <style:list-level-label-alignment fo:text-indent="-0.635cm" fo:margin-left="1.905cm"/>
        </style:list-level-properties>
        <style:text-properties/>
      </text:list-level-style-bullet>
      <text:list-level-style-bullet text:level="3" text:style-name="T3" text:bullet-char="%3.">
        <style:list-level-properties text:list-level-position-and-space-mode="label-alignment">
          <style:list-level-label-alignment fo:text-indent="-0.635cm" fo:margin-left="2.54cm"/>
        </style:list-level-properties>
        <style:text-properties/>
      </text:list-level-style-bullet>
      <text:list-level-style-bullet text:level="4" text:style-name="T4" text:bullet-char="%4.">
        <style:list-level-properties text:list-level-position-and-space-mode="label-alignment">
          <style:list-level-label-alignment fo:text-indent="-0.635cm" fo:margin-left="3.175cm"/>
        </style:list-level-properties>
        <style:text-properties/>
      </text:list-level-style-bullet>
      <text:list-level-style-bullet text:level="5" text:style-name="T5" text:bullet-char="%5.">
        <style:list-level-properties text:list-level-position-and-space-mode="label-alignment">
          <style:list-level-label-alignment fo:text-indent="-0.635cm" fo:margin-left="3.81cm"/>
        </style:list-level-properties>
        <style:text-properties/>
      </text:list-level-style-bullet>
      <text:list-level-style-bullet text:level="6" text:style-name="T6" text:bullet-char="%6.">
        <style:list-level-properties text:list-level-position-and-space-mode="label-alignment">
          <style:list-level-label-alignment fo:text-indent="-0.635cm" fo:margin-left="4.445cm"/>
        </style:list-level-properties>
        <style:text-properties/>
      </text:list-level-style-bullet>
      <text:list-level-style-bullet text:level="7" text:style-name="T7" text:bullet-char="%7.">
        <style:list-level-properties text:list-level-position-and-space-mode="label-alignment">
          <style:list-level-label-alignment fo:text-indent="-0.635cm" fo:margin-left="5.08cm"/>
        </style:list-level-properties>
        <style:text-properties/>
      </text:list-level-style-bullet>
      <text:list-level-style-bullet text:level="8" text:style-name="T8" text:bullet-char="%8.">
        <style:list-level-properties text:list-level-position-and-space-mode="label-alignment">
          <style:list-level-label-alignment fo:text-indent="-0.635cm" fo:margin-left="5.715cm"/>
        </style:list-level-properties>
        <style:text-properties/>
      </text:list-level-style-bullet>
      <text:list-level-style-bullet text:level="9" text:style-name="T9" text:bullet-char="%9.">
        <style:list-level-properties text:list-level-position-and-space-mode="label-alignment">
          <style:list-level-label-alignment fo:text-indent="-0.635cm" fo:margin-left="6.35cm"/>
        </style:list-level-properties>
        <style:text-properties/>
      </text:list-level-style-bullet>
    </text:list-style>
    <text:list-style style:name="WWNum2">
      <text:list-level-style-bullet text:level="1" text:style-name="T10" text:bullet-char="%1​">
        <style:list-level-properties text:list-level-position-and-space-mode="label-alignment">
          <style:list-level-label-alignment fo:text-indent="-0.762cm" fo:margin-left="0.762cm"/>
        </style:list-level-properties>
        <style:text-properties/>
      </text:list-level-style-bullet>
      <text:list-level-style-bullet text:level="2" text:style-name="T11" text:bullet-char="%2​">
        <style:list-level-properties text:list-level-position-and-space-mode="label-alignment">
          <style:list-level-label-alignment fo:text-indent="-1.016cm" fo:margin-left="1.016cm"/>
        </style:list-level-properties>
        <style:text-properties/>
      </text:list-level-style-bullet>
      <text:list-level-style-bullet text:level="3" text:style-name="T12" text:bullet-char="%3​">
        <style:list-level-properties text:list-level-position-and-space-mode="label-alignment">
          <style:list-level-label-alignment fo:text-indent="-1.27cm" fo:margin-left="1.27cm"/>
        </style:list-level-properties>
        <style:text-properties/>
      </text:list-level-style-bullet>
      <text:list-level-style-bullet text:level="4" text:style-name="T13" text:bullet-char="%4​">
        <style:list-level-properties text:list-level-position-and-space-mode="label-alignment">
          <style:list-level-label-alignment fo:text-indent="-1.524cm" fo:margin-left="1.524cm"/>
        </style:list-level-properties>
        <style:text-properties/>
      </text:list-level-style-bullet>
      <text:list-level-style-bullet text:level="5" text:style-name="T14" text:bullet-char="%5​">
        <style:list-level-properties text:list-level-position-and-space-mode="label-alignment">
          <style:list-level-label-alignment fo:text-indent="-1.778cm" fo:margin-left="1.778cm"/>
        </style:list-level-properties>
        <style:text-properties/>
      </text:list-level-style-bullet>
      <text:list-level-style-bullet text:level="6" text:style-name="T15" text:bullet-char="%6​">
        <style:list-level-properties text:list-level-position-and-space-mode="label-alignment">
          <style:list-level-label-alignment fo:text-indent="-2.032cm" fo:margin-left="2.032cm"/>
        </style:list-level-properties>
        <style:text-properties/>
      </text:list-level-style-bullet>
      <text:list-level-style-bullet text:level="7" text:style-name="T16" text:bullet-char="%7​">
        <style:list-level-properties text:list-level-position-and-space-mode="label-alignment">
          <style:list-level-label-alignment fo:text-indent="-2.286cm" fo:margin-left="2.286cm"/>
        </style:list-level-properties>
        <style:text-properties/>
      </text:list-level-style-bullet>
      <text:list-level-style-bullet text:level="8" text:style-name="T17" text:bullet-char="%8​">
        <style:list-level-properties text:list-level-position-and-space-mode="label-alignment">
          <style:list-level-label-alignment fo:text-indent="-2.54cm" fo:margin-left="2.54cm"/>
        </style:list-level-properties>
        <style:text-properties/>
      </text:list-level-style-bullet>
      <text:list-level-style-bullet text:level="9" text:style-name="T18" text:bullet-char="%9​">
        <style:list-level-properties text:list-level-position-and-space-mode="label-alignment">
          <style:list-level-label-alignment fo:text-indent="-2.794cm" fo:margin-left="2.794cm"/>
        </style:list-level-properties>
        <style:text-properties/>
      </text:list-level-style-bullet>
    </text:list-style>
    <text:list-style style:name="WWNum3">
      <text:list-level-style-number text:level="1" text:style-name="T19" style:num-format="1" style:num-suffix=".">
        <style:list-level-properties text:list-level-position-and-space-mode="label-alignment">
          <style:list-level-label-alignment fo:text-indent="-0.635cm" fo:margin-left="1.27cm"/>
        </style:list-level-properties>
        <style:text-properties/>
      </text:list-level-style-number>
      <text:list-level-style-number text:level="2" text:style-name="T20" style:num-format="a" style:num-letter-sync="true" style:num-suffix=".">
        <style:list-level-properties text:list-level-position-and-space-mode="label-alignment">
          <style:list-level-label-alignment fo:text-indent="-0.635cm" fo:margin-left="2.54cm"/>
        </style:list-level-properties>
        <style:text-properties/>
      </text:list-level-style-number>
      <text:list-level-style-number text:level="3" text:style-name="T21" style:num-format="i" style:num-suffix=".">
        <style:list-level-properties text:list-level-position-and-space-mode="label-alignment">
          <style:list-level-label-alignment fo:text-indent="-0.3175cm" fo:margin-left="3.81cm"/>
        </style:list-level-properties>
        <style:text-properties/>
      </text:list-level-style-number>
      <text:list-level-style-number text:level="4" text:style-name="T22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  <style:text-properties/>
      </text:list-level-style-number>
      <text:list-level-style-number text:level="5" text:style-name="T23" style:num-format="a" style:num-letter-sync="true" style:num-suffix=".">
        <style:list-level-properties text:list-level-position-and-space-mode="label-alignment">
          <style:list-level-label-alignment fo:text-indent="-0.635cm" fo:margin-left="6.35cm"/>
        </style:list-level-properties>
        <style:text-properties/>
      </text:list-level-style-number>
      <text:list-level-style-number text:level="6" text:style-name="T24" style:num-format="i" style:num-suffix=".">
        <style:list-level-properties text:list-level-position-and-space-mode="label-alignment">
          <style:list-level-label-alignment fo:text-indent="-0.3175cm" fo:margin-left="7.62cm"/>
        </style:list-level-properties>
        <style:text-properties/>
      </text:list-level-style-number>
      <text:list-level-style-number text:level="7" text:style-name="T25" style:num-format="1" style:num-suffix=".">
        <style:list-level-properties text:list-level-position-and-space-mode="label-alignment">
          <style:list-level-label-alignment fo:text-indent="-0.635cm" fo:margin-left="8.891cm"/>
        </style:list-level-properties>
        <style:text-properties/>
      </text:list-level-style-number>
      <text:list-level-style-number text:level="8" text:style-name="T26" style:num-format="a" style:num-letter-sync="true" style:num-suffix=".">
        <style:list-level-properties text:list-level-position-and-space-mode="label-alignment">
          <style:list-level-label-alignment fo:text-indent="-0.635cm" fo:margin-left="10.16cm"/>
        </style:list-level-properties>
        <style:text-properties/>
      </text:list-level-style-number>
      <text:list-level-style-number text:level="9" text:style-name="T27" style:num-format="i" style:num-suffix=".">
        <style:list-level-properties text:list-level-position-and-space-mode="label-alignment">
          <style:list-level-label-alignment fo:text-indent="-0.3175cm" fo:margin-left="11.43cm"/>
        </style:list-level-properties>
        <style:text-properties/>
      </text:list-level-style-number>
    </text:list-style>
    <text:list-style style:name="WWNum4">
      <text:list-level-style-number text:level="1" text:style-name="T28" style:num-format="1" style:num-suffix=".">
        <style:list-level-properties text:list-level-position-and-space-mode="label-alignment">
          <style:list-level-label-alignment fo:text-indent="-0.635cm" fo:margin-left="1.27cm"/>
        </style:list-level-properties>
        <style:text-properties/>
      </text:list-level-style-number>
      <text:list-level-style-number text:level="2" text:style-name="T29" style:num-format="a" style:num-letter-sync="true" style:num-suffix=".">
        <style:list-level-properties text:list-level-position-and-space-mode="label-alignment">
          <style:list-level-label-alignment fo:text-indent="-0.635cm" fo:margin-left="2.54cm"/>
        </style:list-level-properties>
        <style:text-properties/>
      </text:list-level-style-number>
      <text:list-level-style-number text:level="3" text:style-name="T30" style:num-format="i" style:num-suffix=".">
        <style:list-level-properties text:list-level-position-and-space-mode="label-alignment">
          <style:list-level-label-alignment fo:text-indent="-0.3175cm" fo:margin-left="3.81cm"/>
        </style:list-level-properties>
        <style:text-properties/>
      </text:list-level-style-number>
      <text:list-level-style-number text:level="4" text:style-name="T31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  <style:text-properties/>
      </text:list-level-style-number>
      <text:list-level-style-number text:level="5" text:style-name="T32" style:num-format="a" style:num-letter-sync="true" style:num-suffix=".">
        <style:list-level-properties text:list-level-position-and-space-mode="label-alignment">
          <style:list-level-label-alignment fo:text-indent="-0.635cm" fo:margin-left="6.35cm"/>
        </style:list-level-properties>
        <style:text-properties/>
      </text:list-level-style-number>
      <text:list-level-style-number text:level="6" text:style-name="T33" style:num-format="i" style:num-suffix=".">
        <style:list-level-properties text:list-level-position-and-space-mode="label-alignment">
          <style:list-level-label-alignment fo:text-indent="-0.3175cm" fo:margin-left="7.62cm"/>
        </style:list-level-properties>
        <style:text-properties/>
      </text:list-level-style-number>
      <text:list-level-style-number text:level="7" text:style-name="T34" style:num-format="1" style:num-suffix=".">
        <style:list-level-properties text:list-level-position-and-space-mode="label-alignment">
          <style:list-level-label-alignment fo:text-indent="-0.635cm" fo:margin-left="8.891cm"/>
        </style:list-level-properties>
        <style:text-properties/>
      </text:list-level-style-number>
      <text:list-level-style-number text:level="8" text:style-name="T35" style:num-format="a" style:num-letter-sync="true" style:num-suffix=".">
        <style:list-level-properties text:list-level-position-and-space-mode="label-alignment">
          <style:list-level-label-alignment fo:text-indent="-0.635cm" fo:margin-left="10.16cm"/>
        </style:list-level-properties>
        <style:text-properties/>
      </text:list-level-style-number>
      <text:list-level-style-number text:level="9" text:style-name="T36" style:num-format="i" style:num-suffix=".">
        <style:list-level-properties text:list-level-position-and-space-mode="label-alignment">
          <style:list-level-label-alignment fo:text-indent="-0.3175cm" fo:margin-left="11.43cm"/>
        </style:list-level-properties>
        <style:text-properties/>
      </text:list-level-style-number>
    </text:list-style>
    <text:list-style style:name="WWNum5">
      <text:list-level-style-bullet text:level="1" text:style-name="T37" text:bullet-char="·">
        <style:list-level-properties text:list-level-position-and-space-mode="label-alignment">
          <style:list-level-label-alignment fo:text-indent="-0.762cm" fo:margin-left="0.762cm"/>
        </style:list-level-properties>
        <style:text-properties/>
      </text:list-level-style-bullet>
      <text:list-level-style-bullet text:level="2" text:style-name="T38" text:bullet-char="o">
        <style:list-level-properties text:list-level-position-and-space-mode="label-alignment">
          <style:list-level-label-alignment fo:text-indent="-1.016cm" fo:margin-left="1.016cm"/>
        </style:list-level-properties>
        <style:text-properties/>
      </text:list-level-style-bullet>
      <text:list-level-style-bullet text:level="3" text:style-name="T39" text:bullet-char="§">
        <style:list-level-properties text:list-level-position-and-space-mode="label-alignment">
          <style:list-level-label-alignment fo:text-indent="-1.27cm" fo:margin-left="1.27cm"/>
        </style:list-level-properties>
        <style:text-properties/>
      </text:list-level-style-bullet>
      <text:list-level-style-bullet text:level="4" text:style-name="T40" text:bullet-char="·">
        <style:list-level-properties text:list-level-position-and-space-mode="label-alignment">
          <style:list-level-label-alignment fo:text-indent="-1.524cm" fo:margin-left="1.524cm"/>
        </style:list-level-properties>
        <style:text-properties/>
      </text:list-level-style-bullet>
      <text:list-level-style-bullet text:level="5" text:style-name="T41" text:bullet-char="o">
        <style:list-level-properties text:list-level-position-and-space-mode="label-alignment">
          <style:list-level-label-alignment fo:text-indent="-1.778cm" fo:margin-left="1.778cm"/>
        </style:list-level-properties>
        <style:text-properties/>
      </text:list-level-style-bullet>
      <text:list-level-style-bullet text:level="6" text:style-name="T42" text:bullet-char="§">
        <style:list-level-properties text:list-level-position-and-space-mode="label-alignment">
          <style:list-level-label-alignment fo:text-indent="-2.032cm" fo:margin-left="2.032cm"/>
        </style:list-level-properties>
        <style:text-properties/>
      </text:list-level-style-bullet>
      <text:list-level-style-bullet text:level="7" text:style-name="T43" text:bullet-char="·">
        <style:list-level-properties text:list-level-position-and-space-mode="label-alignment">
          <style:list-level-label-alignment fo:text-indent="-2.286cm" fo:margin-left="2.286cm"/>
        </style:list-level-properties>
        <style:text-properties/>
      </text:list-level-style-bullet>
      <text:list-level-style-bullet text:level="8" text:style-name="T44" text:bullet-char="o">
        <style:list-level-properties text:list-level-position-and-space-mode="label-alignment">
          <style:list-level-label-alignment fo:text-indent="-2.54cm" fo:margin-left="2.54cm"/>
        </style:list-level-properties>
        <style:text-properties/>
      </text:list-level-style-bullet>
      <text:list-level-style-bullet text:level="9" text:style-name="T45" text:bullet-char="§">
        <style:list-level-properties text:list-level-position-and-space-mode="label-alignment">
          <style:list-level-label-alignment fo:text-indent="-2.794cm" fo:margin-left="2.794cm"/>
        </style:list-level-properties>
        <style:text-properties/>
      </text:list-level-style-bullet>
    </text:list-style>
    <text:list-style style:name="WWNum6">
      <text:list-level-style-bullet text:level="1" text:style-name="T4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4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4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4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5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5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5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5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5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7">
      <text:list-level-style-bullet text:level="1" text:style-name="T5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56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57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58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59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60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61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62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63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8">
      <text:list-level-style-bullet text:level="1" text:style-name="T6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65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66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67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68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69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70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71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72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</office:styles>
  <office:automatic-styles>
    <style:page-layout style:name="Mpm1">
      <style:page-layout-properties fo:page-width="21cm" fo:page-height="29.7cm" style:print-orientation="landscape" fo:margin-top="3.001cm" fo:margin-bottom="0.7603cm" fo:margin-left="2.501cm" fo:margin-right="3.001cm"/>
      <style:header-style>
        <style:header-footer-properties svg:height="2cm" fo:min-height="2cm"/>
      </style:header-style>
      <style:footer-style>
        <style:header-footer-properties fo:min-height="0.7603cm"/>
      </style:footer-style>
    </style:page-layout>
    <style:page-layout style:name="Mpm2">
      <style:page-layout-properties fo:page-width="21cm" fo:page-height="29.7cm" style:print-orientation="landscape" fo:margin-top="3.001cm" fo:margin-bottom="0.7603cm" fo:margin-left="2.501cm" fo:margin-right="3.001cm"/>
      <style:header-style>
        <style:header-footer-properties svg:height="2cm" fo:min-height="2cm"/>
      </style:header-style>
      <style:footer-style>
        <style:header-footer-properties fo:min-height="0.7603cm"/>
      </style:footer-style>
    </style:page-layout>
    <style:style style:parent-style-name="710" style:family="paragraph" style:name="P52">
      <style:text-properties/>
      <style:paragraph-properties fo:text-align="center">
        <style:tab-stops>
          <style:tab-stop style:position="8.499cm" style:type="center"/>
          <style:tab-stop style:position="16cm" style:type="right"/>
        </style:tab-stops>
      </style:paragraph-properties>
    </style:style>
    <style:style style:parent-style-name="709" style:family="paragraph" style:name="P53">
      <style:text-properties/>
      <style:paragraph-properties fo:text-align="right">
        <style:tab-stops>
          <style:tab-stop style:position="8.499cm" style:type="center"/>
          <style:tab-stop style:position="16cm" style:type="right"/>
        </style:tab-stops>
      </style:paragraph-properties>
    </style:style>
    <style:style style:parent-style-name="709" style:family="paragraph" style:name="P54">
      <style:text-properties/>
      <style:paragraph-properties>
        <style:tab-stops>
          <style:tab-stop style:position="8.499cm" style:type="center"/>
          <style:tab-stop style:position="16cm" style:type="right"/>
        </style:tab-stops>
      </style:paragraph-properties>
    </style:style>
    <style:style style:parent-style-name="710" style:family="paragraph" style:name="P56">
      <style:text-properties/>
      <style:paragraph-properties fo:text-align="center">
        <style:tab-stops>
          <style:tab-stop style:position="8.499cm" style:type="center"/>
          <style:tab-stop style:position="16cm" style:type="right"/>
        </style:tab-stops>
      </style:paragraph-properties>
    </style:style>
    <style:style style:parent-style-name="709" style:family="paragraph" style:name="P57">
      <style:text-properties/>
      <style:paragraph-properties fo:text-align="right">
        <style:tab-stops>
          <style:tab-stop style:position="8.499cm" style:type="center"/>
          <style:tab-stop style:position="16cm" style:type="right"/>
        </style:tab-stops>
      </style:paragraph-properties>
    </style:style>
    <style:style style:parent-style-name="709" style:family="paragraph" style:name="P58">
      <style:text-properties/>
      <style:paragraph-properties>
        <style:tab-stops>
          <style:tab-stop style:position="8.499cm" style:type="center"/>
          <style:tab-stop style:position="16cm" style:type="right"/>
        </style:tab-stops>
      </style:paragraph-properties>
    </style:style>
  </office:automatic-styles>
  <office:master-styles>
    <style:master-page style:name="Standard" style:page-layout-name="Mpm1">
      <style:footer>
        <text:list>
          <text:list-item>
            <text:p text:style-name="P53"><text:span/><text:span/><text:span/><text:page-number text:select-page="current"><text:span/></text:page-number><text:span/></text:p>
          </text:list-item>
          <text:list-item>
            <text:p text:style-name="P54"><text:span/><text:span/></text:p>
          </text:list-item>
        </text:list>
      </style:footer>
      <style:header>
        <text:list>
          <text:list-item>
            <text:p text:style-name="P52"><text:span/><text:span/></text:p>
          </text:list-item>
        </text:list>
      </style:header>
    </style:master-page>
    <style:master-page style:name="MasterPage2" style:page-layout-name="Mpm2">
      <style:footer>
        <text:list>
          <text:list-item>
            <text:p text:style-name="P57"><text:span/><text:span/><text:span/><text:page-number text:select-page="current"><text:span/></text:page-number><text:span/></text:p>
          </text:list-item>
          <text:list-item>
            <text:p text:style-name="P58"><text:span/><text:span/></text:p>
          </text:list-item>
        </text:list>
      </style:footer>
      <style:header>
        <text:list>
          <text:list-item>
            <text:p text:style-name="P56"><text:span/><text:span/></text:p>
          </text:list-item>
        </text:list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7.5.1.23</meta:generator>
    <meta:creation-date>2013-02-05T15:05:00Z</meta:creation-date>
    <dc:title>Talde Fitxa</dc:title>
  </office:meta>
</office:document-meta>
</file>